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Wingdings2" svg:font-family="Wingdings"/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Ubuntu" svg:font-family="Ubuntu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Arial3" svg:font-family="Arial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Arial4" svg:font-family="Arial"/>
    <style:font-face style:font-family-generic="system" style:font-pitch="variable" style:name="Courier New1" svg:font-family="'Courier New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  <style:font-face style:font-family-generic="system" style:font-pitch="variable" style:name="Wingdings1" svg:font-family="Wingdings"/>
  </office:font-face-decls>
  <office:automatic-styles>
    <style:style style:family="table" style:name="Tableau1">
      <style:table-properties fo:break-before="page" fo:margin-bottom="0cm" fo:margin-left="-0.199cm" fo:margin-top="0cm" style:width="16.6cm" style:writing-mode="lr-tb" table:align="left"/>
    </style:style>
    <style:style style:family="table-column" style:name="Tableau1.A">
      <style:table-column-properties style:column-width="4.15cm"/>
    </style:style>
    <style:style style:family="table-column" style:name="Tableau1.B">
      <style:table-column-properties style:column-width="0.349cm"/>
    </style:style>
    <style:style style:family="table-column" style:name="Tableau1.C">
      <style:table-column-properties style:column-width="1cm"/>
    </style:style>
    <style:style style:family="table-column" style:name="Tableau1.D">
      <style:table-column-properties style:column-width="0.101cm"/>
    </style:style>
    <style:style style:family="table-column" style:name="Tableau1.E">
      <style:table-column-properties style:column-width="1.401cm"/>
    </style:style>
    <style:style style:family="table-column" style:name="Tableau1.F">
      <style:table-column-properties style:column-width="1.099cm"/>
    </style:style>
    <style:style style:family="table-column" style:name="Tableau1.G">
      <style:table-column-properties style:column-width="0.201cm"/>
    </style:style>
    <style:style style:family="table-column" style:name="Tableau1.H">
      <style:table-column-properties style:column-width="2.75cm"/>
    </style:style>
    <style:style style:family="table-column" style:name="Tableau1.I">
      <style:table-column-properties style:column-width="0.049cm"/>
    </style:style>
    <style:style style:family="table-row" style:name="Tableau1.1">
      <style:table-row-properties fo:keep-together="auto" style:min-row-height="1.983cm"/>
    </style:style>
    <style:style style:family="table-cell" style:name="Tableau1.A1">
      <style:table-cell-properties fo:background-color="#d9d9d9" fo:border="0.5pt solid #00000a" fo:padding-bottom="0cm" fo:padding-left="0.199cm" fo:padding-right="0.191cm" fo:padding-top="0cm" style:vertical-align="middle">
        <style:background-image/>
      </style:table-cell-properties>
    </style:style>
    <style:style style:family="table-cell" style:name="Tableau1.C1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K1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2">
      <style:table-row-properties fo:keep-together="auto" style:min-row-height="3cm"/>
    </style:style>
    <style:style style:family="table-cell" style:name="Tableau1.A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H2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3">
      <style:table-row-properties fo:keep-together="auto" style:min-row-height="2cm"/>
    </style:style>
    <style:style style:family="table-cell" style:name="Tableau1.A3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4">
      <style:table-row-properties fo:keep-together="auto" style:min-row-height="0.914cm"/>
    </style:style>
    <style:style style:family="table-cell" style:name="Tableau1.A4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5">
      <style:table-row-properties fo:keep-together="auto" style:min-row-height="0.968cm"/>
    </style:style>
    <style:style style:family="table-cell" style:name="Tableau1.A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L5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row" style:name="Tableau1.6">
      <style:table-row-properties fo:keep-together="auto" style:min-row-height="0.485cm"/>
    </style:style>
    <style:style style:family="table-cell" style:name="Tableau1.A6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6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cell" style:name="Tableau1.A7">
      <style:table-cell-properties fo:border-bottom="0.5pt solid #00000a" fo:border-left="0.5pt solid #00000a" fo:border-right="none" fo:border-top="0.5pt solid #00000a" fo:padding-bottom="0cm" fo:padding-left="0.199cm" fo:padding-right="0.191cm" fo:padding-top="0cm" style:vertical-align="middle"/>
    </style:style>
    <style:style style:family="table-cell" style:name="Tableau1.B7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8">
      <style:table-row-properties fo:keep-together="auto" style:min-row-height="1cm"/>
    </style:style>
    <style:style style:family="table-cell" style:name="Tableau1.A8">
      <style:table-cell-properties fo:border="0.5pt solid #00000a" fo:padding-bottom="0cm" fo:padding-left="0.199cm" fo:padding-right="0.191cm" fo:padding-top="0cm" style:vertical-align=""/>
    </style:style>
    <style:style style:family="table-cell" style:name="Tableau1.E8">
      <style:table-cell-properties fo:border="0.5pt solid #00000a" fo:padding-bottom="0cm" fo:padding-left="0.199cm" fo:padding-right="0.191cm" fo:padding-top="0cm" style:vertical-align=""/>
    </style:style>
    <style:style style:family="table-cell" style:name="Tableau1.J8">
      <style:table-cell-properties fo:border="0.5pt solid #00000a" fo:padding-bottom="0cm" fo:padding-left="0.199cm" fo:padding-right="0.191cm" fo:padding-top="0cm" style:vertical-align=""/>
    </style:style>
    <style:style style:family="table-row" style:name="Tableau1.9">
      <style:table-row-properties fo:keep-together="auto" style:min-row-height="0.363cm"/>
    </style:style>
    <style:style style:family="table-cell" style:name="Tableau1.A9">
      <style:table-cell-properties fo:border="0.5pt solid #00000a" fo:padding-bottom="0cm" fo:padding-left="0.199cm" fo:padding-right="0.191cm" fo:padding-top="0cm"/>
    </style:style>
    <style:style style:family="table-row" style:name="Tableau1.10">
      <style:table-row-properties fo:keep-together="auto" style:min-row-height="0.249cm"/>
    </style:style>
    <style:style style:family="table-cell" style:name="Tableau1.A10">
      <style:table-cell-properties fo:border-bottom="0.5pt solid #00000a" fo:border-left="0.5pt solid #00000a" fo:border-right="0.5pt solid #00000a" fo:border-top="none" fo:padding-bottom="0cm" fo:padding-left="0.199cm" fo:padding-right="0.191cm" fo:padding-top="0cm"/>
    </style:style>
    <style:style style:family="table-row" style:name="Tableau1.11">
      <style:table-row-properties fo:keep-together="auto" style:min-row-height="2.499cm"/>
    </style:style>
    <style:style style:family="table-cell" style:name="Tableau1.A11">
      <style:table-cell-properties fo:border="0.5pt solid #00000a" fo:padding-bottom="0cm" fo:padding-left="0.199cm" fo:padding-right="0.191cm" fo:padding-top="0cm" style:vertical-align=""/>
    </style:style>
    <style:style style:family="table-cell" style:name="Tableau1.G11">
      <style:table-cell-properties fo:border="0.5pt solid #00000a" fo:padding-bottom="0cm" fo:padding-left="0.199cm" fo:padding-right="0.191cm" fo:padding-top="0cm" style:vertical-align=""/>
    </style:style>
    <style:style style:family="table-cell" style:name="Tableau1.A1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A13">
      <style:table-cell-properties fo:border="0.5pt solid #00000a" fo:padding-bottom="0cm" fo:padding-left="0.199cm" fo:padding-right="0.191cm" fo:padding-top="0cm" style:vertical-align=""/>
    </style:style>
    <style:style style:family="table-row" style:name="Tableau1.14">
      <style:table-row-properties fo:keep-together="auto" style:min-row-height="1.36cm"/>
    </style:style>
    <style:style style:family="table-row" style:name="Tableau1.15">
      <style:table-row-properties fo:keep-together="auto" style:min-row-height="0.686cm"/>
    </style:style>
    <style:style style:family="table-cell" style:name="Tableau1.A15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F15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16">
      <style:table-row-properties fo:keep-together="auto" style:min-row-height="1.589cm"/>
    </style:style>
    <style:style style:family="table-cell" style:name="Tableau1.A16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D16">
      <style:table-cell-properties fo:border="0.5pt solid #00000a" fo:padding-bottom="0cm" fo:padding-left="0.199cm" fo:padding-right="0.191cm" fo:padding-top="0cm" style:vertical-align=""/>
    </style:style>
    <style:style style:family="table-cell" style:name="Tableau1.I16">
      <style:table-cell-properties fo:border="0.5pt solid #00000a" fo:padding-bottom="0cm" fo:padding-left="0.199cm" fo:padding-right="0.191cm" fo:padding-top="0cm" style:vertical-align=""/>
    </style:style>
    <style:style style:family="paragraph" style:name="P1" style:parent-style-name="Standard">
      <style:paragraph-properties fo:margin-bottom="0.101cm" fo:margin-left="0cm" fo:margin-right="0cm" fo:margin-top="0.101cm" fo:text-align="center" fo:text-indent="0cm" loext:contextual-spacing="false" style:auto-text-indent="false" style:justify-single-word="false"/>
      <style:text-properties style:font-name="Arial"/>
    </style:style>
    <style:style style:family="paragraph" style:name="P2" style:parent-style-name="Standard">
      <style:paragraph-properties fo:hyphenation-ladder-count="no-limit" fo:margin-bottom="0.101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2" fo:hyphenation-remain-char-count="2" fo:letter-spacing="0.007cm" loext:hyphenation-no-caps="false" officeooo:paragraph-rsid="000ce954" style:font-name="Arial" style:font-name-complex="Times New Roman2" style:font-size-asian="11pt" style:font-size-complex="11pt" style:font-style-asian="italic" style:font-style-complex="italic"/>
    </style:style>
    <style:style style:family="paragraph" style:name="P3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2pt" fo:hyphenate="false" fo:hyphenation-push-char-count="3" fo:hyphenation-remain-char-count="3" loext:hyphenation-no-caps="false" officeooo:paragraph-rsid="00120c68" style:font-name="Arial" style:font-size-asian="12pt" style:font-size-complex="12pt"/>
    </style:style>
    <style:style style:family="paragraph" style:name="P4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3pt" fo:font-style="italic" fo:hyphenate="false" fo:hyphenation-push-char-count="3" fo:hyphenation-remain-char-count="3" loext:hyphenation-no-caps="false" officeooo:paragraph-rsid="00120c68" style:font-name="Arial" style:font-size-asian="13pt" style:font-size-complex="13pt" style:font-style-asian="italic" style:font-style-complex="italic"/>
    </style:style>
    <style:style style:family="paragraph" style:name="P5" style:parent-style-name="Standard">
      <style:paragraph-properties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6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7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8" style:parent-style-name="Standard">
      <style:paragraph-properties fo:hyphenation-ladder-count="no-limit" fo:line-height="100%" fo:margin-bottom="0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fo:hyphenate="false" fo:hyphenation-push-char-count="3" fo:hyphenation-remain-char-count="3" loext:hyphenation-no-caps="false" officeooo:paragraph-rsid="000b9c29" style:font-name="Arial" style:font-size-asian="15pt" style:font-size-complex="15pt" style:font-weight-asian="bold" style:font-weight-complex="bold"/>
    </style:style>
    <style:style style:family="paragraph" style:name="P9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10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11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12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13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99d90c" style:font-name="Arial" style:font-size-asian="11pt" style:font-size-complex="11pt"/>
    </style:style>
    <style:style style:family="paragraph" style:name="P14" style:parent-style-name="Standard">
      <style:paragraph-properties fo:line-height="100%" fo:margin-bottom="0cm" fo:margin-left="0cm" fo:margin-right="0cm" fo:margin-top="0cm" fo:text-align="center" fo:text-indent="0cm" loext:contextual-spacing="false" style:auto-text-indent="false" style:justify-single-word="false"/>
      <style:text-properties style:font-name="Arial"/>
    </style:style>
    <style:style style:family="paragraph" style:name="P15" style:parent-style-name="Standard">
      <style:paragraph-properties fo:hyphenation-ladder-count="no-limit" fo:line-height="100%" fo:margin-bottom="0cm" fo:margin-left="0cm" fo:margin-right="0cm" fo:margin-top="0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16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2pt" fo:font-weight="normal" officeooo:paragraph-rsid="000b9c29" style:font-name="Arial" style:font-size-asian="12pt" style:font-size-complex="12pt" style:font-weight-asian="normal" style:font-weight-complex="normal"/>
    </style:style>
    <style:style style:family="paragraph" style:name="P17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18" style:parent-style-name="Standard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19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0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1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2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3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2pt" style:font-weight-asian="bold" style:font-weight-complex="bold"/>
    </style:style>
    <style:style style:family="paragraph" style:name="P24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6pt" style:font-style-complex="italic" style:font-weight-asian="bold" style:font-weight-complex="bold"/>
    </style:style>
    <style:style style:family="paragraph" style:name="P25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26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27" style:parent-style-name="Standard">
      <style:paragraph-properties fo:hyphenation-ladder-count="no-limit" fo:line-height="100%" fo:margin-bottom="0cm" fo:margin-top="0.101cm" loext:contextual-spacing="false">
        <style:tab-stops>
          <style:tab-stop style:position="0cm"/>
        </style:tab-stops>
      </style:paragraph-properties>
      <style:text-properties fo:font-size="11pt" fo:font-style="normal" fo:font-weight="bold" fo:hyphenate="false" fo:hyphenation-push-char-count="3" fo:hyphenation-remain-char-count="3" fo:letter-spacing="0.007cm" loext:hyphenation-no-caps="false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28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29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2709e8" style:font-name="Arial" style:font-size-asian="11pt" style:font-size-complex="11pt"/>
    </style:style>
    <style:style style:family="paragraph" style:name="P30" style:parent-style-name="Standard">
      <style:paragraph-properties fo:line-height="100%" fo:margin-bottom="0.101cm" fo:margin-top="0.101cm" loext:contextual-spacing="false"/>
      <style:text-properties style:font-name="Arial"/>
    </style:style>
    <style:style style:family="paragraph" style:name="P31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7404b0" style:font-name="Arial" style:font-size-asian="11pt" style:font-size-complex="11pt"/>
    </style:style>
    <style:style style:family="paragraph" style:name="P32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2510ef" style:font-name="Arial" style:font-size-asian="11pt" style:font-size-complex="11pt"/>
    </style:style>
    <style:style style:family="paragraph" style:name="P33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84ac0a" style:font-name="Arial" style:font-size-asian="11pt" style:font-size-complex="11pt"/>
    </style:style>
    <style:style style:family="paragraph" style:name="P34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rsid="00184c48" style:font-name="Arial" style:font-size-asian="11pt" style:font-size-complex="11pt" style:font-style-asian="italic" style:font-style-complex="italic"/>
    </style:style>
    <style:style style:family="paragraph" style:name="P35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paragraph-rsid="005a8d3c" style:font-name="Arial" style:font-size-asian="11pt" style:font-size-complex="11pt" style:font-style-asian="italic" style:font-style-complex="italic" style:font-weight-complex="bold"/>
    </style:style>
    <style:style style:family="paragraph" style:name="P36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1pt" fo:font-style="italic" fo:font-weight="bold" fo:hyphenate="false" fo:hyphenation-push-char-count="3" fo:hyphenation-remain-char-count="3" fo:letter-spacing="0.007cm" loext:hyphenation-no-caps="false" officeooo:paragraph-rsid="002709e8" officeooo:rsid="002709e8" style:font-name="Arial" style:font-size-asian="11pt" style:font-size-complex="11pt" style:font-style-asian="italic" style:font-style-complex="italic" style:font-weight-asian="bold" style:font-weight-complex="bold"/>
    </style:style>
    <style:style style:family="paragraph" style:name="P37" style:parent-style-name="Standard">
      <style:paragraph-properties fo:hyphenation-ladder-count="no-limit" fo:line-height="100%" fo:margin-bottom="0.101cm" fo:margin-top="0.101cm" loext:contextual-spacing="false">
        <style:tab-stops>
          <style:tab-stop style:position="0cm"/>
        </style:tab-stops>
      </style:paragraph-properties>
      <style:text-properties fo:font-size="11pt" fo:font-weight="bold" fo:hyphenate="false" fo:hyphenation-push-char-count="3" fo:hyphenation-remain-char-count="3" loext:hyphenation-no-caps="false" style:font-name="Arial" style:font-size-asian="11pt" style:font-size-complex="11pt" style:font-weight-asian="bold" style:font-weight-complex="bold"/>
    </style:style>
    <style:style style:family="paragraph" style:name="P38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normal" fo:font-weight="bold" fo:hyphenate="false" fo:hyphenation-push-char-count="2" fo:hyphenation-remain-char-count="2" fo:letter-spacing="0.007cm" loext:hyphenation-no-caps="false" officeooo:paragraph-rsid="003e90d2" style:font-name="Arial" style:font-name-complex="Times New Roman2" style:font-size-asian="14pt" style:font-size-complex="14pt" style:font-style-asian="normal" style:font-style-complex="normal" style:font-weight-asian="bold" style:font-weight-complex="bold"/>
    </style:style>
    <style:style style:family="paragraph" style:name="P39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0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1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2pt" fo:font-style="italic" fo:font-weight="normal" fo:hyphenate="false" fo:hyphenation-push-char-count="2" fo:hyphenation-remain-char-count="2" fo:letter-spacing="0.007cm" loext:hyphenation-no-caps="false" officeooo:paragraph-rsid="004525b2" style:font-name="Arial" style:font-name-complex="Times New Roman2" style:font-size-asian="12pt" style:font-size-complex="16pt" style:font-style-asian="italic" style:font-style-complex="italic" style:font-weight-asian="normal" style:font-weight-complex="normal"/>
    </style:style>
    <style:style style:family="paragraph" style:name="P42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3e90d2" style:font-name="Arial" style:font-size-asian="12pt" style:font-size-complex="12pt"/>
    </style:style>
    <style:style style:family="paragraph" style:name="P43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normal" fo:font-weight="bold" fo:hyphenate="false" fo:hyphenation-push-char-count="2" fo:hyphenation-remain-char-count="2" loext:hyphenation-no-caps="false" officeooo:paragraph-rsid="003e90d2" style:font-name="Arial" style:font-size-asian="12pt" style:font-size-complex="12pt" style:font-style-asian="normal" style:font-style-complex="normal" style:font-weight-asian="bold" style:font-weight-complex="bold"/>
    </style:style>
    <style:style style:family="paragraph" style:name="P44" style:parent-style-name="Standard">
      <style:paragraph-properties fo:line-height="100%" fo:margin-bottom="0.3cm" fo:margin-top="0.3cm" fo:text-align="center" loext:contextual-spacing="false" style:justify-single-word="false"/>
      <style:text-properties fo:font-size="16pt" fo:font-weight="bold" style:font-name="Arial" style:font-size-asian="16pt" style:font-size-complex="16pt" style:font-weight-asian="bold" style:font-weight-complex="bold"/>
    </style:style>
    <style:style style:family="paragraph" style:name="P45" style:parent-style-name="Standard">
      <style:paragraph-properties fo:hyphenation-ladder-count="no-limit" fo:line-height="100%" fo:margin-bottom="0.101cm" fo:margin-left="2.499cm" fo:margin-right="0cm" fo:margin-top="0.101cm" fo:orphans="2" fo:text-align="center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hyphenate="false" fo:hyphenation-push-char-count="3" fo:hyphenation-remain-char-count="3" loext:hyphenation-no-caps="false" officeooo:paragraph-rsid="000be7dc" style:font-name="Arial" style:font-size-asian="12pt" style:font-size-complex="12pt"/>
    </style:style>
    <style:style style:family="paragraph" style:name="P46" style:parent-style-name="Standard">
      <style:paragraph-properties fo:hyphenation-ladder-count="no-limit" fo:line-height="100%" fo:margin-bottom="0.101cm" fo:margin-left="2.499cm" fo:margin-right="0cm" fo:margin-top="0.101cm" fo:orphans="2" fo:text-align="start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font-style="italic" fo:hyphenate="false" fo:hyphenation-push-char-count="3" fo:hyphenation-remain-char-count="3" fo:letter-spacing="0.007cm" loext:hyphenation-no-caps="false" officeooo:paragraph-rsid="004525b2" style:font-name="Arial" style:font-name-complex="Times New Roman2" style:font-size-asian="12pt" style:font-size-complex="12pt" style:font-style-asian="italic" style:font-style-complex="italic" style:font-weight-complex="bold"/>
    </style:style>
    <style:style style:family="paragraph" style:name="P47" style:parent-style-name="Standard">
      <style:paragraph-properties fo:hyphenation-ladder-count="no-limit" fo:line-height="100%" fo:margin-bottom="0.101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italic" fo:font-weight="bold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 style:font-weight-asian="bold" style:font-weight-complex="bold"/>
    </style:style>
    <style:style style:family="paragraph" style:name="P48" style:parent-style-name="Standard">
      <style:paragraph-properties fo:hyphenation-ladder-count="no-limit" fo:margin-bottom="0.199cm" fo:margin-left="0.06cm" fo:margin-right="0cm" fo:margin-top="0.101cm" fo:text-align="center" fo:text-indent="-0.06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4pt" fo:font-style="italic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/>
    </style:style>
    <style:style style:family="paragraph" style:name="P49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766702" style:font-name="Arial" style:font-size-asian="12pt" style:font-size-complex="12pt"/>
    </style:style>
    <style:style style:family="paragraph" style:name="P50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96fb87" style:font-name="Arial" style:font-size-asian="12pt" style:font-size-complex="12pt"/>
    </style:style>
    <style:style style:family="paragraph" style:name="P51" style:parent-style-name="Standard">
      <style:paragraph-properties fo:hyphenation-ladder-count="no-limit" fo:line-height="100%" fo:margin-bottom="0.101cm" fo:margin-left="2cm" fo:margin-right="0cm" fo:margin-top="0.101cm" fo:text-indent="-1cm" loext:contextual-spacing="false" style:auto-text-indent="false">
        <style:tab-stops/>
      </style:paragraph-properties>
      <style:text-properties fo:font-size="11pt" fo:hyphenate="false" fo:hyphenation-push-char-count="3" fo:hyphenation-remain-char-count="3" loext:hyphenation-no-caps="false" officeooo:paragraph-rsid="001df815" style:font-name="Arial" style:font-size-asian="11pt" style:font-size-complex="11pt"/>
    </style:style>
    <style:style style:family="paragraph" style:name="P52" style:parent-style-name="Standard">
      <style:text-properties fo:font-size="12pt" officeooo:rsid="0080a900" style:font-name="Arial" style:font-size-asian="12pt" style:font-size-complex="12pt"/>
    </style:style>
    <style:style style:family="paragraph" style:name="P53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 style:text-underline-style="none"/>
    </style:style>
    <style:style style:family="paragraph" style:name="P54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/>
    </style:style>
    <style:style style:family="paragraph" style:name="P55" style:parent-style-name="Standard">
      <style:paragraph-properties fo:hyphenation-ladder-count="no-limit" fo:line-height="100%" fo:margin-bottom="0cm" fo:margin-left="0.3cm" fo:margin-right="0cm" fo:margin-top="0cm" fo:text-indent="0cm" loext:contextual-spacing="false" style:auto-text-indent="false">
        <style:tab-stops>
          <style:tab-stop style:position="0cm"/>
        </style:tab-stops>
      </style:paragraph-properties>
      <style:text-properties fo:font-size="4pt" fo:hyphenate="false" fo:hyphenation-push-char-count="3" fo:hyphenation-remain-char-count="3" fo:letter-spacing="0.007cm" loext:hyphenation-no-caps="false" officeooo:paragraph-rsid="001fc404" officeooo:rsid="00120c68" style:font-name="Arial" style:font-size-asian="3.5pt" style:font-size-complex="4pt" style:font-style-complex="italic"/>
    </style:style>
    <style:style style:family="paragraph" style:name="P56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57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officeooo:rsid="0011508b" style:font-name="Arial" style:font-size-asian="11pt" style:font-size-complex="11pt"/>
    </style:style>
    <style:style style:family="paragraph" style:name="P58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0fc04e" style:font-name="Arial" style:font-size-asian="11pt" style:font-size-complex="11pt"/>
    </style:style>
    <style:style style:family="paragraph" style:name="P59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60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1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fo:letter-spacing="0.007cm" style:font-style-asian="italic" style:font-style-complex="italic" style:font-weight-complex="bold"/>
    </style:style>
    <style:style style:family="text" style:name="T2">
      <style:text-properties fo:font-style="italic" fo:letter-spacing="0.007cm" officeooo:rsid="0096fb87" style:font-style-asian="italic" style:font-style-complex="italic" style:font-weight-complex="bold"/>
    </style:style>
    <style:style style:family="text" style:name="T3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/>
    </style:style>
    <style:style style:family="text" style:name="T4">
      <style:text-properties fo:font-style="italic" fo:font-weight="bold" fo:letter-spacing="0.007cm" officeooo:rsid="00794b2c" style:font-style-asian="italic" style:font-style-complex="italic" style:font-weight-asian="bold" style:font-weight-complex="bold"/>
    </style:style>
    <style:style style:family="text" style:name="T5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/>
    </style:style>
    <style:style style:family="text" style:name="T6">
      <style:text-properties fo:font-style="italic" fo:font-weight="normal" fo:letter-spacing="0.007cm" style:font-name-complex="Times New Roman2" style:font-style-asian="italic" style:font-style-complex="italic" style:font-weight-asian="normal" style:font-weight-complex="normal"/>
    </style:style>
    <style:style style:family="text" style:name="T7">
      <style:text-properties fo:font-style="italic" fo:font-weight="normal" fo:letter-spacing="0.007cm" officeooo:rsid="0096fb87" style:font-style-asian="italic" style:font-style-complex="italic" style:font-weight-asian="normal" style:font-weight-complex="normal"/>
    </style:style>
    <style:style style:family="text" style:name="T8">
      <style:text-properties fo:letter-spacing="0.007cm" style:font-style-complex="italic"/>
    </style:style>
    <style:style style:family="text" style:name="T9">
      <style:text-properties fo:letter-spacing="0.007cm" style:font-style-complex="italic" style:text-underline-color="font-color" style:text-underline-style="solid" style:text-underline-width="auto"/>
    </style:style>
    <style:style style:family="text" style:name="T10">
      <style:text-properties fo:letter-spacing="0.007cm" officeooo:rsid="0011508b" style:font-style-complex="italic" style:text-underline-color="font-color" style:text-underline-style="solid" style:text-underline-width="auto"/>
    </style:style>
    <style:style style:family="text" style:name="T11">
      <style:text-properties fo:font-weight="normal" fo:letter-spacing="0.007cm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12">
      <style:text-properties fo:letter-spacing="0.007cm" style:font-style-complex="italic" style:text-underline-style="none"/>
    </style:style>
    <style:style style:family="text" style:name="T13">
      <style:text-properties fo:letter-spacing="0.007cm" officeooo:rsid="0011508b" style:font-style-complex="italic" style:text-underline-style="none"/>
    </style:style>
    <style:style style:family="text" style:name="T14">
      <style:text-properties fo:font-weight="bold" fo:letter-spacing="0.007cm" officeooo:rsid="0011508b" style:font-style-complex="italic" style:font-weight-asian="bold" style:font-weight-complex="bold" style:text-underline-style="none"/>
    </style:style>
    <style:style style:family="text" style:name="T15">
      <style:text-properties fo:font-weight="normal" fo:letter-spacing="0.007cm" style:font-name-complex="Times New Roman2" style:font-weight-asian="normal" style:font-weight-complex="normal"/>
    </style:style>
    <style:style style:family="text" style:name="T16">
      <style:text-properties fo:font-style="normal" fo:font-weight="normal" fo:letter-spacing="0.007cm" officeooo:rsid="000ce954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7">
      <style:text-properties fo:font-style="normal" fo:font-weight="normal" fo:letter-spacing="0.007cm" officeooo:rsid="00794b2c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tyle="normal" fo:font-weight="normal" fo:letter-spacing="0.007cm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9">
      <style:text-properties fo:font-style="normal" fo:font-weight="normal" fo:letter-spacing="0.007cm" officeooo:rsid="00794b2c" style:font-style-asian="normal" style:font-style-complex="normal" style:font-weight-asian="normal" style:font-weight-complex="normal"/>
    </style:style>
    <style:style style:family="text" style:name="T20">
      <style:text-properties fo:font-style="italic" fo:font-weight="normal" style:font-style-asian="italic" style:font-style-complex="italic" style:font-weight-asian="normal" style:font-weight-complex="normal" style:text-underline-style="none"/>
    </style:style>
    <style:style style:family="text" style:name="T21">
      <style:text-properties fo:font-style="italic" fo:font-weight="normal" officeooo:rsid="00388563" style:font-style-asian="italic" style:font-style-complex="italic" style:font-weight-asian="normal" style:font-weight-complex="normal" style:text-underline-style="none"/>
    </style:style>
    <style:style style:family="text" style:name="T22">
      <style:text-properties fo:font-style="italic" fo:font-weight="normal" officeooo:rsid="0084ac0a" style:font-style-asian="italic" style:font-style-complex="italic" style:font-weight-asian="normal" style:font-weight-complex="normal" style:text-underline-style="none"/>
    </style:style>
    <style:style style:family="text" style:name="T23">
      <style:text-properties fo:font-style="italic" fo:font-weight="normal" officeooo:rsid="0096fb87" style:font-style-asian="italic" style:font-style-complex="italic" style:font-weight-asian="normal" style:font-weight-complex="normal" style:text-underline-style="none"/>
    </style:style>
    <style:style style:family="text" style:name="T24">
      <style:text-properties fo:font-style="italic" fo:font-weight="bold" officeooo:rsid="0076fc43" style:font-style-asian="italic" style:font-style-complex="italic" style:font-weight-asian="bold" style:font-weight-complex="bold"/>
    </style:style>
    <style:style style:family="text" style:name="T25">
      <style:text-properties style:text-underline-style="none"/>
    </style:style>
    <style:style style:family="text" style:name="T26">
      <style:text-properties fo:font-weight="normal" style:font-weight-asian="normal" style:font-weight-complex="normal" style:text-underline-style="none"/>
    </style:style>
    <style:style style:family="text" style:name="T27">
      <style:text-properties fo:font-weight="normal" officeooo:rsid="00388563" style:font-weight-asian="normal" style:font-weight-complex="normal" style:text-underline-style="none"/>
    </style:style>
    <style:style style:family="text" style:name="T28">
      <style:text-properties fo:font-weight="normal" officeooo:rsid="0084ac0a" style:font-weight-asian="normal" style:font-weight-complex="normal" style:text-underline-style="none"/>
    </style:style>
    <style:style style:family="text" style:name="T29">
      <style:text-properties officeooo:rsid="00120c68" style:text-underline-style="none"/>
    </style:style>
    <style:style style:family="text" style:name="T30">
      <style:text-properties fo:font-weight="bold" style:font-weight-asian="bold" style:font-weight-complex="bold" style:text-underline-style="none"/>
    </style:style>
    <style:style style:family="text" style:name="T31">
      <style:text-properties fo:font-weight="bold" officeooo:rsid="000dd735" style:font-weight-asian="bold" style:font-weight-complex="bold" style:text-underline-style="none"/>
    </style:style>
    <style:style style:family="text" style:name="T32">
      <style:text-properties fo:font-weight="bold" style:font-name-complex="Arial4" style:font-weight-asian="bold" style:font-weight-complex="bold" style:text-underline-style="none"/>
    </style:style>
    <style:style style:family="text" style:name="T33">
      <style:text-properties fo:font-weight="bold" officeooo:rsid="000dd735" style:font-name-complex="Arial4" style:font-weight-asian="bold" style:font-weight-complex="bold" style:text-underline-style="none"/>
    </style:style>
    <style:style style:family="text" style:name="T34">
      <style:text-properties officeooo:rsid="00388563" style:text-underline-style="none"/>
    </style:style>
    <style:style style:family="text" style:name="T35">
      <style:text-properties fo:font-style="normal" style:font-style-asian="normal" style:font-style-complex="normal" style:text-underline-style="none"/>
    </style:style>
    <style:style style:family="text" style:name="T36">
      <style:text-properties fo:font-style="normal" officeooo:rsid="00388563" style:font-style-asian="normal" style:font-style-complex="normal" style:text-underline-style="none"/>
    </style:style>
    <style:style style:family="text" style:name="T37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8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9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0">
      <style:text-properties fo:font-style="normal" fo:font-weight="bold" officeooo:rsid="0076fc43" style:font-style-asian="normal" style:font-style-complex="normal" style:font-weight-asian="bold" style:font-weight-complex="bold"/>
    </style:style>
    <style:style style:family="text" style:name="T41">
      <style:text-properties fo:color="#000000" fo:font-weight="normal" officeooo:rsid="00120c68" style:font-weight-asian="normal" style:font-weight-complex="normal" style:text-position="super 58%" style:text-underline-color="font-color" style:text-underline-style="solid" style:text-underline-width="auto"/>
    </style:style>
    <style:style style:family="text" style:name="T42">
      <style:text-properties fo:color="#000000" fo:font-weight="normal" style:font-weight-asian="normal" style:font-weight-complex="normal" style:text-underline-style="none"/>
    </style:style>
    <style:style style:family="text" style:name="T43">
      <style:text-properties fo:color="#000000" fo:font-weight="normal" officeooo:rsid="00120c68" style:font-weight-asian="normal" style:font-weight-complex="normal" style:text-underline-style="none"/>
    </style:style>
    <style:style style:family="text" style:name="T44">
      <style:text-properties fo:background-color="transparent" fo:color="#000000" fo:country="BE" fo:font-style="italic" fo:font-weight="normal" fo:language="fr" fo:letter-spacing="0.007cm" loext:char-shading-value="0" style:font-name-complex="Calibri" style:font-style-asian="italic" style:font-style-complex="italic" style:font-weight-asian="normal" style:font-weight-complex="normal"/>
    </style:style>
    <style:style style:family="text" style:name="T45">
      <style:text-properties fo:background-color="transparent" fo:color="#000000" fo:country="BE" fo:font-style="italic" fo:font-weight="normal" fo:language="fr" fo:letter-spacing="0.007cm" loext:char-shading-value="0" officeooo:rsid="002d4917" style:font-name-complex="Calibri" style:font-style-asian="italic" style:font-style-complex="italic" style:font-weight-asian="normal" style:font-weight-complex="normal"/>
    </style:style>
    <style:style style:family="text" style:name="T46">
      <style:text-properties fo:background-color="transparent" fo:color="#000000" fo:country="BE" fo:font-style="italic" fo:font-weight="normal" fo:language="fr" fo:letter-spacing="0.007cm" loext:char-shading-value="0" officeooo:rsid="002df77d" style:font-name-complex="Calibri" style:font-style-asian="italic" style:font-style-complex="italic" style:font-weight-asian="normal" style:font-weight-complex="normal"/>
    </style:style>
    <style:style style:family="text" style:name="T47">
      <style:text-properties fo:background-color="transparent" fo:color="#000000" fo:country="BE" fo:font-weight="normal" fo:language="fr" fo:letter-spacing="0.007cm" loext:char-shading-value="0" style:font-name-complex="Calibri" style:font-style-complex="italic" style:font-weight-asian="normal" style:font-weight-complex="normal"/>
    </style:style>
    <style:style style:family="text" style:name="T48">
      <style:text-properties fo:background-color="transparent" fo:color="#000000" fo:country="BE" fo:font-weight="normal" fo:language="fr" fo:letter-spacing="0.007cm" loext:char-shading-value="0" officeooo:rsid="0022f102" style:font-name-complex="Calibri" style:font-style-complex="italic" style:font-weight-asian="normal" style:font-weight-complex="normal"/>
    </style:style>
    <style:style style:family="text" style:name="T49">
      <style:text-properties fo:color="#000000" fo:font-weight="normal" officeooo:rsid="00120c68" style:font-weight-asian="normal" style:font-weight-complex="normal" style:text-underline-color="font-color" style:text-underline-style="solid" style:text-underline-width="auto"/>
    </style:style>
    <style:style style:family="text" style:name="T50">
      <style:text-properties fo:background-color="transparent" fo:font-style="normal" fo:font-weight="normal" loext:char-shading-value="0" style:font-style-asian="normal" style:font-weight-asian="normal" style:font-weight-complex="normal" style:use-window-font-color="true"/>
    </style:style>
    <style:style style:family="text" style:name="T51">
      <style:text-properties fo:background-color="transparent" fo:font-style="normal" fo:font-weight="normal" loext:char-shading-value="0" officeooo:rsid="0021bc21" style:font-style-asian="normal" style:font-weight-asian="normal" style:font-weight-complex="normal" style:use-window-font-color="true"/>
    </style:style>
    <style:style style:family="text" style:name="T52">
      <style:text-properties fo:background-color="transparent" fo:font-style="normal" fo:font-weight="normal" loext:char-shading-value="0" officeooo:rsid="000fc04e" style:font-style-asian="normal" style:font-weight-asian="normal" style:font-weight-complex="normal" style:use-window-font-color="true"/>
    </style:style>
    <style:style style:family="text" style:name="T53">
      <style:text-properties fo:background-color="transparent" fo:font-style="normal" fo:font-weight="normal" loext:char-shading-value="0" officeooo:rsid="0021bc21" style:font-style-asian="normal" style:font-style-complex="normal" style:font-weight-asian="normal" style:font-weight-complex="normal" style:use-window-font-color="true"/>
    </style:style>
    <style:style style:family="text" style:name="T54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5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6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7">
      <style:text-properties fo:font-style="normal" fo:font-weight="bold" officeooo:rsid="0076fc43" style:font-style-asian="normal" style:font-style-complex="normal" style:font-weight-asian="bold" style:font-weight-complex="bold" style:use-window-font-color="true"/>
    </style:style>
    <style:style style:family="text" style:name="T58">
      <style:text-properties fo:background-color="transparent" fo:font-style="italic" fo:font-weight="normal" loext:char-shading-value="0" officeooo:rsid="000fc04e" style:font-style-asian="italic" style:font-style-complex="italic" style:font-weight-asian="normal" style:font-weight-complex="normal" style:use-window-font-color="true"/>
    </style:style>
    <style:style style:family="text" style:name="T59">
      <style:text-properties fo:font-style="italic" fo:font-weight="bold" officeooo:rsid="0076fc43" style:font-style-asian="italic" style:font-style-complex="italic" style:font-weight-asian="bold" style:font-weight-complex="bold" style:use-window-font-color="true"/>
    </style:style>
    <style:style style:family="text" style:name="T60">
      <style:text-properties fo:background-color="transparent" fo:country="BE" fo:font-style="italic" fo:font-weight="bold" fo:language="fr" fo:letter-spacing="0.007cm" loext:char-shading-value="0" officeooo:rsid="00794b2c" style:font-name-complex="Calibri" style:font-style-asian="italic" style:font-style-complex="italic" style:font-weight-asian="bold" style:font-weight-complex="bold" style:use-window-font-color="true"/>
    </style:style>
    <style:style style:family="text" style:name="T61">
      <style:text-properties fo:background-color="transparent" fo:country="BE" fo:font-style="italic" fo:font-weight="normal" fo:language="fr" fo:letter-spacing="0.007cm" loext:char-shading-value="0" officeooo:rsid="0096fb87" style:font-name-complex="Calibri" style:font-style-asian="italic" style:font-style-complex="italic" style:font-weight-asian="normal" style:font-weight-complex="normal" style:use-window-font-color="true"/>
    </style:style>
    <style:style style:family="text" style:name="T62">
      <style:text-properties fo:background-color="transparent" fo:country="BE" fo:font-style="normal" fo:font-weight="normal" fo:language="fr" fo:letter-spacing="0.007cm" loext:char-shading-value="0" officeooo:rsid="000ce954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3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4">
      <style:text-properties fo:background-color="transparent" fo:country="BE" fo:font-style="normal" fo:font-weight="normal" fo:language="fr" fo:letter-spacing="0.007cm" loext:char-shading-value="0" officeooo:rsid="0096fb87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5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use-window-font-color="true"/>
    </style:style>
    <style:style style:family="text" style:name="T66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 style:use-window-font-color="true"/>
    </style:style>
    <style:style style:family="text" style:name="T67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 style:use-window-font-color="true"/>
    </style:style>
    <style:style style:family="text" style:name="T68">
      <style:text-properties fo:font-weight="normal" officeooo:rsid="000dd735" style:font-name-complex="Arial4" style:font-weight-asian="normal" style:font-weight-complex="normal" style:text-line-through-style="solid" style:text-line-through-type="single" style:text-underline-color="font-color" style:text-underline-style="solid" style:text-underline-width="auto"/>
    </style:style>
    <style:style style:family="text" style:name="T69">
      <style:text-properties fo:font-size="13pt" fo:font-style="italic" style:font-size-asian="13pt" style:font-size-complex="13pt" style:font-style-asian="italic" style:font-style-complex="italic" style:text-underline-style="none"/>
    </style:style>
    <style:style style:family="text" style:name="T70">
      <style:text-properties fo:font-size="13pt" fo:font-style="italic" officeooo:rsid="00388563" style:font-size-asian="13pt" style:font-size-complex="13pt" style:font-style-asian="italic" style:font-style-complex="italic" style:text-underline-style="none"/>
    </style:style>
    <style:style style:family="text" style:name="T71">
      <style:text-properties fo:font-size="14pt" fo:font-weight="bold" style:font-size-asian="14pt" style:font-size-complex="16pt" style:font-style-complex="italic" style:font-weight-asian="bold" style:font-weight-complex="bold"/>
    </style:style>
    <style:style style:family="text" style:name="T72">
      <style:text-properties fo:font-size="14pt" fo:font-weight="bold" officeooo:rsid="009b74a0" style:font-size-asian="14pt" style:font-size-complex="16pt" style:font-style-complex="italic" style:font-weight-asian="bold" style:font-weight-complex="bold"/>
    </style:style>
    <style:style style:family="text" style:name="T73">
      <style:text-properties fo:font-size="14pt" style:font-name-complex="Arial4" style:font-size-asian="14pt" style:font-size-complex="14pt"/>
    </style:style>
    <style:style style:family="text" style:name="T74">
      <style:text-properties fo:font-size="12pt" style:font-size-asian="12pt" style:font-size-complex="12pt" style:font-weight-complex="bold" style:text-underline-color="font-color" style:text-underline-style="solid" style:text-underline-width="auto"/>
    </style:style>
    <style:style style:family="text" style:name="T75">
      <style:text-properties fo:font-size="12pt" officeooo:rsid="001415ee" style:font-size-asian="12pt" style:font-size-complex="12pt" style:font-weight-complex="bold" style:text-underline-color="font-color" style:text-underline-style="solid" style:text-underline-width="auto"/>
    </style:style>
    <style:style style:family="text" style:name="T76">
      <style:text-properties fo:font-size="12pt" officeooo:rsid="005d860a" style:font-size-asian="12pt" style:font-size-complex="12pt" style:font-weight-complex="bold" style:text-underline-color="font-color" style:text-underline-style="solid" style:text-underline-width="auto"/>
    </style:style>
    <style:style style:family="text" style:name="T77">
      <style:text-properties fo:font-size="12pt" fo:font-weight="bold" style:font-size-asian="12pt" style:font-size-complex="12pt" style:font-weight-asian="bold" style:text-underline-color="font-color" style:text-underline-style="solid" style:text-underline-width="auto"/>
    </style:style>
    <style:style style:family="text" style:name="T78">
      <style:text-properties fo:background-color="transparent" fo:font-size="12pt" fo:font-weight="normal" loext:char-shading-value="0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79">
      <style:text-properties fo:background-color="transparent" fo:font-size="12pt" fo:font-weight="normal" loext:char-shading-value="0" officeooo:rsid="00133d26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80">
      <style:text-properties fo:font-size="12pt" style:font-size-asian="12pt" style:font-size-complex="12pt" style:font-weight-complex="bold"/>
    </style:style>
    <style:style style:family="text" style:name="T81">
      <style:text-properties fo:font-size="12pt" fo:letter-spacing="0.007cm" style:font-size-asian="12pt" style:font-size-complex="12pt" style:font-style-complex="italic"/>
    </style:style>
    <style:style style:family="text" style:name="T82">
      <style:text-properties fo:font-size="12pt" fo:letter-spacing="0.007cm" style:font-size-asian="12pt" style:font-size-complex="12pt" style:font-style-complex="italic" style:text-underline-color="font-color" style:text-underline-style="solid" style:text-underline-width="auto"/>
    </style:style>
    <style:style style:family="text" style:name="T83">
      <style:text-properties fo:background-color="transparent" fo:font-size="12pt" fo:font-weight="normal" loext:char-shading-value="0" style:font-size-asian="12pt" style:font-size-complex="16pt" style:font-weight-asian="normal" style:font-weight-complex="normal"/>
    </style:style>
    <style:style style:family="text" style:name="T84">
      <style:text-properties style:font-name-complex="Arial4"/>
    </style:style>
    <style:style style:family="text" style:name="T85">
      <style:text-properties style:text-underline-color="font-color" style:text-underline-style="solid" style:text-underline-width="auto"/>
    </style:style>
    <style:style style:family="text" style:name="T86">
      <style:text-properties fo:font-weight="bold" officeooo:rsid="000dd735" style:font-name-complex="Arial4" style:font-weight-asian="bold" style:font-weight-complex="bold" style:text-underline-color="font-color" style:text-underline-style="solid" style:text-underline-width="auto"/>
    </style:style>
    <style:style style:family="text" style:name="T87">
      <style:text-properties style:font-weight-complex="bold" style:text-underline-color="font-color" style:text-underline-style="solid" style:text-underline-width="auto"/>
    </style:style>
    <style:style style:family="text" style:name="T88">
      <style:text-properties officeooo:rsid="002709e8" style:font-weight-complex="bold" style:text-underline-color="font-color" style:text-underline-style="solid" style:text-underline-width="auto"/>
    </style:style>
    <style:style style:family="text" style:name="T89">
      <style:text-properties officeooo:rsid="0099d90c" style:font-weight-complex="bold" style:text-underline-color="font-color" style:text-underline-style="solid" style:text-underline-width="auto"/>
    </style:style>
    <style:style style:family="text" style:name="T90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91">
      <style:text-properties fo:font-weight="normal" officeooo:rsid="000ce954" style:font-weight-asian="normal" style:font-weight-complex="normal" style:text-underline-color="font-color" style:text-underline-style="solid" style:text-underline-width="auto"/>
    </style:style>
    <style:style style:family="text" style:name="T92">
      <style:text-properties fo:font-weight="normal" officeooo:rsid="0030757e" style:font-weight-asian="normal" style:font-weight-complex="normal" style:text-underline-color="font-color" style:text-underline-style="solid" style:text-underline-width="auto"/>
    </style:style>
    <style:style style:family="text" style:name="T93">
      <style:text-properties fo:font-weight="normal" officeooo:rsid="0096fb87" style:font-weight-asian="normal" style:font-weight-complex="normal" style:text-underline-color="font-color" style:text-underline-style="solid" style:text-underline-width="auto"/>
    </style:style>
    <style:style style:family="text" style:name="T94">
      <style:text-properties fo:font-weight="normal" officeooo:rsid="0084ac0a" style:font-weight-asian="normal" style:font-weight-complex="normal" style:text-underline-color="font-color" style:text-underline-style="solid" style:text-underline-width="auto"/>
    </style:style>
    <style:style style:family="text" style:name="T95">
      <style:text-properties officeooo:rsid="00120c68" style:text-underline-color="font-color" style:text-underline-style="solid" style:text-underline-width="auto"/>
    </style:style>
    <style:style style:family="text" style:name="T96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color="font-color" style:text-underline-style="solid" style:text-underline-width="auto"/>
    </style:style>
    <style:style style:family="text" style:name="T97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style="none"/>
    </style:style>
    <style:style style:family="text" style:name="T98">
      <style:text-properties style:font-weight-complex="bold"/>
    </style:style>
    <style:style style:family="text" style:name="T99">
      <style:text-properties fo:font-size="14pt" style:font-name="Wingdings" style:font-name-asian="Wingdings1" style:font-name-complex="Wingdings1" style:font-size-asian="14pt" style:font-size-complex="14pt"/>
    </style:style>
    <style:style style:family="text" style:name="T100">
      <style:text-properties style:font-name="Wingdings" style:font-name-asian="Wingdings1" style:font-name-complex="Wingdings1"/>
    </style:style>
    <style:style style:family="text" style:name="T101">
      <style:text-properties fo:font-weight="bold" style:font-name="Wingdings" style:font-name-asian="Wingdings1" style:font-name-complex="Wingdings1" style:font-weight-asian="bold" style:font-weight-complex="bold" style:text-underline-style="none"/>
    </style:style>
    <style:style style:family="text" style:name="T102">
      <style:text-properties fo:font-weight="bold" officeooo:rsid="000dd735" style:font-name="Wingdings" style:font-name-asian="Wingdings1" style:font-name-complex="Wingdings1" style:font-weight-asian="bold" style:font-weight-complex="bold" style:text-underline-style="none"/>
    </style:style>
    <style:style style:family="text" style:name="T103">
      <style:text-properties fo:font-weight="bold" officeooo:rsid="000dd735" style:font-name="Wingdings" style:font-name-asian="Wingdings2" style:font-name-complex="Wingdings2" style:font-weight-asian="bold" style:font-weight-complex="bold" style:text-underline-style="none"/>
    </style:style>
    <style:style style:family="text" style:name="T104">
      <style:text-properties fo:font-weight="bold" officeooo:rsid="0011508b" style:font-name="Wingdings" style:font-name-asian="Wingdings2" style:font-name-complex="Wingdings2" style:font-weight-asian="bold" style:font-weight-complex="bold" style:text-underline-style="none"/>
    </style:style>
    <style:style style:family="text" style:name="T105">
      <style:text-properties fo:font-weight="normal" style:font-weight-asian="normal" style:font-weight-complex="normal"/>
    </style:style>
    <style:style style:family="text" style:name="T106">
      <style:text-properties fo:font-size="10pt" fo:font-style="normal" fo:font-weight="normal" fo:letter-spacing="0.007cm" officeooo:rsid="0011508b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07">
      <style:text-properties fo:font-size="10pt" fo:font-weight="normal" style:font-size-asian="10pt" style:font-size-complex="10pt" style:font-weight-asian="normal" style:font-weight-complex="normal"/>
    </style:style>
    <style:style style:family="text" style:name="T108">
      <style:text-properties officeooo:rsid="00120c68" style:text-position="super 58%" style:text-underline-color="font-color" style:text-underline-style="solid" style:text-underline-width="auto"/>
    </style:style>
    <style:style style:family="text" style:name="T109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0">
      <style:text-properties fo:country="BE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1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2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3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4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5">
      <style:text-properties fo:color="#000000" fo:country="US" fo:font-size="10pt" fo:font-style="normal" fo:font-variant="normal" fo:font-weight="normal" fo:language="en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6">
      <style:text-properties fo:country="BE" fo:font-size="10pt" fo:font-style="normal" fo:font-weight="normal" fo:language="fr" fo:letter-spacing="normal" fo:text-shadow="none" style:country-asian="BE" style:country-complex="SA" style:font-name="Times New Roman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7">
      <style:text-properties fo:color="#000000" fo:country="BE" fo:font-size="10pt" fo:font-style="normal" fo:font-weight="normal" fo:language="fr" fo:letter-spacing="normal" fo:text-shadow="none" style:country-asian="BE" style:country-complex="SA" style:font-name="Arial3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0">
      <style:text-properties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office:value-type="string" table:number-columns-spanned="2" table:style-name="Tableau1.A1">
            <text:p text:style-name="P23"><text:text-input text:description="Référence">self.getReference()</text:text-input></text:p>
          </table:table-cell>
          <table:covered-table-cell/>
          <table:table-cell office:value-type="string" table:number-columns-spanned="8" table:style-name="Tableau1.C1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leau1.K1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office:value-type="string" table:number-columns-spanned="7" table:style-name="Tableau1.A2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leau1.H2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office:value-type="string" table:number-columns-spanned="12" table:style-name="Tableau1.A3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office:value-type="string" table:number-columns-spanned="12" table:style-name="Tableau1.A4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office:value-type="string" table:style-name="Tableau1.A5">
            <text:p text:style-name="P43"><text:span text:style-name="T11">Lotissement</text:span><text:span text:style-name="T15"> :</text:span></text:p>
          </table:table-cell>
          <table:table-cell office:value-type="string" table:number-columns-spanned="10" table:style-name="Tableau1.B5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au1.L5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subdivisionDetails))</text:span></text:p></office:annotation></text:span></text:p>
          </table:table-cell>
        </table:table-row>
        <table:table-row table:style-name="Tableau1.6">
          <table:table-cell office:value-type="string" table:style-name="Tableau1.A6">
            <text:p text:style-name="P38"><text:span text:style-name="T79">P</text:span><text:span text:style-name="T78">lan de secteur</text:span><text:span text:style-name="T83"> :</text:span></text:p>
          </table:table-cell>
          <table:table-cell office:value-type="string" table:number-columns-spanned="11" table:style-name="Tableau1.B6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office:value-type="string" table:style-name="Tableau1.A7">
            <text:p text:style-name="P45"><text:span text:style-name="T87">Architecte</text:span><text:span text:style-name="T98"> :</text:span></text:p>
          </table:table-cell>
          <table:table-cell office:value-type="string" table:number-columns-spanned="11" table:style-name="Tableau1.B7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4" table:style-name="Tableau1.A8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office:value-type="string" table:number-columns-spanned="5" table:style-name="Tableau1.E8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leau1.J8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office:value-type="string" table:number-columns-spanned="12" table:style-name="Tableau1.A9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office:value-type="string" table:number-columns-spanned="12" table:style-name="Tableau1.A10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office:value-type="string" table:number-columns-spanned="6" table:style-name="Tableau1.A11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au1.G11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2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3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office:value-type="string" table:number-columns-spanned="12" table:style-name="Tableau1.A1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office:value-type="string" table:number-columns-spanned="5" table:style-name="Tableau1.A15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7" table:style-name="Tableau1.F15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office:value-type="string" table:number-columns-spanned="3" table:style-name="Tableau1.A16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office:value-type="string" table:number-columns-spanned="5" table:style-name="Tableau1.D16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office:value-type="string" table:number-columns-spanned="4" table:style-name="Tableau1.I16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Wingdings2" svg:font-family="Wingdings"/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Ubuntu" svg:font-family="Ubuntu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Arial3" svg:font-family="Arial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Arial4" svg:font-family="Arial"/>
    <style:font-face style:font-family-generic="system" style:font-pitch="variable" style:name="Courier New1" svg:font-family="'Courier New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  <style:font-face style:font-family-generic="system" style:font-pitch="variable" style:name="Wingdings1" svg:font-family="Wingdings"/>
  </office:font-face-decls>
  <office:automatic-styles>
    <style:style style:family="table" style:name="Tableau1">
      <style:table-properties fo:break-before="page" fo:margin-bottom="0cm" fo:margin-left="-0.199cm" fo:margin-top="0cm" style:width="16.6cm" style:writing-mode="lr-tb" table:align="left"/>
    </style:style>
    <style:style style:family="table-column" style:name="Tableau1.A">
      <style:table-column-properties style:column-width="4.15cm"/>
    </style:style>
    <style:style style:family="table-column" style:name="Tableau1.B">
      <style:table-column-properties style:column-width="0.349cm"/>
    </style:style>
    <style:style style:family="table-column" style:name="Tableau1.C">
      <style:table-column-properties style:column-width="1cm"/>
    </style:style>
    <style:style style:family="table-column" style:name="Tableau1.D">
      <style:table-column-properties style:column-width="0.101cm"/>
    </style:style>
    <style:style style:family="table-column" style:name="Tableau1.E">
      <style:table-column-properties style:column-width="1.401cm"/>
    </style:style>
    <style:style style:family="table-column" style:name="Tableau1.F">
      <style:table-column-properties style:column-width="1.099cm"/>
    </style:style>
    <style:style style:family="table-column" style:name="Tableau1.G">
      <style:table-column-properties style:column-width="0.201cm"/>
    </style:style>
    <style:style style:family="table-column" style:name="Tableau1.H">
      <style:table-column-properties style:column-width="2.75cm"/>
    </style:style>
    <style:style style:family="table-column" style:name="Tableau1.I">
      <style:table-column-properties style:column-width="0.049cm"/>
    </style:style>
    <style:style style:family="table-row" style:name="Tableau1.1">
      <style:table-row-properties fo:keep-together="auto" style:min-row-height="1.983cm"/>
    </style:style>
    <style:style style:family="table-cell" style:name="Tableau1.A1">
      <style:table-cell-properties fo:background-color="#d9d9d9" fo:border="0.5pt solid #00000a" fo:padding-bottom="0cm" fo:padding-left="0.199cm" fo:padding-right="0.191cm" fo:padding-top="0cm" style:vertical-align="middle">
        <style:background-image/>
      </style:table-cell-properties>
    </style:style>
    <style:style style:family="table-cell" style:name="Tableau1.C1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K1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2">
      <style:table-row-properties fo:keep-together="auto" style:min-row-height="3cm"/>
    </style:style>
    <style:style style:family="table-cell" style:name="Tableau1.A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H2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3">
      <style:table-row-properties fo:keep-together="auto" style:min-row-height="2cm"/>
    </style:style>
    <style:style style:family="table-cell" style:name="Tableau1.A3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4">
      <style:table-row-properties fo:keep-together="auto" style:min-row-height="0.914cm"/>
    </style:style>
    <style:style style:family="table-cell" style:name="Tableau1.A4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5">
      <style:table-row-properties fo:keep-together="auto" style:min-row-height="0.968cm"/>
    </style:style>
    <style:style style:family="table-cell" style:name="Tableau1.A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L5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row" style:name="Tableau1.6">
      <style:table-row-properties fo:keep-together="auto" style:min-row-height="0.485cm"/>
    </style:style>
    <style:style style:family="table-cell" style:name="Tableau1.A6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6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cell" style:name="Tableau1.A7">
      <style:table-cell-properties fo:border-bottom="0.5pt solid #00000a" fo:border-left="0.5pt solid #00000a" fo:border-right="none" fo:border-top="0.5pt solid #00000a" fo:padding-bottom="0cm" fo:padding-left="0.199cm" fo:padding-right="0.191cm" fo:padding-top="0cm" style:vertical-align="middle"/>
    </style:style>
    <style:style style:family="table-cell" style:name="Tableau1.B7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8">
      <style:table-row-properties fo:keep-together="auto" style:min-row-height="1cm"/>
    </style:style>
    <style:style style:family="table-cell" style:name="Tableau1.A8">
      <style:table-cell-properties fo:border="0.5pt solid #00000a" fo:padding-bottom="0cm" fo:padding-left="0.199cm" fo:padding-right="0.191cm" fo:padding-top="0cm" style:vertical-align=""/>
    </style:style>
    <style:style style:family="table-cell" style:name="Tableau1.E8">
      <style:table-cell-properties fo:border="0.5pt solid #00000a" fo:padding-bottom="0cm" fo:padding-left="0.199cm" fo:padding-right="0.191cm" fo:padding-top="0cm" style:vertical-align=""/>
    </style:style>
    <style:style style:family="table-cell" style:name="Tableau1.J8">
      <style:table-cell-properties fo:border="0.5pt solid #00000a" fo:padding-bottom="0cm" fo:padding-left="0.199cm" fo:padding-right="0.191cm" fo:padding-top="0cm" style:vertical-align=""/>
    </style:style>
    <style:style style:family="table-row" style:name="Tableau1.9">
      <style:table-row-properties fo:keep-together="auto" style:min-row-height="0.363cm"/>
    </style:style>
    <style:style style:family="table-cell" style:name="Tableau1.A9">
      <style:table-cell-properties fo:border="0.5pt solid #00000a" fo:padding-bottom="0cm" fo:padding-left="0.199cm" fo:padding-right="0.191cm" fo:padding-top="0cm"/>
    </style:style>
    <style:style style:family="table-row" style:name="Tableau1.10">
      <style:table-row-properties fo:keep-together="auto" style:min-row-height="0.249cm"/>
    </style:style>
    <style:style style:family="table-cell" style:name="Tableau1.A10">
      <style:table-cell-properties fo:border-bottom="0.5pt solid #00000a" fo:border-left="0.5pt solid #00000a" fo:border-right="0.5pt solid #00000a" fo:border-top="none" fo:padding-bottom="0cm" fo:padding-left="0.199cm" fo:padding-right="0.191cm" fo:padding-top="0cm"/>
    </style:style>
    <style:style style:family="table-row" style:name="Tableau1.11">
      <style:table-row-properties fo:keep-together="auto" style:min-row-height="2.499cm"/>
    </style:style>
    <style:style style:family="table-cell" style:name="Tableau1.A11">
      <style:table-cell-properties fo:border="0.5pt solid #00000a" fo:padding-bottom="0cm" fo:padding-left="0.199cm" fo:padding-right="0.191cm" fo:padding-top="0cm" style:vertical-align=""/>
    </style:style>
    <style:style style:family="table-cell" style:name="Tableau1.G11">
      <style:table-cell-properties fo:border="0.5pt solid #00000a" fo:padding-bottom="0cm" fo:padding-left="0.199cm" fo:padding-right="0.191cm" fo:padding-top="0cm" style:vertical-align=""/>
    </style:style>
    <style:style style:family="table-cell" style:name="Tableau1.A1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A13">
      <style:table-cell-properties fo:border="0.5pt solid #00000a" fo:padding-bottom="0cm" fo:padding-left="0.199cm" fo:padding-right="0.191cm" fo:padding-top="0cm" style:vertical-align=""/>
    </style:style>
    <style:style style:family="table-row" style:name="Tableau1.14">
      <style:table-row-properties fo:keep-together="auto" style:min-row-height="1.36cm"/>
    </style:style>
    <style:style style:family="table-row" style:name="Tableau1.15">
      <style:table-row-properties fo:keep-together="auto" style:min-row-height="0.686cm"/>
    </style:style>
    <style:style style:family="table-cell" style:name="Tableau1.A15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F15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16">
      <style:table-row-properties fo:keep-together="auto" style:min-row-height="1.589cm"/>
    </style:style>
    <style:style style:family="table-cell" style:name="Tableau1.A16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D16">
      <style:table-cell-properties fo:border="0.5pt solid #00000a" fo:padding-bottom="0cm" fo:padding-left="0.199cm" fo:padding-right="0.191cm" fo:padding-top="0cm" style:vertical-align=""/>
    </style:style>
    <style:style style:family="table-cell" style:name="Tableau1.I16">
      <style:table-cell-properties fo:border="0.5pt solid #00000a" fo:padding-bottom="0cm" fo:padding-left="0.199cm" fo:padding-right="0.191cm" fo:padding-top="0cm" style:vertical-align=""/>
    </style:style>
    <style:style style:family="paragraph" style:name="P1" style:parent-style-name="Standard">
      <style:paragraph-properties fo:margin-bottom="0.101cm" fo:margin-left="0cm" fo:margin-right="0cm" fo:margin-top="0.101cm" fo:text-align="center" fo:text-indent="0cm" loext:contextual-spacing="false" style:auto-text-indent="false" style:justify-single-word="false"/>
      <style:text-properties style:font-name="Arial"/>
    </style:style>
    <style:style style:family="paragraph" style:name="P2" style:parent-style-name="Standard">
      <style:paragraph-properties fo:hyphenation-ladder-count="no-limit" fo:margin-bottom="0.101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2" fo:hyphenation-remain-char-count="2" fo:letter-spacing="0.007cm" loext:hyphenation-no-caps="false" officeooo:paragraph-rsid="000ce954" style:font-name="Arial" style:font-name-complex="Times New Roman2" style:font-size-asian="11pt" style:font-size-complex="11pt" style:font-style-asian="italic" style:font-style-complex="italic"/>
    </style:style>
    <style:style style:family="paragraph" style:name="P3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2pt" fo:hyphenate="false" fo:hyphenation-push-char-count="3" fo:hyphenation-remain-char-count="3" loext:hyphenation-no-caps="false" officeooo:paragraph-rsid="00120c68" style:font-name="Arial" style:font-size-asian="12pt" style:font-size-complex="12pt"/>
    </style:style>
    <style:style style:family="paragraph" style:name="P4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3pt" fo:font-style="italic" fo:hyphenate="false" fo:hyphenation-push-char-count="3" fo:hyphenation-remain-char-count="3" loext:hyphenation-no-caps="false" officeooo:paragraph-rsid="00120c68" style:font-name="Arial" style:font-size-asian="13pt" style:font-size-complex="13pt" style:font-style-asian="italic" style:font-style-complex="italic"/>
    </style:style>
    <style:style style:family="paragraph" style:name="P5" style:parent-style-name="Standard">
      <style:paragraph-properties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6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7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8" style:parent-style-name="Standard">
      <style:paragraph-properties fo:hyphenation-ladder-count="no-limit" fo:line-height="100%" fo:margin-bottom="0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fo:hyphenate="false" fo:hyphenation-push-char-count="3" fo:hyphenation-remain-char-count="3" loext:hyphenation-no-caps="false" officeooo:paragraph-rsid="000b9c29" style:font-name="Arial" style:font-size-asian="15pt" style:font-size-complex="15pt" style:font-weight-asian="bold" style:font-weight-complex="bold"/>
    </style:style>
    <style:style style:family="paragraph" style:name="P9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10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11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12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13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99d90c" style:font-name="Arial" style:font-size-asian="11pt" style:font-size-complex="11pt"/>
    </style:style>
    <style:style style:family="paragraph" style:name="P14" style:parent-style-name="Standard">
      <style:paragraph-properties fo:line-height="100%" fo:margin-bottom="0cm" fo:margin-left="0cm" fo:margin-right="0cm" fo:margin-top="0cm" fo:text-align="center" fo:text-indent="0cm" loext:contextual-spacing="false" style:auto-text-indent="false" style:justify-single-word="false"/>
      <style:text-properties style:font-name="Arial"/>
    </style:style>
    <style:style style:family="paragraph" style:name="P15" style:parent-style-name="Standard">
      <style:paragraph-properties fo:hyphenation-ladder-count="no-limit" fo:line-height="100%" fo:margin-bottom="0cm" fo:margin-left="0cm" fo:margin-right="0cm" fo:margin-top="0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16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2pt" fo:font-weight="normal" officeooo:paragraph-rsid="000b9c29" style:font-name="Arial" style:font-size-asian="12pt" style:font-size-complex="12pt" style:font-weight-asian="normal" style:font-weight-complex="normal"/>
    </style:style>
    <style:style style:family="paragraph" style:name="P17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18" style:parent-style-name="Standard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19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0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1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2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3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2pt" style:font-weight-asian="bold" style:font-weight-complex="bold"/>
    </style:style>
    <style:style style:family="paragraph" style:name="P24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6pt" style:font-style-complex="italic" style:font-weight-asian="bold" style:font-weight-complex="bold"/>
    </style:style>
    <style:style style:family="paragraph" style:name="P25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26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27" style:parent-style-name="Standard">
      <style:paragraph-properties fo:hyphenation-ladder-count="no-limit" fo:line-height="100%" fo:margin-bottom="0cm" fo:margin-top="0.101cm" loext:contextual-spacing="false">
        <style:tab-stops>
          <style:tab-stop style:position="0cm"/>
        </style:tab-stops>
      </style:paragraph-properties>
      <style:text-properties fo:font-size="11pt" fo:font-style="normal" fo:font-weight="bold" fo:hyphenate="false" fo:hyphenation-push-char-count="3" fo:hyphenation-remain-char-count="3" fo:letter-spacing="0.007cm" loext:hyphenation-no-caps="false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28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29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2709e8" style:font-name="Arial" style:font-size-asian="11pt" style:font-size-complex="11pt"/>
    </style:style>
    <style:style style:family="paragraph" style:name="P30" style:parent-style-name="Standard">
      <style:paragraph-properties fo:line-height="100%" fo:margin-bottom="0.101cm" fo:margin-top="0.101cm" loext:contextual-spacing="false"/>
      <style:text-properties style:font-name="Arial"/>
    </style:style>
    <style:style style:family="paragraph" style:name="P31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7404b0" style:font-name="Arial" style:font-size-asian="11pt" style:font-size-complex="11pt"/>
    </style:style>
    <style:style style:family="paragraph" style:name="P32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2510ef" style:font-name="Arial" style:font-size-asian="11pt" style:font-size-complex="11pt"/>
    </style:style>
    <style:style style:family="paragraph" style:name="P33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84ac0a" style:font-name="Arial" style:font-size-asian="11pt" style:font-size-complex="11pt"/>
    </style:style>
    <style:style style:family="paragraph" style:name="P34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rsid="00184c48" style:font-name="Arial" style:font-size-asian="11pt" style:font-size-complex="11pt" style:font-style-asian="italic" style:font-style-complex="italic"/>
    </style:style>
    <style:style style:family="paragraph" style:name="P35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paragraph-rsid="005a8d3c" style:font-name="Arial" style:font-size-asian="11pt" style:font-size-complex="11pt" style:font-style-asian="italic" style:font-style-complex="italic" style:font-weight-complex="bold"/>
    </style:style>
    <style:style style:family="paragraph" style:name="P36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1pt" fo:font-style="italic" fo:font-weight="bold" fo:hyphenate="false" fo:hyphenation-push-char-count="3" fo:hyphenation-remain-char-count="3" fo:letter-spacing="0.007cm" loext:hyphenation-no-caps="false" officeooo:paragraph-rsid="002709e8" officeooo:rsid="002709e8" style:font-name="Arial" style:font-size-asian="11pt" style:font-size-complex="11pt" style:font-style-asian="italic" style:font-style-complex="italic" style:font-weight-asian="bold" style:font-weight-complex="bold"/>
    </style:style>
    <style:style style:family="paragraph" style:name="P37" style:parent-style-name="Standard">
      <style:paragraph-properties fo:hyphenation-ladder-count="no-limit" fo:line-height="100%" fo:margin-bottom="0.101cm" fo:margin-top="0.101cm" loext:contextual-spacing="false">
        <style:tab-stops>
          <style:tab-stop style:position="0cm"/>
        </style:tab-stops>
      </style:paragraph-properties>
      <style:text-properties fo:font-size="11pt" fo:font-weight="bold" fo:hyphenate="false" fo:hyphenation-push-char-count="3" fo:hyphenation-remain-char-count="3" loext:hyphenation-no-caps="false" style:font-name="Arial" style:font-size-asian="11pt" style:font-size-complex="11pt" style:font-weight-asian="bold" style:font-weight-complex="bold"/>
    </style:style>
    <style:style style:family="paragraph" style:name="P38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normal" fo:font-weight="bold" fo:hyphenate="false" fo:hyphenation-push-char-count="2" fo:hyphenation-remain-char-count="2" fo:letter-spacing="0.007cm" loext:hyphenation-no-caps="false" officeooo:paragraph-rsid="003e90d2" style:font-name="Arial" style:font-name-complex="Times New Roman2" style:font-size-asian="14pt" style:font-size-complex="14pt" style:font-style-asian="normal" style:font-style-complex="normal" style:font-weight-asian="bold" style:font-weight-complex="bold"/>
    </style:style>
    <style:style style:family="paragraph" style:name="P39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0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1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2pt" fo:font-style="italic" fo:font-weight="normal" fo:hyphenate="false" fo:hyphenation-push-char-count="2" fo:hyphenation-remain-char-count="2" fo:letter-spacing="0.007cm" loext:hyphenation-no-caps="false" officeooo:paragraph-rsid="004525b2" style:font-name="Arial" style:font-name-complex="Times New Roman2" style:font-size-asian="12pt" style:font-size-complex="16pt" style:font-style-asian="italic" style:font-style-complex="italic" style:font-weight-asian="normal" style:font-weight-complex="normal"/>
    </style:style>
    <style:style style:family="paragraph" style:name="P42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3e90d2" style:font-name="Arial" style:font-size-asian="12pt" style:font-size-complex="12pt"/>
    </style:style>
    <style:style style:family="paragraph" style:name="P43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normal" fo:font-weight="bold" fo:hyphenate="false" fo:hyphenation-push-char-count="2" fo:hyphenation-remain-char-count="2" loext:hyphenation-no-caps="false" officeooo:paragraph-rsid="003e90d2" style:font-name="Arial" style:font-size-asian="12pt" style:font-size-complex="12pt" style:font-style-asian="normal" style:font-style-complex="normal" style:font-weight-asian="bold" style:font-weight-complex="bold"/>
    </style:style>
    <style:style style:family="paragraph" style:name="P44" style:parent-style-name="Standard">
      <style:paragraph-properties fo:line-height="100%" fo:margin-bottom="0.3cm" fo:margin-top="0.3cm" fo:text-align="center" loext:contextual-spacing="false" style:justify-single-word="false"/>
      <style:text-properties fo:font-size="16pt" fo:font-weight="bold" style:font-name="Arial" style:font-size-asian="16pt" style:font-size-complex="16pt" style:font-weight-asian="bold" style:font-weight-complex="bold"/>
    </style:style>
    <style:style style:family="paragraph" style:name="P45" style:parent-style-name="Standard">
      <style:paragraph-properties fo:hyphenation-ladder-count="no-limit" fo:line-height="100%" fo:margin-bottom="0.101cm" fo:margin-left="2.499cm" fo:margin-right="0cm" fo:margin-top="0.101cm" fo:orphans="2" fo:text-align="center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hyphenate="false" fo:hyphenation-push-char-count="3" fo:hyphenation-remain-char-count="3" loext:hyphenation-no-caps="false" officeooo:paragraph-rsid="000be7dc" style:font-name="Arial" style:font-size-asian="12pt" style:font-size-complex="12pt"/>
    </style:style>
    <style:style style:family="paragraph" style:name="P46" style:parent-style-name="Standard">
      <style:paragraph-properties fo:hyphenation-ladder-count="no-limit" fo:line-height="100%" fo:margin-bottom="0.101cm" fo:margin-left="2.499cm" fo:margin-right="0cm" fo:margin-top="0.101cm" fo:orphans="2" fo:text-align="start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font-style="italic" fo:hyphenate="false" fo:hyphenation-push-char-count="3" fo:hyphenation-remain-char-count="3" fo:letter-spacing="0.007cm" loext:hyphenation-no-caps="false" officeooo:paragraph-rsid="004525b2" style:font-name="Arial" style:font-name-complex="Times New Roman2" style:font-size-asian="12pt" style:font-size-complex="12pt" style:font-style-asian="italic" style:font-style-complex="italic" style:font-weight-complex="bold"/>
    </style:style>
    <style:style style:family="paragraph" style:name="P47" style:parent-style-name="Standard">
      <style:paragraph-properties fo:hyphenation-ladder-count="no-limit" fo:line-height="100%" fo:margin-bottom="0.101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italic" fo:font-weight="bold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 style:font-weight-asian="bold" style:font-weight-complex="bold"/>
    </style:style>
    <style:style style:family="paragraph" style:name="P48" style:parent-style-name="Standard">
      <style:paragraph-properties fo:hyphenation-ladder-count="no-limit" fo:margin-bottom="0.199cm" fo:margin-left="0.06cm" fo:margin-right="0cm" fo:margin-top="0.101cm" fo:text-align="center" fo:text-indent="-0.06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4pt" fo:font-style="italic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/>
    </style:style>
    <style:style style:family="paragraph" style:name="P49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766702" style:font-name="Arial" style:font-size-asian="12pt" style:font-size-complex="12pt"/>
    </style:style>
    <style:style style:family="paragraph" style:name="P50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96fb87" style:font-name="Arial" style:font-size-asian="12pt" style:font-size-complex="12pt"/>
    </style:style>
    <style:style style:family="paragraph" style:name="P51" style:parent-style-name="Standard">
      <style:paragraph-properties fo:hyphenation-ladder-count="no-limit" fo:line-height="100%" fo:margin-bottom="0.101cm" fo:margin-left="2cm" fo:margin-right="0cm" fo:margin-top="0.101cm" fo:text-indent="-1cm" loext:contextual-spacing="false" style:auto-text-indent="false">
        <style:tab-stops/>
      </style:paragraph-properties>
      <style:text-properties fo:font-size="11pt" fo:hyphenate="false" fo:hyphenation-push-char-count="3" fo:hyphenation-remain-char-count="3" loext:hyphenation-no-caps="false" officeooo:paragraph-rsid="001df815" style:font-name="Arial" style:font-size-asian="11pt" style:font-size-complex="11pt"/>
    </style:style>
    <style:style style:family="paragraph" style:name="P52" style:parent-style-name="Standard">
      <style:text-properties fo:font-size="12pt" officeooo:rsid="0080a900" style:font-name="Arial" style:font-size-asian="12pt" style:font-size-complex="12pt"/>
    </style:style>
    <style:style style:family="paragraph" style:name="P53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 style:text-underline-style="none"/>
    </style:style>
    <style:style style:family="paragraph" style:name="P54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/>
    </style:style>
    <style:style style:family="paragraph" style:name="P55" style:parent-style-name="Standard">
      <style:paragraph-properties fo:hyphenation-ladder-count="no-limit" fo:line-height="100%" fo:margin-bottom="0cm" fo:margin-left="0.3cm" fo:margin-right="0cm" fo:margin-top="0cm" fo:text-indent="0cm" loext:contextual-spacing="false" style:auto-text-indent="false">
        <style:tab-stops>
          <style:tab-stop style:position="0cm"/>
        </style:tab-stops>
      </style:paragraph-properties>
      <style:text-properties fo:font-size="4pt" fo:hyphenate="false" fo:hyphenation-push-char-count="3" fo:hyphenation-remain-char-count="3" fo:letter-spacing="0.007cm" loext:hyphenation-no-caps="false" officeooo:paragraph-rsid="001fc404" officeooo:rsid="00120c68" style:font-name="Arial" style:font-size-asian="3.5pt" style:font-size-complex="4pt" style:font-style-complex="italic"/>
    </style:style>
    <style:style style:family="paragraph" style:name="P56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57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officeooo:rsid="0011508b" style:font-name="Arial" style:font-size-asian="11pt" style:font-size-complex="11pt"/>
    </style:style>
    <style:style style:family="paragraph" style:name="P58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0fc04e" style:font-name="Arial" style:font-size-asian="11pt" style:font-size-complex="11pt"/>
    </style:style>
    <style:style style:family="paragraph" style:name="P59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60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1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fo:letter-spacing="0.007cm" style:font-style-asian="italic" style:font-style-complex="italic" style:font-weight-complex="bold"/>
    </style:style>
    <style:style style:family="text" style:name="T2">
      <style:text-properties fo:font-style="italic" fo:letter-spacing="0.007cm" officeooo:rsid="0096fb87" style:font-style-asian="italic" style:font-style-complex="italic" style:font-weight-complex="bold"/>
    </style:style>
    <style:style style:family="text" style:name="T3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/>
    </style:style>
    <style:style style:family="text" style:name="T4">
      <style:text-properties fo:font-style="italic" fo:font-weight="bold" fo:letter-spacing="0.007cm" officeooo:rsid="00794b2c" style:font-style-asian="italic" style:font-style-complex="italic" style:font-weight-asian="bold" style:font-weight-complex="bold"/>
    </style:style>
    <style:style style:family="text" style:name="T5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/>
    </style:style>
    <style:style style:family="text" style:name="T6">
      <style:text-properties fo:font-style="italic" fo:font-weight="normal" fo:letter-spacing="0.007cm" style:font-name-complex="Times New Roman2" style:font-style-asian="italic" style:font-style-complex="italic" style:font-weight-asian="normal" style:font-weight-complex="normal"/>
    </style:style>
    <style:style style:family="text" style:name="T7">
      <style:text-properties fo:font-style="italic" fo:font-weight="normal" fo:letter-spacing="0.007cm" officeooo:rsid="0096fb87" style:font-style-asian="italic" style:font-style-complex="italic" style:font-weight-asian="normal" style:font-weight-complex="normal"/>
    </style:style>
    <style:style style:family="text" style:name="T8">
      <style:text-properties fo:letter-spacing="0.007cm" style:font-style-complex="italic"/>
    </style:style>
    <style:style style:family="text" style:name="T9">
      <style:text-properties fo:letter-spacing="0.007cm" style:font-style-complex="italic" style:text-underline-color="font-color" style:text-underline-style="solid" style:text-underline-width="auto"/>
    </style:style>
    <style:style style:family="text" style:name="T10">
      <style:text-properties fo:letter-spacing="0.007cm" officeooo:rsid="0011508b" style:font-style-complex="italic" style:text-underline-color="font-color" style:text-underline-style="solid" style:text-underline-width="auto"/>
    </style:style>
    <style:style style:family="text" style:name="T11">
      <style:text-properties fo:font-weight="normal" fo:letter-spacing="0.007cm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12">
      <style:text-properties fo:letter-spacing="0.007cm" style:font-style-complex="italic" style:text-underline-style="none"/>
    </style:style>
    <style:style style:family="text" style:name="T13">
      <style:text-properties fo:letter-spacing="0.007cm" officeooo:rsid="0011508b" style:font-style-complex="italic" style:text-underline-style="none"/>
    </style:style>
    <style:style style:family="text" style:name="T14">
      <style:text-properties fo:font-weight="bold" fo:letter-spacing="0.007cm" officeooo:rsid="0011508b" style:font-style-complex="italic" style:font-weight-asian="bold" style:font-weight-complex="bold" style:text-underline-style="none"/>
    </style:style>
    <style:style style:family="text" style:name="T15">
      <style:text-properties fo:font-weight="normal" fo:letter-spacing="0.007cm" style:font-name-complex="Times New Roman2" style:font-weight-asian="normal" style:font-weight-complex="normal"/>
    </style:style>
    <style:style style:family="text" style:name="T16">
      <style:text-properties fo:font-style="normal" fo:font-weight="normal" fo:letter-spacing="0.007cm" officeooo:rsid="000ce954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7">
      <style:text-properties fo:font-style="normal" fo:font-weight="normal" fo:letter-spacing="0.007cm" officeooo:rsid="00794b2c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tyle="normal" fo:font-weight="normal" fo:letter-spacing="0.007cm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9">
      <style:text-properties fo:font-style="normal" fo:font-weight="normal" fo:letter-spacing="0.007cm" officeooo:rsid="00794b2c" style:font-style-asian="normal" style:font-style-complex="normal" style:font-weight-asian="normal" style:font-weight-complex="normal"/>
    </style:style>
    <style:style style:family="text" style:name="T20">
      <style:text-properties fo:font-style="italic" fo:font-weight="normal" style:font-style-asian="italic" style:font-style-complex="italic" style:font-weight-asian="normal" style:font-weight-complex="normal" style:text-underline-style="none"/>
    </style:style>
    <style:style style:family="text" style:name="T21">
      <style:text-properties fo:font-style="italic" fo:font-weight="normal" officeooo:rsid="00388563" style:font-style-asian="italic" style:font-style-complex="italic" style:font-weight-asian="normal" style:font-weight-complex="normal" style:text-underline-style="none"/>
    </style:style>
    <style:style style:family="text" style:name="T22">
      <style:text-properties fo:font-style="italic" fo:font-weight="normal" officeooo:rsid="0084ac0a" style:font-style-asian="italic" style:font-style-complex="italic" style:font-weight-asian="normal" style:font-weight-complex="normal" style:text-underline-style="none"/>
    </style:style>
    <style:style style:family="text" style:name="T23">
      <style:text-properties fo:font-style="italic" fo:font-weight="normal" officeooo:rsid="0096fb87" style:font-style-asian="italic" style:font-style-complex="italic" style:font-weight-asian="normal" style:font-weight-complex="normal" style:text-underline-style="none"/>
    </style:style>
    <style:style style:family="text" style:name="T24">
      <style:text-properties fo:font-style="italic" fo:font-weight="bold" officeooo:rsid="0076fc43" style:font-style-asian="italic" style:font-style-complex="italic" style:font-weight-asian="bold" style:font-weight-complex="bold"/>
    </style:style>
    <style:style style:family="text" style:name="T25">
      <style:text-properties style:text-underline-style="none"/>
    </style:style>
    <style:style style:family="text" style:name="T26">
      <style:text-properties fo:font-weight="normal" style:font-weight-asian="normal" style:font-weight-complex="normal" style:text-underline-style="none"/>
    </style:style>
    <style:style style:family="text" style:name="T27">
      <style:text-properties fo:font-weight="normal" officeooo:rsid="00388563" style:font-weight-asian="normal" style:font-weight-complex="normal" style:text-underline-style="none"/>
    </style:style>
    <style:style style:family="text" style:name="T28">
      <style:text-properties fo:font-weight="normal" officeooo:rsid="0084ac0a" style:font-weight-asian="normal" style:font-weight-complex="normal" style:text-underline-style="none"/>
    </style:style>
    <style:style style:family="text" style:name="T29">
      <style:text-properties officeooo:rsid="00120c68" style:text-underline-style="none"/>
    </style:style>
    <style:style style:family="text" style:name="T30">
      <style:text-properties fo:font-weight="bold" style:font-weight-asian="bold" style:font-weight-complex="bold" style:text-underline-style="none"/>
    </style:style>
    <style:style style:family="text" style:name="T31">
      <style:text-properties fo:font-weight="bold" officeooo:rsid="000dd735" style:font-weight-asian="bold" style:font-weight-complex="bold" style:text-underline-style="none"/>
    </style:style>
    <style:style style:family="text" style:name="T32">
      <style:text-properties fo:font-weight="bold" style:font-name-complex="Arial4" style:font-weight-asian="bold" style:font-weight-complex="bold" style:text-underline-style="none"/>
    </style:style>
    <style:style style:family="text" style:name="T33">
      <style:text-properties fo:font-weight="bold" officeooo:rsid="000dd735" style:font-name-complex="Arial4" style:font-weight-asian="bold" style:font-weight-complex="bold" style:text-underline-style="none"/>
    </style:style>
    <style:style style:family="text" style:name="T34">
      <style:text-properties officeooo:rsid="00388563" style:text-underline-style="none"/>
    </style:style>
    <style:style style:family="text" style:name="T35">
      <style:text-properties fo:font-style="normal" style:font-style-asian="normal" style:font-style-complex="normal" style:text-underline-style="none"/>
    </style:style>
    <style:style style:family="text" style:name="T36">
      <style:text-properties fo:font-style="normal" officeooo:rsid="00388563" style:font-style-asian="normal" style:font-style-complex="normal" style:text-underline-style="none"/>
    </style:style>
    <style:style style:family="text" style:name="T37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8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9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0">
      <style:text-properties fo:font-style="normal" fo:font-weight="bold" officeooo:rsid="0076fc43" style:font-style-asian="normal" style:font-style-complex="normal" style:font-weight-asian="bold" style:font-weight-complex="bold"/>
    </style:style>
    <style:style style:family="text" style:name="T41">
      <style:text-properties fo:color="#000000" fo:font-weight="normal" officeooo:rsid="00120c68" style:font-weight-asian="normal" style:font-weight-complex="normal" style:text-position="super 58%" style:text-underline-color="font-color" style:text-underline-style="solid" style:text-underline-width="auto"/>
    </style:style>
    <style:style style:family="text" style:name="T42">
      <style:text-properties fo:color="#000000" fo:font-weight="normal" style:font-weight-asian="normal" style:font-weight-complex="normal" style:text-underline-style="none"/>
    </style:style>
    <style:style style:family="text" style:name="T43">
      <style:text-properties fo:color="#000000" fo:font-weight="normal" officeooo:rsid="00120c68" style:font-weight-asian="normal" style:font-weight-complex="normal" style:text-underline-style="none"/>
    </style:style>
    <style:style style:family="text" style:name="T44">
      <style:text-properties fo:background-color="transparent" fo:color="#000000" fo:country="BE" fo:font-style="italic" fo:font-weight="normal" fo:language="fr" fo:letter-spacing="0.007cm" loext:char-shading-value="0" style:font-name-complex="Calibri" style:font-style-asian="italic" style:font-style-complex="italic" style:font-weight-asian="normal" style:font-weight-complex="normal"/>
    </style:style>
    <style:style style:family="text" style:name="T45">
      <style:text-properties fo:background-color="transparent" fo:color="#000000" fo:country="BE" fo:font-style="italic" fo:font-weight="normal" fo:language="fr" fo:letter-spacing="0.007cm" loext:char-shading-value="0" officeooo:rsid="002d4917" style:font-name-complex="Calibri" style:font-style-asian="italic" style:font-style-complex="italic" style:font-weight-asian="normal" style:font-weight-complex="normal"/>
    </style:style>
    <style:style style:family="text" style:name="T46">
      <style:text-properties fo:background-color="transparent" fo:color="#000000" fo:country="BE" fo:font-style="italic" fo:font-weight="normal" fo:language="fr" fo:letter-spacing="0.007cm" loext:char-shading-value="0" officeooo:rsid="002df77d" style:font-name-complex="Calibri" style:font-style-asian="italic" style:font-style-complex="italic" style:font-weight-asian="normal" style:font-weight-complex="normal"/>
    </style:style>
    <style:style style:family="text" style:name="T47">
      <style:text-properties fo:background-color="transparent" fo:color="#000000" fo:country="BE" fo:font-weight="normal" fo:language="fr" fo:letter-spacing="0.007cm" loext:char-shading-value="0" style:font-name-complex="Calibri" style:font-style-complex="italic" style:font-weight-asian="normal" style:font-weight-complex="normal"/>
    </style:style>
    <style:style style:family="text" style:name="T48">
      <style:text-properties fo:background-color="transparent" fo:color="#000000" fo:country="BE" fo:font-weight="normal" fo:language="fr" fo:letter-spacing="0.007cm" loext:char-shading-value="0" officeooo:rsid="0022f102" style:font-name-complex="Calibri" style:font-style-complex="italic" style:font-weight-asian="normal" style:font-weight-complex="normal"/>
    </style:style>
    <style:style style:family="text" style:name="T49">
      <style:text-properties fo:color="#000000" fo:font-weight="normal" officeooo:rsid="00120c68" style:font-weight-asian="normal" style:font-weight-complex="normal" style:text-underline-color="font-color" style:text-underline-style="solid" style:text-underline-width="auto"/>
    </style:style>
    <style:style style:family="text" style:name="T50">
      <style:text-properties fo:background-color="transparent" fo:font-style="normal" fo:font-weight="normal" loext:char-shading-value="0" style:font-style-asian="normal" style:font-weight-asian="normal" style:font-weight-complex="normal" style:use-window-font-color="true"/>
    </style:style>
    <style:style style:family="text" style:name="T51">
      <style:text-properties fo:background-color="transparent" fo:font-style="normal" fo:font-weight="normal" loext:char-shading-value="0" officeooo:rsid="0021bc21" style:font-style-asian="normal" style:font-weight-asian="normal" style:font-weight-complex="normal" style:use-window-font-color="true"/>
    </style:style>
    <style:style style:family="text" style:name="T52">
      <style:text-properties fo:background-color="transparent" fo:font-style="normal" fo:font-weight="normal" loext:char-shading-value="0" officeooo:rsid="000fc04e" style:font-style-asian="normal" style:font-weight-asian="normal" style:font-weight-complex="normal" style:use-window-font-color="true"/>
    </style:style>
    <style:style style:family="text" style:name="T53">
      <style:text-properties fo:background-color="transparent" fo:font-style="normal" fo:font-weight="normal" loext:char-shading-value="0" officeooo:rsid="0021bc21" style:font-style-asian="normal" style:font-style-complex="normal" style:font-weight-asian="normal" style:font-weight-complex="normal" style:use-window-font-color="true"/>
    </style:style>
    <style:style style:family="text" style:name="T54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5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6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7">
      <style:text-properties fo:font-style="normal" fo:font-weight="bold" officeooo:rsid="0076fc43" style:font-style-asian="normal" style:font-style-complex="normal" style:font-weight-asian="bold" style:font-weight-complex="bold" style:use-window-font-color="true"/>
    </style:style>
    <style:style style:family="text" style:name="T58">
      <style:text-properties fo:background-color="transparent" fo:font-style="italic" fo:font-weight="normal" loext:char-shading-value="0" officeooo:rsid="000fc04e" style:font-style-asian="italic" style:font-style-complex="italic" style:font-weight-asian="normal" style:font-weight-complex="normal" style:use-window-font-color="true"/>
    </style:style>
    <style:style style:family="text" style:name="T59">
      <style:text-properties fo:font-style="italic" fo:font-weight="bold" officeooo:rsid="0076fc43" style:font-style-asian="italic" style:font-style-complex="italic" style:font-weight-asian="bold" style:font-weight-complex="bold" style:use-window-font-color="true"/>
    </style:style>
    <style:style style:family="text" style:name="T60">
      <style:text-properties fo:background-color="transparent" fo:country="BE" fo:font-style="italic" fo:font-weight="bold" fo:language="fr" fo:letter-spacing="0.007cm" loext:char-shading-value="0" officeooo:rsid="00794b2c" style:font-name-complex="Calibri" style:font-style-asian="italic" style:font-style-complex="italic" style:font-weight-asian="bold" style:font-weight-complex="bold" style:use-window-font-color="true"/>
    </style:style>
    <style:style style:family="text" style:name="T61">
      <style:text-properties fo:background-color="transparent" fo:country="BE" fo:font-style="italic" fo:font-weight="normal" fo:language="fr" fo:letter-spacing="0.007cm" loext:char-shading-value="0" officeooo:rsid="0096fb87" style:font-name-complex="Calibri" style:font-style-asian="italic" style:font-style-complex="italic" style:font-weight-asian="normal" style:font-weight-complex="normal" style:use-window-font-color="true"/>
    </style:style>
    <style:style style:family="text" style:name="T62">
      <style:text-properties fo:background-color="transparent" fo:country="BE" fo:font-style="normal" fo:font-weight="normal" fo:language="fr" fo:letter-spacing="0.007cm" loext:char-shading-value="0" officeooo:rsid="000ce954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3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4">
      <style:text-properties fo:background-color="transparent" fo:country="BE" fo:font-style="normal" fo:font-weight="normal" fo:language="fr" fo:letter-spacing="0.007cm" loext:char-shading-value="0" officeooo:rsid="0096fb87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5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use-window-font-color="true"/>
    </style:style>
    <style:style style:family="text" style:name="T66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 style:use-window-font-color="true"/>
    </style:style>
    <style:style style:family="text" style:name="T67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 style:use-window-font-color="true"/>
    </style:style>
    <style:style style:family="text" style:name="T68">
      <style:text-properties fo:font-weight="normal" officeooo:rsid="000dd735" style:font-name-complex="Arial4" style:font-weight-asian="normal" style:font-weight-complex="normal" style:text-line-through-style="solid" style:text-line-through-type="single" style:text-underline-color="font-color" style:text-underline-style="solid" style:text-underline-width="auto"/>
    </style:style>
    <style:style style:family="text" style:name="T69">
      <style:text-properties fo:font-size="13pt" fo:font-style="italic" style:font-size-asian="13pt" style:font-size-complex="13pt" style:font-style-asian="italic" style:font-style-complex="italic" style:text-underline-style="none"/>
    </style:style>
    <style:style style:family="text" style:name="T70">
      <style:text-properties fo:font-size="13pt" fo:font-style="italic" officeooo:rsid="00388563" style:font-size-asian="13pt" style:font-size-complex="13pt" style:font-style-asian="italic" style:font-style-complex="italic" style:text-underline-style="none"/>
    </style:style>
    <style:style style:family="text" style:name="T71">
      <style:text-properties fo:font-size="14pt" fo:font-weight="bold" style:font-size-asian="14pt" style:font-size-complex="16pt" style:font-style-complex="italic" style:font-weight-asian="bold" style:font-weight-complex="bold"/>
    </style:style>
    <style:style style:family="text" style:name="T72">
      <style:text-properties fo:font-size="14pt" fo:font-weight="bold" officeooo:rsid="009b74a0" style:font-size-asian="14pt" style:font-size-complex="16pt" style:font-style-complex="italic" style:font-weight-asian="bold" style:font-weight-complex="bold"/>
    </style:style>
    <style:style style:family="text" style:name="T73">
      <style:text-properties fo:font-size="14pt" style:font-name-complex="Arial4" style:font-size-asian="14pt" style:font-size-complex="14pt"/>
    </style:style>
    <style:style style:family="text" style:name="T74">
      <style:text-properties fo:font-size="12pt" style:font-size-asian="12pt" style:font-size-complex="12pt" style:font-weight-complex="bold" style:text-underline-color="font-color" style:text-underline-style="solid" style:text-underline-width="auto"/>
    </style:style>
    <style:style style:family="text" style:name="T75">
      <style:text-properties fo:font-size="12pt" officeooo:rsid="001415ee" style:font-size-asian="12pt" style:font-size-complex="12pt" style:font-weight-complex="bold" style:text-underline-color="font-color" style:text-underline-style="solid" style:text-underline-width="auto"/>
    </style:style>
    <style:style style:family="text" style:name="T76">
      <style:text-properties fo:font-size="12pt" officeooo:rsid="005d860a" style:font-size-asian="12pt" style:font-size-complex="12pt" style:font-weight-complex="bold" style:text-underline-color="font-color" style:text-underline-style="solid" style:text-underline-width="auto"/>
    </style:style>
    <style:style style:family="text" style:name="T77">
      <style:text-properties fo:font-size="12pt" fo:font-weight="bold" style:font-size-asian="12pt" style:font-size-complex="12pt" style:font-weight-asian="bold" style:text-underline-color="font-color" style:text-underline-style="solid" style:text-underline-width="auto"/>
    </style:style>
    <style:style style:family="text" style:name="T78">
      <style:text-properties fo:background-color="transparent" fo:font-size="12pt" fo:font-weight="normal" loext:char-shading-value="0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79">
      <style:text-properties fo:background-color="transparent" fo:font-size="12pt" fo:font-weight="normal" loext:char-shading-value="0" officeooo:rsid="00133d26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80">
      <style:text-properties fo:font-size="12pt" style:font-size-asian="12pt" style:font-size-complex="12pt" style:font-weight-complex="bold"/>
    </style:style>
    <style:style style:family="text" style:name="T81">
      <style:text-properties fo:font-size="12pt" fo:letter-spacing="0.007cm" style:font-size-asian="12pt" style:font-size-complex="12pt" style:font-style-complex="italic"/>
    </style:style>
    <style:style style:family="text" style:name="T82">
      <style:text-properties fo:font-size="12pt" fo:letter-spacing="0.007cm" style:font-size-asian="12pt" style:font-size-complex="12pt" style:font-style-complex="italic" style:text-underline-color="font-color" style:text-underline-style="solid" style:text-underline-width="auto"/>
    </style:style>
    <style:style style:family="text" style:name="T83">
      <style:text-properties fo:background-color="transparent" fo:font-size="12pt" fo:font-weight="normal" loext:char-shading-value="0" style:font-size-asian="12pt" style:font-size-complex="16pt" style:font-weight-asian="normal" style:font-weight-complex="normal"/>
    </style:style>
    <style:style style:family="text" style:name="T84">
      <style:text-properties style:font-name-complex="Arial4"/>
    </style:style>
    <style:style style:family="text" style:name="T85">
      <style:text-properties style:text-underline-color="font-color" style:text-underline-style="solid" style:text-underline-width="auto"/>
    </style:style>
    <style:style style:family="text" style:name="T86">
      <style:text-properties fo:font-weight="bold" officeooo:rsid="000dd735" style:font-name-complex="Arial4" style:font-weight-asian="bold" style:font-weight-complex="bold" style:text-underline-color="font-color" style:text-underline-style="solid" style:text-underline-width="auto"/>
    </style:style>
    <style:style style:family="text" style:name="T87">
      <style:text-properties style:font-weight-complex="bold" style:text-underline-color="font-color" style:text-underline-style="solid" style:text-underline-width="auto"/>
    </style:style>
    <style:style style:family="text" style:name="T88">
      <style:text-properties officeooo:rsid="002709e8" style:font-weight-complex="bold" style:text-underline-color="font-color" style:text-underline-style="solid" style:text-underline-width="auto"/>
    </style:style>
    <style:style style:family="text" style:name="T89">
      <style:text-properties officeooo:rsid="0099d90c" style:font-weight-complex="bold" style:text-underline-color="font-color" style:text-underline-style="solid" style:text-underline-width="auto"/>
    </style:style>
    <style:style style:family="text" style:name="T90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91">
      <style:text-properties fo:font-weight="normal" officeooo:rsid="000ce954" style:font-weight-asian="normal" style:font-weight-complex="normal" style:text-underline-color="font-color" style:text-underline-style="solid" style:text-underline-width="auto"/>
    </style:style>
    <style:style style:family="text" style:name="T92">
      <style:text-properties fo:font-weight="normal" officeooo:rsid="0030757e" style:font-weight-asian="normal" style:font-weight-complex="normal" style:text-underline-color="font-color" style:text-underline-style="solid" style:text-underline-width="auto"/>
    </style:style>
    <style:style style:family="text" style:name="T93">
      <style:text-properties fo:font-weight="normal" officeooo:rsid="0096fb87" style:font-weight-asian="normal" style:font-weight-complex="normal" style:text-underline-color="font-color" style:text-underline-style="solid" style:text-underline-width="auto"/>
    </style:style>
    <style:style style:family="text" style:name="T94">
      <style:text-properties fo:font-weight="normal" officeooo:rsid="0084ac0a" style:font-weight-asian="normal" style:font-weight-complex="normal" style:text-underline-color="font-color" style:text-underline-style="solid" style:text-underline-width="auto"/>
    </style:style>
    <style:style style:family="text" style:name="T95">
      <style:text-properties officeooo:rsid="00120c68" style:text-underline-color="font-color" style:text-underline-style="solid" style:text-underline-width="auto"/>
    </style:style>
    <style:style style:family="text" style:name="T96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color="font-color" style:text-underline-style="solid" style:text-underline-width="auto"/>
    </style:style>
    <style:style style:family="text" style:name="T97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style="none"/>
    </style:style>
    <style:style style:family="text" style:name="T98">
      <style:text-properties style:font-weight-complex="bold"/>
    </style:style>
    <style:style style:family="text" style:name="T99">
      <style:text-properties fo:font-size="14pt" style:font-name="Wingdings" style:font-name-asian="Wingdings1" style:font-name-complex="Wingdings1" style:font-size-asian="14pt" style:font-size-complex="14pt"/>
    </style:style>
    <style:style style:family="text" style:name="T100">
      <style:text-properties style:font-name="Wingdings" style:font-name-asian="Wingdings1" style:font-name-complex="Wingdings1"/>
    </style:style>
    <style:style style:family="text" style:name="T101">
      <style:text-properties fo:font-weight="bold" style:font-name="Wingdings" style:font-name-asian="Wingdings1" style:font-name-complex="Wingdings1" style:font-weight-asian="bold" style:font-weight-complex="bold" style:text-underline-style="none"/>
    </style:style>
    <style:style style:family="text" style:name="T102">
      <style:text-properties fo:font-weight="bold" officeooo:rsid="000dd735" style:font-name="Wingdings" style:font-name-asian="Wingdings1" style:font-name-complex="Wingdings1" style:font-weight-asian="bold" style:font-weight-complex="bold" style:text-underline-style="none"/>
    </style:style>
    <style:style style:family="text" style:name="T103">
      <style:text-properties fo:font-weight="bold" officeooo:rsid="000dd735" style:font-name="Wingdings" style:font-name-asian="Wingdings2" style:font-name-complex="Wingdings2" style:font-weight-asian="bold" style:font-weight-complex="bold" style:text-underline-style="none"/>
    </style:style>
    <style:style style:family="text" style:name="T104">
      <style:text-properties fo:font-weight="bold" officeooo:rsid="0011508b" style:font-name="Wingdings" style:font-name-asian="Wingdings2" style:font-name-complex="Wingdings2" style:font-weight-asian="bold" style:font-weight-complex="bold" style:text-underline-style="none"/>
    </style:style>
    <style:style style:family="text" style:name="T105">
      <style:text-properties fo:font-weight="normal" style:font-weight-asian="normal" style:font-weight-complex="normal"/>
    </style:style>
    <style:style style:family="text" style:name="T106">
      <style:text-properties fo:font-size="10pt" fo:font-style="normal" fo:font-weight="normal" fo:letter-spacing="0.007cm" officeooo:rsid="0011508b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07">
      <style:text-properties fo:font-size="10pt" fo:font-weight="normal" style:font-size-asian="10pt" style:font-size-complex="10pt" style:font-weight-asian="normal" style:font-weight-complex="normal"/>
    </style:style>
    <style:style style:family="text" style:name="T108">
      <style:text-properties officeooo:rsid="00120c68" style:text-position="super 58%" style:text-underline-color="font-color" style:text-underline-style="solid" style:text-underline-width="auto"/>
    </style:style>
    <style:style style:family="text" style:name="T109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0">
      <style:text-properties fo:country="BE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1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2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3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4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5">
      <style:text-properties fo:color="#000000" fo:country="US" fo:font-size="10pt" fo:font-style="normal" fo:font-variant="normal" fo:font-weight="normal" fo:language="en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6">
      <style:text-properties fo:country="BE" fo:font-size="10pt" fo:font-style="normal" fo:font-weight="normal" fo:language="fr" fo:letter-spacing="normal" fo:text-shadow="none" style:country-asian="BE" style:country-complex="SA" style:font-name="Times New Roman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7">
      <style:text-properties fo:color="#000000" fo:country="BE" fo:font-size="10pt" fo:font-style="normal" fo:font-weight="normal" fo:language="fr" fo:letter-spacing="normal" fo:text-shadow="none" style:country-asian="BE" style:country-complex="SA" style:font-name="Arial3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0">
      <style:text-properties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office:value-type="string" table:number-columns-spanned="2" table:style-name="Tableau1.A1">
            <text:p text:style-name="P23"><text:text-input text:description="Référence">self.getReference()</text:text-input></text:p>
          </table:table-cell>
          <table:covered-table-cell/>
          <table:table-cell office:value-type="string" table:number-columns-spanned="8" table:style-name="Tableau1.C1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leau1.K1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office:value-type="string" table:number-columns-spanned="7" table:style-name="Tableau1.A2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leau1.H2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office:value-type="string" table:number-columns-spanned="12" table:style-name="Tableau1.A3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office:value-type="string" table:number-columns-spanned="12" table:style-name="Tableau1.A4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office:value-type="string" table:style-name="Tableau1.A5">
            <text:p text:style-name="P43"><text:span text:style-name="T11">Lotissement</text:span><text:span text:style-name="T15"> :</text:span></text:p>
          </table:table-cell>
          <table:table-cell office:value-type="string" table:number-columns-spanned="10" table:style-name="Tableau1.B5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au1.L5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subdivisionDetails))</text:span></text:p></office:annotation></text:span></text:p>
          </table:table-cell>
        </table:table-row>
        <table:table-row table:style-name="Tableau1.6">
          <table:table-cell office:value-type="string" table:style-name="Tableau1.A6">
            <text:p text:style-name="P38"><text:span text:style-name="T79">P</text:span><text:span text:style-name="T78">lan de secteur</text:span><text:span text:style-name="T83"> :</text:span></text:p>
          </table:table-cell>
          <table:table-cell office:value-type="string" table:number-columns-spanned="11" table:style-name="Tableau1.B6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office:value-type="string" table:style-name="Tableau1.A7">
            <text:p text:style-name="P45"><text:span text:style-name="T87">Architecte</text:span><text:span text:style-name="T98"> :</text:span></text:p>
          </table:table-cell>
          <table:table-cell office:value-type="string" table:number-columns-spanned="11" table:style-name="Tableau1.B7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4" table:style-name="Tableau1.A8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office:value-type="string" table:number-columns-spanned="5" table:style-name="Tableau1.E8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leau1.J8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office:value-type="string" table:number-columns-spanned="12" table:style-name="Tableau1.A9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office:value-type="string" table:number-columns-spanned="12" table:style-name="Tableau1.A10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office:value-type="string" table:number-columns-spanned="6" table:style-name="Tableau1.A11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au1.G11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2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3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office:value-type="string" table:number-columns-spanned="12" table:style-name="Tableau1.A1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office:value-type="string" table:number-columns-spanned="5" table:style-name="Tableau1.A15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7" table:style-name="Tableau1.F15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office:value-type="string" table:number-columns-spanned="3" table:style-name="Tableau1.A16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office:value-type="string" table:number-columns-spanned="5" table:style-name="Tableau1.D16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office:value-type="string" table:number-columns-spanned="4" table:style-name="Tableau1.I16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Wingdings2" svg:font-family="Wingdings"/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Ubuntu" svg:font-family="Ubuntu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Arial3" svg:font-family="Arial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Arial4" svg:font-family="Arial"/>
    <style:font-face style:font-family-generic="system" style:font-pitch="variable" style:name="Courier New1" svg:font-family="'Courier New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  <style:font-face style:font-family-generic="system" style:font-pitch="variable" style:name="Wingdings1" svg:font-family="Wingdings"/>
  </office:font-face-decls>
  <office:automatic-styles>
    <style:style style:family="table" style:name="Tableau1">
      <style:table-properties fo:break-before="page" fo:margin-bottom="0cm" fo:margin-left="-0.199cm" fo:margin-top="0cm" style:width="16.6cm" style:writing-mode="lr-tb" table:align="left"/>
    </style:style>
    <style:style style:family="table-column" style:name="Tableau1.A">
      <style:table-column-properties style:column-width="4.15cm"/>
    </style:style>
    <style:style style:family="table-column" style:name="Tableau1.B">
      <style:table-column-properties style:column-width="0.349cm"/>
    </style:style>
    <style:style style:family="table-column" style:name="Tableau1.C">
      <style:table-column-properties style:column-width="1cm"/>
    </style:style>
    <style:style style:family="table-column" style:name="Tableau1.D">
      <style:table-column-properties style:column-width="0.101cm"/>
    </style:style>
    <style:style style:family="table-column" style:name="Tableau1.E">
      <style:table-column-properties style:column-width="1.401cm"/>
    </style:style>
    <style:style style:family="table-column" style:name="Tableau1.F">
      <style:table-column-properties style:column-width="1.099cm"/>
    </style:style>
    <style:style style:family="table-column" style:name="Tableau1.G">
      <style:table-column-properties style:column-width="0.201cm"/>
    </style:style>
    <style:style style:family="table-column" style:name="Tableau1.H">
      <style:table-column-properties style:column-width="2.75cm"/>
    </style:style>
    <style:style style:family="table-column" style:name="Tableau1.I">
      <style:table-column-properties style:column-width="0.049cm"/>
    </style:style>
    <style:style style:family="table-row" style:name="Tableau1.1">
      <style:table-row-properties fo:keep-together="auto" style:min-row-height="1.983cm"/>
    </style:style>
    <style:style style:family="table-cell" style:name="Tableau1.A1">
      <style:table-cell-properties fo:background-color="#d9d9d9" fo:border="0.5pt solid #00000a" fo:padding-bottom="0cm" fo:padding-left="0.199cm" fo:padding-right="0.191cm" fo:padding-top="0cm" style:vertical-align="middle">
        <style:background-image/>
      </style:table-cell-properties>
    </style:style>
    <style:style style:family="table-cell" style:name="Tableau1.C1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K1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2">
      <style:table-row-properties fo:keep-together="auto" style:min-row-height="3cm"/>
    </style:style>
    <style:style style:family="table-cell" style:name="Tableau1.A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H2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3">
      <style:table-row-properties fo:keep-together="auto" style:min-row-height="2cm"/>
    </style:style>
    <style:style style:family="table-cell" style:name="Tableau1.A3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4">
      <style:table-row-properties fo:keep-together="auto" style:min-row-height="0.914cm"/>
    </style:style>
    <style:style style:family="table-cell" style:name="Tableau1.A4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5">
      <style:table-row-properties fo:keep-together="auto" style:min-row-height="0.968cm"/>
    </style:style>
    <style:style style:family="table-cell" style:name="Tableau1.A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L5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row" style:name="Tableau1.6">
      <style:table-row-properties fo:keep-together="auto" style:min-row-height="0.485cm"/>
    </style:style>
    <style:style style:family="table-cell" style:name="Tableau1.A6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6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cell" style:name="Tableau1.A7">
      <style:table-cell-properties fo:border-bottom="0.5pt solid #00000a" fo:border-left="0.5pt solid #00000a" fo:border-right="none" fo:border-top="0.5pt solid #00000a" fo:padding-bottom="0cm" fo:padding-left="0.199cm" fo:padding-right="0.191cm" fo:padding-top="0cm" style:vertical-align="middle"/>
    </style:style>
    <style:style style:family="table-cell" style:name="Tableau1.B7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8">
      <style:table-row-properties fo:keep-together="auto" style:min-row-height="1cm"/>
    </style:style>
    <style:style style:family="table-cell" style:name="Tableau1.A8">
      <style:table-cell-properties fo:border="0.5pt solid #00000a" fo:padding-bottom="0cm" fo:padding-left="0.199cm" fo:padding-right="0.191cm" fo:padding-top="0cm" style:vertical-align=""/>
    </style:style>
    <style:style style:family="table-cell" style:name="Tableau1.E8">
      <style:table-cell-properties fo:border="0.5pt solid #00000a" fo:padding-bottom="0cm" fo:padding-left="0.199cm" fo:padding-right="0.191cm" fo:padding-top="0cm" style:vertical-align=""/>
    </style:style>
    <style:style style:family="table-cell" style:name="Tableau1.J8">
      <style:table-cell-properties fo:border="0.5pt solid #00000a" fo:padding-bottom="0cm" fo:padding-left="0.199cm" fo:padding-right="0.191cm" fo:padding-top="0cm" style:vertical-align=""/>
    </style:style>
    <style:style style:family="table-row" style:name="Tableau1.9">
      <style:table-row-properties fo:keep-together="auto" style:min-row-height="0.363cm"/>
    </style:style>
    <style:style style:family="table-cell" style:name="Tableau1.A9">
      <style:table-cell-properties fo:border="0.5pt solid #00000a" fo:padding-bottom="0cm" fo:padding-left="0.199cm" fo:padding-right="0.191cm" fo:padding-top="0cm"/>
    </style:style>
    <style:style style:family="table-row" style:name="Tableau1.10">
      <style:table-row-properties fo:keep-together="auto" style:min-row-height="0.249cm"/>
    </style:style>
    <style:style style:family="table-cell" style:name="Tableau1.A10">
      <style:table-cell-properties fo:border-bottom="0.5pt solid #00000a" fo:border-left="0.5pt solid #00000a" fo:border-right="0.5pt solid #00000a" fo:border-top="none" fo:padding-bottom="0cm" fo:padding-left="0.199cm" fo:padding-right="0.191cm" fo:padding-top="0cm"/>
    </style:style>
    <style:style style:family="table-row" style:name="Tableau1.11">
      <style:table-row-properties fo:keep-together="auto" style:min-row-height="2.499cm"/>
    </style:style>
    <style:style style:family="table-cell" style:name="Tableau1.A11">
      <style:table-cell-properties fo:border="0.5pt solid #00000a" fo:padding-bottom="0cm" fo:padding-left="0.199cm" fo:padding-right="0.191cm" fo:padding-top="0cm" style:vertical-align=""/>
    </style:style>
    <style:style style:family="table-cell" style:name="Tableau1.G11">
      <style:table-cell-properties fo:border="0.5pt solid #00000a" fo:padding-bottom="0cm" fo:padding-left="0.199cm" fo:padding-right="0.191cm" fo:padding-top="0cm" style:vertical-align=""/>
    </style:style>
    <style:style style:family="table-cell" style:name="Tableau1.A1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A13">
      <style:table-cell-properties fo:border="0.5pt solid #00000a" fo:padding-bottom="0cm" fo:padding-left="0.199cm" fo:padding-right="0.191cm" fo:padding-top="0cm" style:vertical-align=""/>
    </style:style>
    <style:style style:family="table-row" style:name="Tableau1.14">
      <style:table-row-properties fo:keep-together="auto" style:min-row-height="1.36cm"/>
    </style:style>
    <style:style style:family="table-row" style:name="Tableau1.15">
      <style:table-row-properties fo:keep-together="auto" style:min-row-height="0.686cm"/>
    </style:style>
    <style:style style:family="table-cell" style:name="Tableau1.A15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F15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16">
      <style:table-row-properties fo:keep-together="auto" style:min-row-height="1.589cm"/>
    </style:style>
    <style:style style:family="table-cell" style:name="Tableau1.A16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D16">
      <style:table-cell-properties fo:border="0.5pt solid #00000a" fo:padding-bottom="0cm" fo:padding-left="0.199cm" fo:padding-right="0.191cm" fo:padding-top="0cm" style:vertical-align=""/>
    </style:style>
    <style:style style:family="table-cell" style:name="Tableau1.I16">
      <style:table-cell-properties fo:border="0.5pt solid #00000a" fo:padding-bottom="0cm" fo:padding-left="0.199cm" fo:padding-right="0.191cm" fo:padding-top="0cm" style:vertical-align=""/>
    </style:style>
    <style:style style:family="paragraph" style:name="P1" style:parent-style-name="Standard">
      <style:paragraph-properties fo:margin-bottom="0.101cm" fo:margin-left="0cm" fo:margin-right="0cm" fo:margin-top="0.101cm" fo:text-align="center" fo:text-indent="0cm" loext:contextual-spacing="false" style:auto-text-indent="false" style:justify-single-word="false"/>
      <style:text-properties style:font-name="Arial"/>
    </style:style>
    <style:style style:family="paragraph" style:name="P2" style:parent-style-name="Standard">
      <style:paragraph-properties fo:hyphenation-ladder-count="no-limit" fo:margin-bottom="0.101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2" fo:hyphenation-remain-char-count="2" fo:letter-spacing="0.007cm" loext:hyphenation-no-caps="false" officeooo:paragraph-rsid="000ce954" style:font-name="Arial" style:font-name-complex="Times New Roman2" style:font-size-asian="11pt" style:font-size-complex="11pt" style:font-style-asian="italic" style:font-style-complex="italic"/>
    </style:style>
    <style:style style:family="paragraph" style:name="P3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2pt" fo:hyphenate="false" fo:hyphenation-push-char-count="3" fo:hyphenation-remain-char-count="3" loext:hyphenation-no-caps="false" officeooo:paragraph-rsid="00120c68" style:font-name="Arial" style:font-size-asian="12pt" style:font-size-complex="12pt"/>
    </style:style>
    <style:style style:family="paragraph" style:name="P4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3pt" fo:font-style="italic" fo:hyphenate="false" fo:hyphenation-push-char-count="3" fo:hyphenation-remain-char-count="3" loext:hyphenation-no-caps="false" officeooo:paragraph-rsid="00120c68" style:font-name="Arial" style:font-size-asian="13pt" style:font-size-complex="13pt" style:font-style-asian="italic" style:font-style-complex="italic"/>
    </style:style>
    <style:style style:family="paragraph" style:name="P5" style:parent-style-name="Standard">
      <style:paragraph-properties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6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7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8" style:parent-style-name="Standard">
      <style:paragraph-properties fo:hyphenation-ladder-count="no-limit" fo:line-height="100%" fo:margin-bottom="0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fo:hyphenate="false" fo:hyphenation-push-char-count="3" fo:hyphenation-remain-char-count="3" loext:hyphenation-no-caps="false" officeooo:paragraph-rsid="000b9c29" style:font-name="Arial" style:font-size-asian="15pt" style:font-size-complex="15pt" style:font-weight-asian="bold" style:font-weight-complex="bold"/>
    </style:style>
    <style:style style:family="paragraph" style:name="P9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10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11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12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13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99d90c" style:font-name="Arial" style:font-size-asian="11pt" style:font-size-complex="11pt"/>
    </style:style>
    <style:style style:family="paragraph" style:name="P14" style:parent-style-name="Standard">
      <style:paragraph-properties fo:line-height="100%" fo:margin-bottom="0cm" fo:margin-left="0cm" fo:margin-right="0cm" fo:margin-top="0cm" fo:text-align="center" fo:text-indent="0cm" loext:contextual-spacing="false" style:auto-text-indent="false" style:justify-single-word="false"/>
      <style:text-properties style:font-name="Arial"/>
    </style:style>
    <style:style style:family="paragraph" style:name="P15" style:parent-style-name="Standard">
      <style:paragraph-properties fo:hyphenation-ladder-count="no-limit" fo:line-height="100%" fo:margin-bottom="0cm" fo:margin-left="0cm" fo:margin-right="0cm" fo:margin-top="0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16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2pt" fo:font-weight="normal" officeooo:paragraph-rsid="000b9c29" style:font-name="Arial" style:font-size-asian="12pt" style:font-size-complex="12pt" style:font-weight-asian="normal" style:font-weight-complex="normal"/>
    </style:style>
    <style:style style:family="paragraph" style:name="P17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18" style:parent-style-name="Standard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19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0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1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2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3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2pt" style:font-weight-asian="bold" style:font-weight-complex="bold"/>
    </style:style>
    <style:style style:family="paragraph" style:name="P24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6pt" style:font-style-complex="italic" style:font-weight-asian="bold" style:font-weight-complex="bold"/>
    </style:style>
    <style:style style:family="paragraph" style:name="P25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26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27" style:parent-style-name="Standard">
      <style:paragraph-properties fo:hyphenation-ladder-count="no-limit" fo:line-height="100%" fo:margin-bottom="0cm" fo:margin-top="0.101cm" loext:contextual-spacing="false">
        <style:tab-stops>
          <style:tab-stop style:position="0cm"/>
        </style:tab-stops>
      </style:paragraph-properties>
      <style:text-properties fo:font-size="11pt" fo:font-style="normal" fo:font-weight="bold" fo:hyphenate="false" fo:hyphenation-push-char-count="3" fo:hyphenation-remain-char-count="3" fo:letter-spacing="0.007cm" loext:hyphenation-no-caps="false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28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29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2709e8" style:font-name="Arial" style:font-size-asian="11pt" style:font-size-complex="11pt"/>
    </style:style>
    <style:style style:family="paragraph" style:name="P30" style:parent-style-name="Standard">
      <style:paragraph-properties fo:line-height="100%" fo:margin-bottom="0.101cm" fo:margin-top="0.101cm" loext:contextual-spacing="false"/>
      <style:text-properties style:font-name="Arial"/>
    </style:style>
    <style:style style:family="paragraph" style:name="P31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7404b0" style:font-name="Arial" style:font-size-asian="11pt" style:font-size-complex="11pt"/>
    </style:style>
    <style:style style:family="paragraph" style:name="P32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2510ef" style:font-name="Arial" style:font-size-asian="11pt" style:font-size-complex="11pt"/>
    </style:style>
    <style:style style:family="paragraph" style:name="P33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84ac0a" style:font-name="Arial" style:font-size-asian="11pt" style:font-size-complex="11pt"/>
    </style:style>
    <style:style style:family="paragraph" style:name="P34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rsid="00184c48" style:font-name="Arial" style:font-size-asian="11pt" style:font-size-complex="11pt" style:font-style-asian="italic" style:font-style-complex="italic"/>
    </style:style>
    <style:style style:family="paragraph" style:name="P35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paragraph-rsid="005a8d3c" style:font-name="Arial" style:font-size-asian="11pt" style:font-size-complex="11pt" style:font-style-asian="italic" style:font-style-complex="italic" style:font-weight-complex="bold"/>
    </style:style>
    <style:style style:family="paragraph" style:name="P36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1pt" fo:font-style="italic" fo:font-weight="bold" fo:hyphenate="false" fo:hyphenation-push-char-count="3" fo:hyphenation-remain-char-count="3" fo:letter-spacing="0.007cm" loext:hyphenation-no-caps="false" officeooo:paragraph-rsid="002709e8" officeooo:rsid="002709e8" style:font-name="Arial" style:font-size-asian="11pt" style:font-size-complex="11pt" style:font-style-asian="italic" style:font-style-complex="italic" style:font-weight-asian="bold" style:font-weight-complex="bold"/>
    </style:style>
    <style:style style:family="paragraph" style:name="P37" style:parent-style-name="Standard">
      <style:paragraph-properties fo:hyphenation-ladder-count="no-limit" fo:line-height="100%" fo:margin-bottom="0.101cm" fo:margin-top="0.101cm" loext:contextual-spacing="false">
        <style:tab-stops>
          <style:tab-stop style:position="0cm"/>
        </style:tab-stops>
      </style:paragraph-properties>
      <style:text-properties fo:font-size="11pt" fo:font-weight="bold" fo:hyphenate="false" fo:hyphenation-push-char-count="3" fo:hyphenation-remain-char-count="3" loext:hyphenation-no-caps="false" style:font-name="Arial" style:font-size-asian="11pt" style:font-size-complex="11pt" style:font-weight-asian="bold" style:font-weight-complex="bold"/>
    </style:style>
    <style:style style:family="paragraph" style:name="P38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normal" fo:font-weight="bold" fo:hyphenate="false" fo:hyphenation-push-char-count="2" fo:hyphenation-remain-char-count="2" fo:letter-spacing="0.007cm" loext:hyphenation-no-caps="false" officeooo:paragraph-rsid="003e90d2" style:font-name="Arial" style:font-name-complex="Times New Roman2" style:font-size-asian="14pt" style:font-size-complex="14pt" style:font-style-asian="normal" style:font-style-complex="normal" style:font-weight-asian="bold" style:font-weight-complex="bold"/>
    </style:style>
    <style:style style:family="paragraph" style:name="P39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0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1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2pt" fo:font-style="italic" fo:font-weight="normal" fo:hyphenate="false" fo:hyphenation-push-char-count="2" fo:hyphenation-remain-char-count="2" fo:letter-spacing="0.007cm" loext:hyphenation-no-caps="false" officeooo:paragraph-rsid="004525b2" style:font-name="Arial" style:font-name-complex="Times New Roman2" style:font-size-asian="12pt" style:font-size-complex="16pt" style:font-style-asian="italic" style:font-style-complex="italic" style:font-weight-asian="normal" style:font-weight-complex="normal"/>
    </style:style>
    <style:style style:family="paragraph" style:name="P42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3e90d2" style:font-name="Arial" style:font-size-asian="12pt" style:font-size-complex="12pt"/>
    </style:style>
    <style:style style:family="paragraph" style:name="P43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normal" fo:font-weight="bold" fo:hyphenate="false" fo:hyphenation-push-char-count="2" fo:hyphenation-remain-char-count="2" loext:hyphenation-no-caps="false" officeooo:paragraph-rsid="003e90d2" style:font-name="Arial" style:font-size-asian="12pt" style:font-size-complex="12pt" style:font-style-asian="normal" style:font-style-complex="normal" style:font-weight-asian="bold" style:font-weight-complex="bold"/>
    </style:style>
    <style:style style:family="paragraph" style:name="P44" style:parent-style-name="Standard">
      <style:paragraph-properties fo:line-height="100%" fo:margin-bottom="0.3cm" fo:margin-top="0.3cm" fo:text-align="center" loext:contextual-spacing="false" style:justify-single-word="false"/>
      <style:text-properties fo:font-size="16pt" fo:font-weight="bold" style:font-name="Arial" style:font-size-asian="16pt" style:font-size-complex="16pt" style:font-weight-asian="bold" style:font-weight-complex="bold"/>
    </style:style>
    <style:style style:family="paragraph" style:name="P45" style:parent-style-name="Standard">
      <style:paragraph-properties fo:hyphenation-ladder-count="no-limit" fo:line-height="100%" fo:margin-bottom="0.101cm" fo:margin-left="2.499cm" fo:margin-right="0cm" fo:margin-top="0.101cm" fo:orphans="2" fo:text-align="center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hyphenate="false" fo:hyphenation-push-char-count="3" fo:hyphenation-remain-char-count="3" loext:hyphenation-no-caps="false" officeooo:paragraph-rsid="000be7dc" style:font-name="Arial" style:font-size-asian="12pt" style:font-size-complex="12pt"/>
    </style:style>
    <style:style style:family="paragraph" style:name="P46" style:parent-style-name="Standard">
      <style:paragraph-properties fo:hyphenation-ladder-count="no-limit" fo:line-height="100%" fo:margin-bottom="0.101cm" fo:margin-left="2.499cm" fo:margin-right="0cm" fo:margin-top="0.101cm" fo:orphans="2" fo:text-align="start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font-style="italic" fo:hyphenate="false" fo:hyphenation-push-char-count="3" fo:hyphenation-remain-char-count="3" fo:letter-spacing="0.007cm" loext:hyphenation-no-caps="false" officeooo:paragraph-rsid="004525b2" style:font-name="Arial" style:font-name-complex="Times New Roman2" style:font-size-asian="12pt" style:font-size-complex="12pt" style:font-style-asian="italic" style:font-style-complex="italic" style:font-weight-complex="bold"/>
    </style:style>
    <style:style style:family="paragraph" style:name="P47" style:parent-style-name="Standard">
      <style:paragraph-properties fo:hyphenation-ladder-count="no-limit" fo:line-height="100%" fo:margin-bottom="0.101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italic" fo:font-weight="bold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 style:font-weight-asian="bold" style:font-weight-complex="bold"/>
    </style:style>
    <style:style style:family="paragraph" style:name="P48" style:parent-style-name="Standard">
      <style:paragraph-properties fo:hyphenation-ladder-count="no-limit" fo:margin-bottom="0.199cm" fo:margin-left="0.06cm" fo:margin-right="0cm" fo:margin-top="0.101cm" fo:text-align="center" fo:text-indent="-0.06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4pt" fo:font-style="italic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/>
    </style:style>
    <style:style style:family="paragraph" style:name="P49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766702" style:font-name="Arial" style:font-size-asian="12pt" style:font-size-complex="12pt"/>
    </style:style>
    <style:style style:family="paragraph" style:name="P50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96fb87" style:font-name="Arial" style:font-size-asian="12pt" style:font-size-complex="12pt"/>
    </style:style>
    <style:style style:family="paragraph" style:name="P51" style:parent-style-name="Standard">
      <style:paragraph-properties fo:hyphenation-ladder-count="no-limit" fo:line-height="100%" fo:margin-bottom="0.101cm" fo:margin-left="2cm" fo:margin-right="0cm" fo:margin-top="0.101cm" fo:text-indent="-1cm" loext:contextual-spacing="false" style:auto-text-indent="false">
        <style:tab-stops/>
      </style:paragraph-properties>
      <style:text-properties fo:font-size="11pt" fo:hyphenate="false" fo:hyphenation-push-char-count="3" fo:hyphenation-remain-char-count="3" loext:hyphenation-no-caps="false" officeooo:paragraph-rsid="001df815" style:font-name="Arial" style:font-size-asian="11pt" style:font-size-complex="11pt"/>
    </style:style>
    <style:style style:family="paragraph" style:name="P52" style:parent-style-name="Standard">
      <style:text-properties fo:font-size="12pt" officeooo:rsid="0080a900" style:font-name="Arial" style:font-size-asian="12pt" style:font-size-complex="12pt"/>
    </style:style>
    <style:style style:family="paragraph" style:name="P53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 style:text-underline-style="none"/>
    </style:style>
    <style:style style:family="paragraph" style:name="P54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/>
    </style:style>
    <style:style style:family="paragraph" style:name="P55" style:parent-style-name="Standard">
      <style:paragraph-properties fo:hyphenation-ladder-count="no-limit" fo:line-height="100%" fo:margin-bottom="0cm" fo:margin-left="0.3cm" fo:margin-right="0cm" fo:margin-top="0cm" fo:text-indent="0cm" loext:contextual-spacing="false" style:auto-text-indent="false">
        <style:tab-stops>
          <style:tab-stop style:position="0cm"/>
        </style:tab-stops>
      </style:paragraph-properties>
      <style:text-properties fo:font-size="4pt" fo:hyphenate="false" fo:hyphenation-push-char-count="3" fo:hyphenation-remain-char-count="3" fo:letter-spacing="0.007cm" loext:hyphenation-no-caps="false" officeooo:paragraph-rsid="001fc404" officeooo:rsid="00120c68" style:font-name="Arial" style:font-size-asian="3.5pt" style:font-size-complex="4pt" style:font-style-complex="italic"/>
    </style:style>
    <style:style style:family="paragraph" style:name="P56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57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officeooo:rsid="0011508b" style:font-name="Arial" style:font-size-asian="11pt" style:font-size-complex="11pt"/>
    </style:style>
    <style:style style:family="paragraph" style:name="P58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0fc04e" style:font-name="Arial" style:font-size-asian="11pt" style:font-size-complex="11pt"/>
    </style:style>
    <style:style style:family="paragraph" style:name="P59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60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1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fo:letter-spacing="0.007cm" style:font-style-asian="italic" style:font-style-complex="italic" style:font-weight-complex="bold"/>
    </style:style>
    <style:style style:family="text" style:name="T2">
      <style:text-properties fo:font-style="italic" fo:letter-spacing="0.007cm" officeooo:rsid="0096fb87" style:font-style-asian="italic" style:font-style-complex="italic" style:font-weight-complex="bold"/>
    </style:style>
    <style:style style:family="text" style:name="T3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/>
    </style:style>
    <style:style style:family="text" style:name="T4">
      <style:text-properties fo:font-style="italic" fo:font-weight="bold" fo:letter-spacing="0.007cm" officeooo:rsid="00794b2c" style:font-style-asian="italic" style:font-style-complex="italic" style:font-weight-asian="bold" style:font-weight-complex="bold"/>
    </style:style>
    <style:style style:family="text" style:name="T5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/>
    </style:style>
    <style:style style:family="text" style:name="T6">
      <style:text-properties fo:font-style="italic" fo:font-weight="normal" fo:letter-spacing="0.007cm" style:font-name-complex="Times New Roman2" style:font-style-asian="italic" style:font-style-complex="italic" style:font-weight-asian="normal" style:font-weight-complex="normal"/>
    </style:style>
    <style:style style:family="text" style:name="T7">
      <style:text-properties fo:font-style="italic" fo:font-weight="normal" fo:letter-spacing="0.007cm" officeooo:rsid="0096fb87" style:font-style-asian="italic" style:font-style-complex="italic" style:font-weight-asian="normal" style:font-weight-complex="normal"/>
    </style:style>
    <style:style style:family="text" style:name="T8">
      <style:text-properties fo:letter-spacing="0.007cm" style:font-style-complex="italic"/>
    </style:style>
    <style:style style:family="text" style:name="T9">
      <style:text-properties fo:letter-spacing="0.007cm" style:font-style-complex="italic" style:text-underline-color="font-color" style:text-underline-style="solid" style:text-underline-width="auto"/>
    </style:style>
    <style:style style:family="text" style:name="T10">
      <style:text-properties fo:letter-spacing="0.007cm" officeooo:rsid="0011508b" style:font-style-complex="italic" style:text-underline-color="font-color" style:text-underline-style="solid" style:text-underline-width="auto"/>
    </style:style>
    <style:style style:family="text" style:name="T11">
      <style:text-properties fo:font-weight="normal" fo:letter-spacing="0.007cm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12">
      <style:text-properties fo:letter-spacing="0.007cm" style:font-style-complex="italic" style:text-underline-style="none"/>
    </style:style>
    <style:style style:family="text" style:name="T13">
      <style:text-properties fo:letter-spacing="0.007cm" officeooo:rsid="0011508b" style:font-style-complex="italic" style:text-underline-style="none"/>
    </style:style>
    <style:style style:family="text" style:name="T14">
      <style:text-properties fo:font-weight="bold" fo:letter-spacing="0.007cm" officeooo:rsid="0011508b" style:font-style-complex="italic" style:font-weight-asian="bold" style:font-weight-complex="bold" style:text-underline-style="none"/>
    </style:style>
    <style:style style:family="text" style:name="T15">
      <style:text-properties fo:font-weight="normal" fo:letter-spacing="0.007cm" style:font-name-complex="Times New Roman2" style:font-weight-asian="normal" style:font-weight-complex="normal"/>
    </style:style>
    <style:style style:family="text" style:name="T16">
      <style:text-properties fo:font-style="normal" fo:font-weight="normal" fo:letter-spacing="0.007cm" officeooo:rsid="000ce954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7">
      <style:text-properties fo:font-style="normal" fo:font-weight="normal" fo:letter-spacing="0.007cm" officeooo:rsid="00794b2c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tyle="normal" fo:font-weight="normal" fo:letter-spacing="0.007cm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9">
      <style:text-properties fo:font-style="normal" fo:font-weight="normal" fo:letter-spacing="0.007cm" officeooo:rsid="00794b2c" style:font-style-asian="normal" style:font-style-complex="normal" style:font-weight-asian="normal" style:font-weight-complex="normal"/>
    </style:style>
    <style:style style:family="text" style:name="T20">
      <style:text-properties fo:font-style="italic" fo:font-weight="normal" style:font-style-asian="italic" style:font-style-complex="italic" style:font-weight-asian="normal" style:font-weight-complex="normal" style:text-underline-style="none"/>
    </style:style>
    <style:style style:family="text" style:name="T21">
      <style:text-properties fo:font-style="italic" fo:font-weight="normal" officeooo:rsid="00388563" style:font-style-asian="italic" style:font-style-complex="italic" style:font-weight-asian="normal" style:font-weight-complex="normal" style:text-underline-style="none"/>
    </style:style>
    <style:style style:family="text" style:name="T22">
      <style:text-properties fo:font-style="italic" fo:font-weight="normal" officeooo:rsid="0084ac0a" style:font-style-asian="italic" style:font-style-complex="italic" style:font-weight-asian="normal" style:font-weight-complex="normal" style:text-underline-style="none"/>
    </style:style>
    <style:style style:family="text" style:name="T23">
      <style:text-properties fo:font-style="italic" fo:font-weight="normal" officeooo:rsid="0096fb87" style:font-style-asian="italic" style:font-style-complex="italic" style:font-weight-asian="normal" style:font-weight-complex="normal" style:text-underline-style="none"/>
    </style:style>
    <style:style style:family="text" style:name="T24">
      <style:text-properties fo:font-style="italic" fo:font-weight="bold" officeooo:rsid="0076fc43" style:font-style-asian="italic" style:font-style-complex="italic" style:font-weight-asian="bold" style:font-weight-complex="bold"/>
    </style:style>
    <style:style style:family="text" style:name="T25">
      <style:text-properties style:text-underline-style="none"/>
    </style:style>
    <style:style style:family="text" style:name="T26">
      <style:text-properties fo:font-weight="normal" style:font-weight-asian="normal" style:font-weight-complex="normal" style:text-underline-style="none"/>
    </style:style>
    <style:style style:family="text" style:name="T27">
      <style:text-properties fo:font-weight="normal" officeooo:rsid="00388563" style:font-weight-asian="normal" style:font-weight-complex="normal" style:text-underline-style="none"/>
    </style:style>
    <style:style style:family="text" style:name="T28">
      <style:text-properties fo:font-weight="normal" officeooo:rsid="0084ac0a" style:font-weight-asian="normal" style:font-weight-complex="normal" style:text-underline-style="none"/>
    </style:style>
    <style:style style:family="text" style:name="T29">
      <style:text-properties officeooo:rsid="00120c68" style:text-underline-style="none"/>
    </style:style>
    <style:style style:family="text" style:name="T30">
      <style:text-properties fo:font-weight="bold" style:font-weight-asian="bold" style:font-weight-complex="bold" style:text-underline-style="none"/>
    </style:style>
    <style:style style:family="text" style:name="T31">
      <style:text-properties fo:font-weight="bold" officeooo:rsid="000dd735" style:font-weight-asian="bold" style:font-weight-complex="bold" style:text-underline-style="none"/>
    </style:style>
    <style:style style:family="text" style:name="T32">
      <style:text-properties fo:font-weight="bold" style:font-name-complex="Arial4" style:font-weight-asian="bold" style:font-weight-complex="bold" style:text-underline-style="none"/>
    </style:style>
    <style:style style:family="text" style:name="T33">
      <style:text-properties fo:font-weight="bold" officeooo:rsid="000dd735" style:font-name-complex="Arial4" style:font-weight-asian="bold" style:font-weight-complex="bold" style:text-underline-style="none"/>
    </style:style>
    <style:style style:family="text" style:name="T34">
      <style:text-properties officeooo:rsid="00388563" style:text-underline-style="none"/>
    </style:style>
    <style:style style:family="text" style:name="T35">
      <style:text-properties fo:font-style="normal" style:font-style-asian="normal" style:font-style-complex="normal" style:text-underline-style="none"/>
    </style:style>
    <style:style style:family="text" style:name="T36">
      <style:text-properties fo:font-style="normal" officeooo:rsid="00388563" style:font-style-asian="normal" style:font-style-complex="normal" style:text-underline-style="none"/>
    </style:style>
    <style:style style:family="text" style:name="T37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8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9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0">
      <style:text-properties fo:font-style="normal" fo:font-weight="bold" officeooo:rsid="0076fc43" style:font-style-asian="normal" style:font-style-complex="normal" style:font-weight-asian="bold" style:font-weight-complex="bold"/>
    </style:style>
    <style:style style:family="text" style:name="T41">
      <style:text-properties fo:color="#000000" fo:font-weight="normal" officeooo:rsid="00120c68" style:font-weight-asian="normal" style:font-weight-complex="normal" style:text-position="super 58%" style:text-underline-color="font-color" style:text-underline-style="solid" style:text-underline-width="auto"/>
    </style:style>
    <style:style style:family="text" style:name="T42">
      <style:text-properties fo:color="#000000" fo:font-weight="normal" style:font-weight-asian="normal" style:font-weight-complex="normal" style:text-underline-style="none"/>
    </style:style>
    <style:style style:family="text" style:name="T43">
      <style:text-properties fo:color="#000000" fo:font-weight="normal" officeooo:rsid="00120c68" style:font-weight-asian="normal" style:font-weight-complex="normal" style:text-underline-style="none"/>
    </style:style>
    <style:style style:family="text" style:name="T44">
      <style:text-properties fo:background-color="transparent" fo:color="#000000" fo:country="BE" fo:font-style="italic" fo:font-weight="normal" fo:language="fr" fo:letter-spacing="0.007cm" loext:char-shading-value="0" style:font-name-complex="Calibri" style:font-style-asian="italic" style:font-style-complex="italic" style:font-weight-asian="normal" style:font-weight-complex="normal"/>
    </style:style>
    <style:style style:family="text" style:name="T45">
      <style:text-properties fo:background-color="transparent" fo:color="#000000" fo:country="BE" fo:font-style="italic" fo:font-weight="normal" fo:language="fr" fo:letter-spacing="0.007cm" loext:char-shading-value="0" officeooo:rsid="002d4917" style:font-name-complex="Calibri" style:font-style-asian="italic" style:font-style-complex="italic" style:font-weight-asian="normal" style:font-weight-complex="normal"/>
    </style:style>
    <style:style style:family="text" style:name="T46">
      <style:text-properties fo:background-color="transparent" fo:color="#000000" fo:country="BE" fo:font-style="italic" fo:font-weight="normal" fo:language="fr" fo:letter-spacing="0.007cm" loext:char-shading-value="0" officeooo:rsid="002df77d" style:font-name-complex="Calibri" style:font-style-asian="italic" style:font-style-complex="italic" style:font-weight-asian="normal" style:font-weight-complex="normal"/>
    </style:style>
    <style:style style:family="text" style:name="T47">
      <style:text-properties fo:background-color="transparent" fo:color="#000000" fo:country="BE" fo:font-weight="normal" fo:language="fr" fo:letter-spacing="0.007cm" loext:char-shading-value="0" style:font-name-complex="Calibri" style:font-style-complex="italic" style:font-weight-asian="normal" style:font-weight-complex="normal"/>
    </style:style>
    <style:style style:family="text" style:name="T48">
      <style:text-properties fo:background-color="transparent" fo:color="#000000" fo:country="BE" fo:font-weight="normal" fo:language="fr" fo:letter-spacing="0.007cm" loext:char-shading-value="0" officeooo:rsid="0022f102" style:font-name-complex="Calibri" style:font-style-complex="italic" style:font-weight-asian="normal" style:font-weight-complex="normal"/>
    </style:style>
    <style:style style:family="text" style:name="T49">
      <style:text-properties fo:color="#000000" fo:font-weight="normal" officeooo:rsid="00120c68" style:font-weight-asian="normal" style:font-weight-complex="normal" style:text-underline-color="font-color" style:text-underline-style="solid" style:text-underline-width="auto"/>
    </style:style>
    <style:style style:family="text" style:name="T50">
      <style:text-properties fo:background-color="transparent" fo:font-style="normal" fo:font-weight="normal" loext:char-shading-value="0" style:font-style-asian="normal" style:font-weight-asian="normal" style:font-weight-complex="normal" style:use-window-font-color="true"/>
    </style:style>
    <style:style style:family="text" style:name="T51">
      <style:text-properties fo:background-color="transparent" fo:font-style="normal" fo:font-weight="normal" loext:char-shading-value="0" officeooo:rsid="0021bc21" style:font-style-asian="normal" style:font-weight-asian="normal" style:font-weight-complex="normal" style:use-window-font-color="true"/>
    </style:style>
    <style:style style:family="text" style:name="T52">
      <style:text-properties fo:background-color="transparent" fo:font-style="normal" fo:font-weight="normal" loext:char-shading-value="0" officeooo:rsid="000fc04e" style:font-style-asian="normal" style:font-weight-asian="normal" style:font-weight-complex="normal" style:use-window-font-color="true"/>
    </style:style>
    <style:style style:family="text" style:name="T53">
      <style:text-properties fo:background-color="transparent" fo:font-style="normal" fo:font-weight="normal" loext:char-shading-value="0" officeooo:rsid="0021bc21" style:font-style-asian="normal" style:font-style-complex="normal" style:font-weight-asian="normal" style:font-weight-complex="normal" style:use-window-font-color="true"/>
    </style:style>
    <style:style style:family="text" style:name="T54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5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6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7">
      <style:text-properties fo:font-style="normal" fo:font-weight="bold" officeooo:rsid="0076fc43" style:font-style-asian="normal" style:font-style-complex="normal" style:font-weight-asian="bold" style:font-weight-complex="bold" style:use-window-font-color="true"/>
    </style:style>
    <style:style style:family="text" style:name="T58">
      <style:text-properties fo:background-color="transparent" fo:font-style="italic" fo:font-weight="normal" loext:char-shading-value="0" officeooo:rsid="000fc04e" style:font-style-asian="italic" style:font-style-complex="italic" style:font-weight-asian="normal" style:font-weight-complex="normal" style:use-window-font-color="true"/>
    </style:style>
    <style:style style:family="text" style:name="T59">
      <style:text-properties fo:font-style="italic" fo:font-weight="bold" officeooo:rsid="0076fc43" style:font-style-asian="italic" style:font-style-complex="italic" style:font-weight-asian="bold" style:font-weight-complex="bold" style:use-window-font-color="true"/>
    </style:style>
    <style:style style:family="text" style:name="T60">
      <style:text-properties fo:background-color="transparent" fo:country="BE" fo:font-style="italic" fo:font-weight="bold" fo:language="fr" fo:letter-spacing="0.007cm" loext:char-shading-value="0" officeooo:rsid="00794b2c" style:font-name-complex="Calibri" style:font-style-asian="italic" style:font-style-complex="italic" style:font-weight-asian="bold" style:font-weight-complex="bold" style:use-window-font-color="true"/>
    </style:style>
    <style:style style:family="text" style:name="T61">
      <style:text-properties fo:background-color="transparent" fo:country="BE" fo:font-style="italic" fo:font-weight="normal" fo:language="fr" fo:letter-spacing="0.007cm" loext:char-shading-value="0" officeooo:rsid="0096fb87" style:font-name-complex="Calibri" style:font-style-asian="italic" style:font-style-complex="italic" style:font-weight-asian="normal" style:font-weight-complex="normal" style:use-window-font-color="true"/>
    </style:style>
    <style:style style:family="text" style:name="T62">
      <style:text-properties fo:background-color="transparent" fo:country="BE" fo:font-style="normal" fo:font-weight="normal" fo:language="fr" fo:letter-spacing="0.007cm" loext:char-shading-value="0" officeooo:rsid="000ce954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3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4">
      <style:text-properties fo:background-color="transparent" fo:country="BE" fo:font-style="normal" fo:font-weight="normal" fo:language="fr" fo:letter-spacing="0.007cm" loext:char-shading-value="0" officeooo:rsid="0096fb87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5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use-window-font-color="true"/>
    </style:style>
    <style:style style:family="text" style:name="T66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 style:use-window-font-color="true"/>
    </style:style>
    <style:style style:family="text" style:name="T67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 style:use-window-font-color="true"/>
    </style:style>
    <style:style style:family="text" style:name="T68">
      <style:text-properties fo:font-weight="normal" officeooo:rsid="000dd735" style:font-name-complex="Arial4" style:font-weight-asian="normal" style:font-weight-complex="normal" style:text-line-through-style="solid" style:text-line-through-type="single" style:text-underline-color="font-color" style:text-underline-style="solid" style:text-underline-width="auto"/>
    </style:style>
    <style:style style:family="text" style:name="T69">
      <style:text-properties fo:font-size="13pt" fo:font-style="italic" style:font-size-asian="13pt" style:font-size-complex="13pt" style:font-style-asian="italic" style:font-style-complex="italic" style:text-underline-style="none"/>
    </style:style>
    <style:style style:family="text" style:name="T70">
      <style:text-properties fo:font-size="13pt" fo:font-style="italic" officeooo:rsid="00388563" style:font-size-asian="13pt" style:font-size-complex="13pt" style:font-style-asian="italic" style:font-style-complex="italic" style:text-underline-style="none"/>
    </style:style>
    <style:style style:family="text" style:name="T71">
      <style:text-properties fo:font-size="14pt" fo:font-weight="bold" style:font-size-asian="14pt" style:font-size-complex="16pt" style:font-style-complex="italic" style:font-weight-asian="bold" style:font-weight-complex="bold"/>
    </style:style>
    <style:style style:family="text" style:name="T72">
      <style:text-properties fo:font-size="14pt" fo:font-weight="bold" officeooo:rsid="009b74a0" style:font-size-asian="14pt" style:font-size-complex="16pt" style:font-style-complex="italic" style:font-weight-asian="bold" style:font-weight-complex="bold"/>
    </style:style>
    <style:style style:family="text" style:name="T73">
      <style:text-properties fo:font-size="14pt" style:font-name-complex="Arial4" style:font-size-asian="14pt" style:font-size-complex="14pt"/>
    </style:style>
    <style:style style:family="text" style:name="T74">
      <style:text-properties fo:font-size="12pt" style:font-size-asian="12pt" style:font-size-complex="12pt" style:font-weight-complex="bold" style:text-underline-color="font-color" style:text-underline-style="solid" style:text-underline-width="auto"/>
    </style:style>
    <style:style style:family="text" style:name="T75">
      <style:text-properties fo:font-size="12pt" officeooo:rsid="001415ee" style:font-size-asian="12pt" style:font-size-complex="12pt" style:font-weight-complex="bold" style:text-underline-color="font-color" style:text-underline-style="solid" style:text-underline-width="auto"/>
    </style:style>
    <style:style style:family="text" style:name="T76">
      <style:text-properties fo:font-size="12pt" officeooo:rsid="005d860a" style:font-size-asian="12pt" style:font-size-complex="12pt" style:font-weight-complex="bold" style:text-underline-color="font-color" style:text-underline-style="solid" style:text-underline-width="auto"/>
    </style:style>
    <style:style style:family="text" style:name="T77">
      <style:text-properties fo:font-size="12pt" fo:font-weight="bold" style:font-size-asian="12pt" style:font-size-complex="12pt" style:font-weight-asian="bold" style:text-underline-color="font-color" style:text-underline-style="solid" style:text-underline-width="auto"/>
    </style:style>
    <style:style style:family="text" style:name="T78">
      <style:text-properties fo:background-color="transparent" fo:font-size="12pt" fo:font-weight="normal" loext:char-shading-value="0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79">
      <style:text-properties fo:background-color="transparent" fo:font-size="12pt" fo:font-weight="normal" loext:char-shading-value="0" officeooo:rsid="00133d26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80">
      <style:text-properties fo:font-size="12pt" style:font-size-asian="12pt" style:font-size-complex="12pt" style:font-weight-complex="bold"/>
    </style:style>
    <style:style style:family="text" style:name="T81">
      <style:text-properties fo:font-size="12pt" fo:letter-spacing="0.007cm" style:font-size-asian="12pt" style:font-size-complex="12pt" style:font-style-complex="italic"/>
    </style:style>
    <style:style style:family="text" style:name="T82">
      <style:text-properties fo:font-size="12pt" fo:letter-spacing="0.007cm" style:font-size-asian="12pt" style:font-size-complex="12pt" style:font-style-complex="italic" style:text-underline-color="font-color" style:text-underline-style="solid" style:text-underline-width="auto"/>
    </style:style>
    <style:style style:family="text" style:name="T83">
      <style:text-properties fo:background-color="transparent" fo:font-size="12pt" fo:font-weight="normal" loext:char-shading-value="0" style:font-size-asian="12pt" style:font-size-complex="16pt" style:font-weight-asian="normal" style:font-weight-complex="normal"/>
    </style:style>
    <style:style style:family="text" style:name="T84">
      <style:text-properties style:font-name-complex="Arial4"/>
    </style:style>
    <style:style style:family="text" style:name="T85">
      <style:text-properties style:text-underline-color="font-color" style:text-underline-style="solid" style:text-underline-width="auto"/>
    </style:style>
    <style:style style:family="text" style:name="T86">
      <style:text-properties fo:font-weight="bold" officeooo:rsid="000dd735" style:font-name-complex="Arial4" style:font-weight-asian="bold" style:font-weight-complex="bold" style:text-underline-color="font-color" style:text-underline-style="solid" style:text-underline-width="auto"/>
    </style:style>
    <style:style style:family="text" style:name="T87">
      <style:text-properties style:font-weight-complex="bold" style:text-underline-color="font-color" style:text-underline-style="solid" style:text-underline-width="auto"/>
    </style:style>
    <style:style style:family="text" style:name="T88">
      <style:text-properties officeooo:rsid="002709e8" style:font-weight-complex="bold" style:text-underline-color="font-color" style:text-underline-style="solid" style:text-underline-width="auto"/>
    </style:style>
    <style:style style:family="text" style:name="T89">
      <style:text-properties officeooo:rsid="0099d90c" style:font-weight-complex="bold" style:text-underline-color="font-color" style:text-underline-style="solid" style:text-underline-width="auto"/>
    </style:style>
    <style:style style:family="text" style:name="T90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91">
      <style:text-properties fo:font-weight="normal" officeooo:rsid="000ce954" style:font-weight-asian="normal" style:font-weight-complex="normal" style:text-underline-color="font-color" style:text-underline-style="solid" style:text-underline-width="auto"/>
    </style:style>
    <style:style style:family="text" style:name="T92">
      <style:text-properties fo:font-weight="normal" officeooo:rsid="0030757e" style:font-weight-asian="normal" style:font-weight-complex="normal" style:text-underline-color="font-color" style:text-underline-style="solid" style:text-underline-width="auto"/>
    </style:style>
    <style:style style:family="text" style:name="T93">
      <style:text-properties fo:font-weight="normal" officeooo:rsid="0096fb87" style:font-weight-asian="normal" style:font-weight-complex="normal" style:text-underline-color="font-color" style:text-underline-style="solid" style:text-underline-width="auto"/>
    </style:style>
    <style:style style:family="text" style:name="T94">
      <style:text-properties fo:font-weight="normal" officeooo:rsid="0084ac0a" style:font-weight-asian="normal" style:font-weight-complex="normal" style:text-underline-color="font-color" style:text-underline-style="solid" style:text-underline-width="auto"/>
    </style:style>
    <style:style style:family="text" style:name="T95">
      <style:text-properties officeooo:rsid="00120c68" style:text-underline-color="font-color" style:text-underline-style="solid" style:text-underline-width="auto"/>
    </style:style>
    <style:style style:family="text" style:name="T96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color="font-color" style:text-underline-style="solid" style:text-underline-width="auto"/>
    </style:style>
    <style:style style:family="text" style:name="T97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style="none"/>
    </style:style>
    <style:style style:family="text" style:name="T98">
      <style:text-properties style:font-weight-complex="bold"/>
    </style:style>
    <style:style style:family="text" style:name="T99">
      <style:text-properties fo:font-size="14pt" style:font-name="Wingdings" style:font-name-asian="Wingdings1" style:font-name-complex="Wingdings1" style:font-size-asian="14pt" style:font-size-complex="14pt"/>
    </style:style>
    <style:style style:family="text" style:name="T100">
      <style:text-properties style:font-name="Wingdings" style:font-name-asian="Wingdings1" style:font-name-complex="Wingdings1"/>
    </style:style>
    <style:style style:family="text" style:name="T101">
      <style:text-properties fo:font-weight="bold" style:font-name="Wingdings" style:font-name-asian="Wingdings1" style:font-name-complex="Wingdings1" style:font-weight-asian="bold" style:font-weight-complex="bold" style:text-underline-style="none"/>
    </style:style>
    <style:style style:family="text" style:name="T102">
      <style:text-properties fo:font-weight="bold" officeooo:rsid="000dd735" style:font-name="Wingdings" style:font-name-asian="Wingdings1" style:font-name-complex="Wingdings1" style:font-weight-asian="bold" style:font-weight-complex="bold" style:text-underline-style="none"/>
    </style:style>
    <style:style style:family="text" style:name="T103">
      <style:text-properties fo:font-weight="bold" officeooo:rsid="000dd735" style:font-name="Wingdings" style:font-name-asian="Wingdings2" style:font-name-complex="Wingdings2" style:font-weight-asian="bold" style:font-weight-complex="bold" style:text-underline-style="none"/>
    </style:style>
    <style:style style:family="text" style:name="T104">
      <style:text-properties fo:font-weight="bold" officeooo:rsid="0011508b" style:font-name="Wingdings" style:font-name-asian="Wingdings2" style:font-name-complex="Wingdings2" style:font-weight-asian="bold" style:font-weight-complex="bold" style:text-underline-style="none"/>
    </style:style>
    <style:style style:family="text" style:name="T105">
      <style:text-properties fo:font-weight="normal" style:font-weight-asian="normal" style:font-weight-complex="normal"/>
    </style:style>
    <style:style style:family="text" style:name="T106">
      <style:text-properties fo:font-size="10pt" fo:font-style="normal" fo:font-weight="normal" fo:letter-spacing="0.007cm" officeooo:rsid="0011508b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07">
      <style:text-properties fo:font-size="10pt" fo:font-weight="normal" style:font-size-asian="10pt" style:font-size-complex="10pt" style:font-weight-asian="normal" style:font-weight-complex="normal"/>
    </style:style>
    <style:style style:family="text" style:name="T108">
      <style:text-properties officeooo:rsid="00120c68" style:text-position="super 58%" style:text-underline-color="font-color" style:text-underline-style="solid" style:text-underline-width="auto"/>
    </style:style>
    <style:style style:family="text" style:name="T109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0">
      <style:text-properties fo:country="BE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1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2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3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4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5">
      <style:text-properties fo:color="#000000" fo:country="US" fo:font-size="10pt" fo:font-style="normal" fo:font-variant="normal" fo:font-weight="normal" fo:language="en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6">
      <style:text-properties fo:country="BE" fo:font-size="10pt" fo:font-style="normal" fo:font-weight="normal" fo:language="fr" fo:letter-spacing="normal" fo:text-shadow="none" style:country-asian="BE" style:country-complex="SA" style:font-name="Times New Roman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7">
      <style:text-properties fo:color="#000000" fo:country="BE" fo:font-size="10pt" fo:font-style="normal" fo:font-weight="normal" fo:language="fr" fo:letter-spacing="normal" fo:text-shadow="none" style:country-asian="BE" style:country-complex="SA" style:font-name="Arial3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0">
      <style:text-properties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office:value-type="string" table:number-columns-spanned="2" table:style-name="Tableau1.A1">
            <text:p text:style-name="P23"><text:text-input text:description="Référence">self.getReference()</text:text-input></text:p>
          </table:table-cell>
          <table:covered-table-cell/>
          <table:table-cell office:value-type="string" table:number-columns-spanned="8" table:style-name="Tableau1.C1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leau1.K1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office:value-type="string" table:number-columns-spanned="7" table:style-name="Tableau1.A2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leau1.H2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office:value-type="string" table:number-columns-spanned="12" table:style-name="Tableau1.A3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office:value-type="string" table:number-columns-spanned="12" table:style-name="Tableau1.A4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office:value-type="string" table:style-name="Tableau1.A5">
            <text:p text:style-name="P43"><text:span text:style-name="T11">Lotissement</text:span><text:span text:style-name="T15"> :</text:span></text:p>
          </table:table-cell>
          <table:table-cell office:value-type="string" table:number-columns-spanned="10" table:style-name="Tableau1.B5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au1.L5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subdivisionDetails))</text:span></text:p></office:annotation></text:span></text:p>
          </table:table-cell>
        </table:table-row>
        <table:table-row table:style-name="Tableau1.6">
          <table:table-cell office:value-type="string" table:style-name="Tableau1.A6">
            <text:p text:style-name="P38"><text:span text:style-name="T79">P</text:span><text:span text:style-name="T78">lan de secteur</text:span><text:span text:style-name="T83"> :</text:span></text:p>
          </table:table-cell>
          <table:table-cell office:value-type="string" table:number-columns-spanned="11" table:style-name="Tableau1.B6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office:value-type="string" table:style-name="Tableau1.A7">
            <text:p text:style-name="P45"><text:span text:style-name="T87">Architecte</text:span><text:span text:style-name="T98"> :</text:span></text:p>
          </table:table-cell>
          <table:table-cell office:value-type="string" table:number-columns-spanned="11" table:style-name="Tableau1.B7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4" table:style-name="Tableau1.A8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office:value-type="string" table:number-columns-spanned="5" table:style-name="Tableau1.E8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leau1.J8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office:value-type="string" table:number-columns-spanned="12" table:style-name="Tableau1.A9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office:value-type="string" table:number-columns-spanned="12" table:style-name="Tableau1.A10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office:value-type="string" table:number-columns-spanned="6" table:style-name="Tableau1.A11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au1.G11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2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3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office:value-type="string" table:number-columns-spanned="12" table:style-name="Tableau1.A1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office:value-type="string" table:number-columns-spanned="5" table:style-name="Tableau1.A15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7" table:style-name="Tableau1.F15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office:value-type="string" table:number-columns-spanned="3" table:style-name="Tableau1.A16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office:value-type="string" table:number-columns-spanned="5" table:style-name="Tableau1.D16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office:value-type="string" table:number-columns-spanned="4" table:style-name="Tableau1.I16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Wingdings2" svg:font-family="Wingdings"/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Ubuntu" svg:font-family="Ubuntu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Arial3" svg:font-family="Arial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Arial4" svg:font-family="Arial"/>
    <style:font-face style:font-family-generic="system" style:font-pitch="variable" style:name="Courier New1" svg:font-family="'Courier New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  <style:font-face style:font-family-generic="system" style:font-pitch="variable" style:name="Wingdings1" svg:font-family="Wingdings"/>
  </office:font-face-decls>
  <office:automatic-styles>
    <style:style style:family="table" style:name="Tableau1">
      <style:table-properties fo:break-before="page" fo:margin-bottom="0cm" fo:margin-left="-0.199cm" fo:margin-top="0cm" style:width="16.6cm" style:writing-mode="lr-tb" table:align="left"/>
    </style:style>
    <style:style style:family="table-column" style:name="Tableau1.A">
      <style:table-column-properties style:column-width="4.15cm"/>
    </style:style>
    <style:style style:family="table-column" style:name="Tableau1.B">
      <style:table-column-properties style:column-width="0.349cm"/>
    </style:style>
    <style:style style:family="table-column" style:name="Tableau1.C">
      <style:table-column-properties style:column-width="1cm"/>
    </style:style>
    <style:style style:family="table-column" style:name="Tableau1.D">
      <style:table-column-properties style:column-width="0.101cm"/>
    </style:style>
    <style:style style:family="table-column" style:name="Tableau1.E">
      <style:table-column-properties style:column-width="1.401cm"/>
    </style:style>
    <style:style style:family="table-column" style:name="Tableau1.F">
      <style:table-column-properties style:column-width="1.099cm"/>
    </style:style>
    <style:style style:family="table-column" style:name="Tableau1.G">
      <style:table-column-properties style:column-width="0.201cm"/>
    </style:style>
    <style:style style:family="table-column" style:name="Tableau1.H">
      <style:table-column-properties style:column-width="2.75cm"/>
    </style:style>
    <style:style style:family="table-column" style:name="Tableau1.I">
      <style:table-column-properties style:column-width="0.049cm"/>
    </style:style>
    <style:style style:family="table-row" style:name="Tableau1.1">
      <style:table-row-properties fo:keep-together="auto" style:min-row-height="1.983cm"/>
    </style:style>
    <style:style style:family="table-cell" style:name="Tableau1.A1">
      <style:table-cell-properties fo:background-color="#d9d9d9" fo:border="0.5pt solid #00000a" fo:padding-bottom="0cm" fo:padding-left="0.199cm" fo:padding-right="0.191cm" fo:padding-top="0cm" style:vertical-align="middle">
        <style:background-image/>
      </style:table-cell-properties>
    </style:style>
    <style:style style:family="table-cell" style:name="Tableau1.C1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K1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2">
      <style:table-row-properties fo:keep-together="auto" style:min-row-height="3cm"/>
    </style:style>
    <style:style style:family="table-cell" style:name="Tableau1.A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H2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3">
      <style:table-row-properties fo:keep-together="auto" style:min-row-height="2cm"/>
    </style:style>
    <style:style style:family="table-cell" style:name="Tableau1.A3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4">
      <style:table-row-properties fo:keep-together="auto" style:min-row-height="0.914cm"/>
    </style:style>
    <style:style style:family="table-cell" style:name="Tableau1.A4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5">
      <style:table-row-properties fo:keep-together="auto" style:min-row-height="0.968cm"/>
    </style:style>
    <style:style style:family="table-cell" style:name="Tableau1.A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L5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row" style:name="Tableau1.6">
      <style:table-row-properties fo:keep-together="auto" style:min-row-height="0.485cm"/>
    </style:style>
    <style:style style:family="table-cell" style:name="Tableau1.A6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6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cell" style:name="Tableau1.A7">
      <style:table-cell-properties fo:border-bottom="0.5pt solid #00000a" fo:border-left="0.5pt solid #00000a" fo:border-right="none" fo:border-top="0.5pt solid #00000a" fo:padding-bottom="0cm" fo:padding-left="0.199cm" fo:padding-right="0.191cm" fo:padding-top="0cm" style:vertical-align="middle"/>
    </style:style>
    <style:style style:family="table-cell" style:name="Tableau1.B7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8">
      <style:table-row-properties fo:keep-together="auto" style:min-row-height="1cm"/>
    </style:style>
    <style:style style:family="table-cell" style:name="Tableau1.A8">
      <style:table-cell-properties fo:border="0.5pt solid #00000a" fo:padding-bottom="0cm" fo:padding-left="0.199cm" fo:padding-right="0.191cm" fo:padding-top="0cm" style:vertical-align=""/>
    </style:style>
    <style:style style:family="table-cell" style:name="Tableau1.E8">
      <style:table-cell-properties fo:border="0.5pt solid #00000a" fo:padding-bottom="0cm" fo:padding-left="0.199cm" fo:padding-right="0.191cm" fo:padding-top="0cm" style:vertical-align=""/>
    </style:style>
    <style:style style:family="table-cell" style:name="Tableau1.J8">
      <style:table-cell-properties fo:border="0.5pt solid #00000a" fo:padding-bottom="0cm" fo:padding-left="0.199cm" fo:padding-right="0.191cm" fo:padding-top="0cm" style:vertical-align=""/>
    </style:style>
    <style:style style:family="table-row" style:name="Tableau1.9">
      <style:table-row-properties fo:keep-together="auto" style:min-row-height="0.363cm"/>
    </style:style>
    <style:style style:family="table-cell" style:name="Tableau1.A9">
      <style:table-cell-properties fo:border="0.5pt solid #00000a" fo:padding-bottom="0cm" fo:padding-left="0.199cm" fo:padding-right="0.191cm" fo:padding-top="0cm"/>
    </style:style>
    <style:style style:family="table-row" style:name="Tableau1.10">
      <style:table-row-properties fo:keep-together="auto" style:min-row-height="0.249cm"/>
    </style:style>
    <style:style style:family="table-cell" style:name="Tableau1.A10">
      <style:table-cell-properties fo:border-bottom="0.5pt solid #00000a" fo:border-left="0.5pt solid #00000a" fo:border-right="0.5pt solid #00000a" fo:border-top="none" fo:padding-bottom="0cm" fo:padding-left="0.199cm" fo:padding-right="0.191cm" fo:padding-top="0cm"/>
    </style:style>
    <style:style style:family="table-row" style:name="Tableau1.11">
      <style:table-row-properties fo:keep-together="auto" style:min-row-height="2.499cm"/>
    </style:style>
    <style:style style:family="table-cell" style:name="Tableau1.A11">
      <style:table-cell-properties fo:border="0.5pt solid #00000a" fo:padding-bottom="0cm" fo:padding-left="0.199cm" fo:padding-right="0.191cm" fo:padding-top="0cm" style:vertical-align=""/>
    </style:style>
    <style:style style:family="table-cell" style:name="Tableau1.G11">
      <style:table-cell-properties fo:border="0.5pt solid #00000a" fo:padding-bottom="0cm" fo:padding-left="0.199cm" fo:padding-right="0.191cm" fo:padding-top="0cm" style:vertical-align=""/>
    </style:style>
    <style:style style:family="table-cell" style:name="Tableau1.A1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A13">
      <style:table-cell-properties fo:border="0.5pt solid #00000a" fo:padding-bottom="0cm" fo:padding-left="0.199cm" fo:padding-right="0.191cm" fo:padding-top="0cm" style:vertical-align=""/>
    </style:style>
    <style:style style:family="table-row" style:name="Tableau1.14">
      <style:table-row-properties fo:keep-together="auto" style:min-row-height="1.36cm"/>
    </style:style>
    <style:style style:family="table-row" style:name="Tableau1.15">
      <style:table-row-properties fo:keep-together="auto" style:min-row-height="0.686cm"/>
    </style:style>
    <style:style style:family="table-cell" style:name="Tableau1.A15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F15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16">
      <style:table-row-properties fo:keep-together="auto" style:min-row-height="1.589cm"/>
    </style:style>
    <style:style style:family="table-cell" style:name="Tableau1.A16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D16">
      <style:table-cell-properties fo:border="0.5pt solid #00000a" fo:padding-bottom="0cm" fo:padding-left="0.199cm" fo:padding-right="0.191cm" fo:padding-top="0cm" style:vertical-align=""/>
    </style:style>
    <style:style style:family="table-cell" style:name="Tableau1.I16">
      <style:table-cell-properties fo:border="0.5pt solid #00000a" fo:padding-bottom="0cm" fo:padding-left="0.199cm" fo:padding-right="0.191cm" fo:padding-top="0cm" style:vertical-align=""/>
    </style:style>
    <style:style style:family="paragraph" style:name="P1" style:parent-style-name="Standard">
      <style:paragraph-properties fo:margin-bottom="0.101cm" fo:margin-left="0cm" fo:margin-right="0cm" fo:margin-top="0.101cm" fo:text-align="center" fo:text-indent="0cm" loext:contextual-spacing="false" style:auto-text-indent="false" style:justify-single-word="false"/>
      <style:text-properties style:font-name="Arial"/>
    </style:style>
    <style:style style:family="paragraph" style:name="P2" style:parent-style-name="Standard">
      <style:paragraph-properties fo:hyphenation-ladder-count="no-limit" fo:margin-bottom="0.101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2" fo:hyphenation-remain-char-count="2" fo:letter-spacing="0.007cm" loext:hyphenation-no-caps="false" officeooo:paragraph-rsid="000ce954" style:font-name="Arial" style:font-name-complex="Times New Roman2" style:font-size-asian="11pt" style:font-size-complex="11pt" style:font-style-asian="italic" style:font-style-complex="italic"/>
    </style:style>
    <style:style style:family="paragraph" style:name="P3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2pt" fo:hyphenate="false" fo:hyphenation-push-char-count="3" fo:hyphenation-remain-char-count="3" loext:hyphenation-no-caps="false" officeooo:paragraph-rsid="00120c68" style:font-name="Arial" style:font-size-asian="12pt" style:font-size-complex="12pt"/>
    </style:style>
    <style:style style:family="paragraph" style:name="P4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3pt" fo:font-style="italic" fo:hyphenate="false" fo:hyphenation-push-char-count="3" fo:hyphenation-remain-char-count="3" loext:hyphenation-no-caps="false" officeooo:paragraph-rsid="00120c68" style:font-name="Arial" style:font-size-asian="13pt" style:font-size-complex="13pt" style:font-style-asian="italic" style:font-style-complex="italic"/>
    </style:style>
    <style:style style:family="paragraph" style:name="P5" style:parent-style-name="Standard">
      <style:paragraph-properties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6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7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8" style:parent-style-name="Standard">
      <style:paragraph-properties fo:hyphenation-ladder-count="no-limit" fo:line-height="100%" fo:margin-bottom="0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fo:hyphenate="false" fo:hyphenation-push-char-count="3" fo:hyphenation-remain-char-count="3" loext:hyphenation-no-caps="false" officeooo:paragraph-rsid="000b9c29" style:font-name="Arial" style:font-size-asian="15pt" style:font-size-complex="15pt" style:font-weight-asian="bold" style:font-weight-complex="bold"/>
    </style:style>
    <style:style style:family="paragraph" style:name="P9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10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11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12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13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99d90c" style:font-name="Arial" style:font-size-asian="11pt" style:font-size-complex="11pt"/>
    </style:style>
    <style:style style:family="paragraph" style:name="P14" style:parent-style-name="Standard">
      <style:paragraph-properties fo:line-height="100%" fo:margin-bottom="0cm" fo:margin-left="0cm" fo:margin-right="0cm" fo:margin-top="0cm" fo:text-align="center" fo:text-indent="0cm" loext:contextual-spacing="false" style:auto-text-indent="false" style:justify-single-word="false"/>
      <style:text-properties style:font-name="Arial"/>
    </style:style>
    <style:style style:family="paragraph" style:name="P15" style:parent-style-name="Standard">
      <style:paragraph-properties fo:hyphenation-ladder-count="no-limit" fo:line-height="100%" fo:margin-bottom="0cm" fo:margin-left="0cm" fo:margin-right="0cm" fo:margin-top="0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16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2pt" fo:font-weight="normal" officeooo:paragraph-rsid="000b9c29" style:font-name="Arial" style:font-size-asian="12pt" style:font-size-complex="12pt" style:font-weight-asian="normal" style:font-weight-complex="normal"/>
    </style:style>
    <style:style style:family="paragraph" style:name="P17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18" style:parent-style-name="Standard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19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0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1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2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3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2pt" style:font-weight-asian="bold" style:font-weight-complex="bold"/>
    </style:style>
    <style:style style:family="paragraph" style:name="P24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6pt" style:font-style-complex="italic" style:font-weight-asian="bold" style:font-weight-complex="bold"/>
    </style:style>
    <style:style style:family="paragraph" style:name="P25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26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27" style:parent-style-name="Standard">
      <style:paragraph-properties fo:hyphenation-ladder-count="no-limit" fo:line-height="100%" fo:margin-bottom="0cm" fo:margin-top="0.101cm" loext:contextual-spacing="false">
        <style:tab-stops>
          <style:tab-stop style:position="0cm"/>
        </style:tab-stops>
      </style:paragraph-properties>
      <style:text-properties fo:font-size="11pt" fo:font-style="normal" fo:font-weight="bold" fo:hyphenate="false" fo:hyphenation-push-char-count="3" fo:hyphenation-remain-char-count="3" fo:letter-spacing="0.007cm" loext:hyphenation-no-caps="false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28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29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2709e8" style:font-name="Arial" style:font-size-asian="11pt" style:font-size-complex="11pt"/>
    </style:style>
    <style:style style:family="paragraph" style:name="P30" style:parent-style-name="Standard">
      <style:paragraph-properties fo:line-height="100%" fo:margin-bottom="0.101cm" fo:margin-top="0.101cm" loext:contextual-spacing="false"/>
      <style:text-properties style:font-name="Arial"/>
    </style:style>
    <style:style style:family="paragraph" style:name="P31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7404b0" style:font-name="Arial" style:font-size-asian="11pt" style:font-size-complex="11pt"/>
    </style:style>
    <style:style style:family="paragraph" style:name="P32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2510ef" style:font-name="Arial" style:font-size-asian="11pt" style:font-size-complex="11pt"/>
    </style:style>
    <style:style style:family="paragraph" style:name="P33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84ac0a" style:font-name="Arial" style:font-size-asian="11pt" style:font-size-complex="11pt"/>
    </style:style>
    <style:style style:family="paragraph" style:name="P34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rsid="00184c48" style:font-name="Arial" style:font-size-asian="11pt" style:font-size-complex="11pt" style:font-style-asian="italic" style:font-style-complex="italic"/>
    </style:style>
    <style:style style:family="paragraph" style:name="P35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paragraph-rsid="005a8d3c" style:font-name="Arial" style:font-size-asian="11pt" style:font-size-complex="11pt" style:font-style-asian="italic" style:font-style-complex="italic" style:font-weight-complex="bold"/>
    </style:style>
    <style:style style:family="paragraph" style:name="P36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1pt" fo:font-style="italic" fo:font-weight="bold" fo:hyphenate="false" fo:hyphenation-push-char-count="3" fo:hyphenation-remain-char-count="3" fo:letter-spacing="0.007cm" loext:hyphenation-no-caps="false" officeooo:paragraph-rsid="002709e8" officeooo:rsid="002709e8" style:font-name="Arial" style:font-size-asian="11pt" style:font-size-complex="11pt" style:font-style-asian="italic" style:font-style-complex="italic" style:font-weight-asian="bold" style:font-weight-complex="bold"/>
    </style:style>
    <style:style style:family="paragraph" style:name="P37" style:parent-style-name="Standard">
      <style:paragraph-properties fo:hyphenation-ladder-count="no-limit" fo:line-height="100%" fo:margin-bottom="0.101cm" fo:margin-top="0.101cm" loext:contextual-spacing="false">
        <style:tab-stops>
          <style:tab-stop style:position="0cm"/>
        </style:tab-stops>
      </style:paragraph-properties>
      <style:text-properties fo:font-size="11pt" fo:font-weight="bold" fo:hyphenate="false" fo:hyphenation-push-char-count="3" fo:hyphenation-remain-char-count="3" loext:hyphenation-no-caps="false" style:font-name="Arial" style:font-size-asian="11pt" style:font-size-complex="11pt" style:font-weight-asian="bold" style:font-weight-complex="bold"/>
    </style:style>
    <style:style style:family="paragraph" style:name="P38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normal" fo:font-weight="bold" fo:hyphenate="false" fo:hyphenation-push-char-count="2" fo:hyphenation-remain-char-count="2" fo:letter-spacing="0.007cm" loext:hyphenation-no-caps="false" officeooo:paragraph-rsid="003e90d2" style:font-name="Arial" style:font-name-complex="Times New Roman2" style:font-size-asian="14pt" style:font-size-complex="14pt" style:font-style-asian="normal" style:font-style-complex="normal" style:font-weight-asian="bold" style:font-weight-complex="bold"/>
    </style:style>
    <style:style style:family="paragraph" style:name="P39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0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1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2pt" fo:font-style="italic" fo:font-weight="normal" fo:hyphenate="false" fo:hyphenation-push-char-count="2" fo:hyphenation-remain-char-count="2" fo:letter-spacing="0.007cm" loext:hyphenation-no-caps="false" officeooo:paragraph-rsid="004525b2" style:font-name="Arial" style:font-name-complex="Times New Roman2" style:font-size-asian="12pt" style:font-size-complex="16pt" style:font-style-asian="italic" style:font-style-complex="italic" style:font-weight-asian="normal" style:font-weight-complex="normal"/>
    </style:style>
    <style:style style:family="paragraph" style:name="P42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3e90d2" style:font-name="Arial" style:font-size-asian="12pt" style:font-size-complex="12pt"/>
    </style:style>
    <style:style style:family="paragraph" style:name="P43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normal" fo:font-weight="bold" fo:hyphenate="false" fo:hyphenation-push-char-count="2" fo:hyphenation-remain-char-count="2" loext:hyphenation-no-caps="false" officeooo:paragraph-rsid="003e90d2" style:font-name="Arial" style:font-size-asian="12pt" style:font-size-complex="12pt" style:font-style-asian="normal" style:font-style-complex="normal" style:font-weight-asian="bold" style:font-weight-complex="bold"/>
    </style:style>
    <style:style style:family="paragraph" style:name="P44" style:parent-style-name="Standard">
      <style:paragraph-properties fo:line-height="100%" fo:margin-bottom="0.3cm" fo:margin-top="0.3cm" fo:text-align="center" loext:contextual-spacing="false" style:justify-single-word="false"/>
      <style:text-properties fo:font-size="16pt" fo:font-weight="bold" style:font-name="Arial" style:font-size-asian="16pt" style:font-size-complex="16pt" style:font-weight-asian="bold" style:font-weight-complex="bold"/>
    </style:style>
    <style:style style:family="paragraph" style:name="P45" style:parent-style-name="Standard">
      <style:paragraph-properties fo:hyphenation-ladder-count="no-limit" fo:line-height="100%" fo:margin-bottom="0.101cm" fo:margin-left="2.499cm" fo:margin-right="0cm" fo:margin-top="0.101cm" fo:orphans="2" fo:text-align="center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hyphenate="false" fo:hyphenation-push-char-count="3" fo:hyphenation-remain-char-count="3" loext:hyphenation-no-caps="false" officeooo:paragraph-rsid="000be7dc" style:font-name="Arial" style:font-size-asian="12pt" style:font-size-complex="12pt"/>
    </style:style>
    <style:style style:family="paragraph" style:name="P46" style:parent-style-name="Standard">
      <style:paragraph-properties fo:hyphenation-ladder-count="no-limit" fo:line-height="100%" fo:margin-bottom="0.101cm" fo:margin-left="2.499cm" fo:margin-right="0cm" fo:margin-top="0.101cm" fo:orphans="2" fo:text-align="start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font-style="italic" fo:hyphenate="false" fo:hyphenation-push-char-count="3" fo:hyphenation-remain-char-count="3" fo:letter-spacing="0.007cm" loext:hyphenation-no-caps="false" officeooo:paragraph-rsid="004525b2" style:font-name="Arial" style:font-name-complex="Times New Roman2" style:font-size-asian="12pt" style:font-size-complex="12pt" style:font-style-asian="italic" style:font-style-complex="italic" style:font-weight-complex="bold"/>
    </style:style>
    <style:style style:family="paragraph" style:name="P47" style:parent-style-name="Standard">
      <style:paragraph-properties fo:hyphenation-ladder-count="no-limit" fo:line-height="100%" fo:margin-bottom="0.101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italic" fo:font-weight="bold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 style:font-weight-asian="bold" style:font-weight-complex="bold"/>
    </style:style>
    <style:style style:family="paragraph" style:name="P48" style:parent-style-name="Standard">
      <style:paragraph-properties fo:hyphenation-ladder-count="no-limit" fo:margin-bottom="0.199cm" fo:margin-left="0.06cm" fo:margin-right="0cm" fo:margin-top="0.101cm" fo:text-align="center" fo:text-indent="-0.06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4pt" fo:font-style="italic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/>
    </style:style>
    <style:style style:family="paragraph" style:name="P49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766702" style:font-name="Arial" style:font-size-asian="12pt" style:font-size-complex="12pt"/>
    </style:style>
    <style:style style:family="paragraph" style:name="P50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96fb87" style:font-name="Arial" style:font-size-asian="12pt" style:font-size-complex="12pt"/>
    </style:style>
    <style:style style:family="paragraph" style:name="P51" style:parent-style-name="Standard">
      <style:paragraph-properties fo:hyphenation-ladder-count="no-limit" fo:line-height="100%" fo:margin-bottom="0.101cm" fo:margin-left="2cm" fo:margin-right="0cm" fo:margin-top="0.101cm" fo:text-indent="-1cm" loext:contextual-spacing="false" style:auto-text-indent="false">
        <style:tab-stops/>
      </style:paragraph-properties>
      <style:text-properties fo:font-size="11pt" fo:hyphenate="false" fo:hyphenation-push-char-count="3" fo:hyphenation-remain-char-count="3" loext:hyphenation-no-caps="false" officeooo:paragraph-rsid="001df815" style:font-name="Arial" style:font-size-asian="11pt" style:font-size-complex="11pt"/>
    </style:style>
    <style:style style:family="paragraph" style:name="P52" style:parent-style-name="Standard">
      <style:text-properties fo:font-size="12pt" officeooo:rsid="0080a900" style:font-name="Arial" style:font-size-asian="12pt" style:font-size-complex="12pt"/>
    </style:style>
    <style:style style:family="paragraph" style:name="P53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 style:text-underline-style="none"/>
    </style:style>
    <style:style style:family="paragraph" style:name="P54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/>
    </style:style>
    <style:style style:family="paragraph" style:name="P55" style:parent-style-name="Standard">
      <style:paragraph-properties fo:hyphenation-ladder-count="no-limit" fo:line-height="100%" fo:margin-bottom="0cm" fo:margin-left="0.3cm" fo:margin-right="0cm" fo:margin-top="0cm" fo:text-indent="0cm" loext:contextual-spacing="false" style:auto-text-indent="false">
        <style:tab-stops>
          <style:tab-stop style:position="0cm"/>
        </style:tab-stops>
      </style:paragraph-properties>
      <style:text-properties fo:font-size="4pt" fo:hyphenate="false" fo:hyphenation-push-char-count="3" fo:hyphenation-remain-char-count="3" fo:letter-spacing="0.007cm" loext:hyphenation-no-caps="false" officeooo:paragraph-rsid="001fc404" officeooo:rsid="00120c68" style:font-name="Arial" style:font-size-asian="3.5pt" style:font-size-complex="4pt" style:font-style-complex="italic"/>
    </style:style>
    <style:style style:family="paragraph" style:name="P56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57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officeooo:rsid="0011508b" style:font-name="Arial" style:font-size-asian="11pt" style:font-size-complex="11pt"/>
    </style:style>
    <style:style style:family="paragraph" style:name="P58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0fc04e" style:font-name="Arial" style:font-size-asian="11pt" style:font-size-complex="11pt"/>
    </style:style>
    <style:style style:family="paragraph" style:name="P59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60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1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fo:letter-spacing="0.007cm" style:font-style-asian="italic" style:font-style-complex="italic" style:font-weight-complex="bold"/>
    </style:style>
    <style:style style:family="text" style:name="T2">
      <style:text-properties fo:font-style="italic" fo:letter-spacing="0.007cm" officeooo:rsid="0096fb87" style:font-style-asian="italic" style:font-style-complex="italic" style:font-weight-complex="bold"/>
    </style:style>
    <style:style style:family="text" style:name="T3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/>
    </style:style>
    <style:style style:family="text" style:name="T4">
      <style:text-properties fo:font-style="italic" fo:font-weight="bold" fo:letter-spacing="0.007cm" officeooo:rsid="00794b2c" style:font-style-asian="italic" style:font-style-complex="italic" style:font-weight-asian="bold" style:font-weight-complex="bold"/>
    </style:style>
    <style:style style:family="text" style:name="T5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/>
    </style:style>
    <style:style style:family="text" style:name="T6">
      <style:text-properties fo:font-style="italic" fo:font-weight="normal" fo:letter-spacing="0.007cm" style:font-name-complex="Times New Roman2" style:font-style-asian="italic" style:font-style-complex="italic" style:font-weight-asian="normal" style:font-weight-complex="normal"/>
    </style:style>
    <style:style style:family="text" style:name="T7">
      <style:text-properties fo:font-style="italic" fo:font-weight="normal" fo:letter-spacing="0.007cm" officeooo:rsid="0096fb87" style:font-style-asian="italic" style:font-style-complex="italic" style:font-weight-asian="normal" style:font-weight-complex="normal"/>
    </style:style>
    <style:style style:family="text" style:name="T8">
      <style:text-properties fo:letter-spacing="0.007cm" style:font-style-complex="italic"/>
    </style:style>
    <style:style style:family="text" style:name="T9">
      <style:text-properties fo:letter-spacing="0.007cm" style:font-style-complex="italic" style:text-underline-color="font-color" style:text-underline-style="solid" style:text-underline-width="auto"/>
    </style:style>
    <style:style style:family="text" style:name="T10">
      <style:text-properties fo:letter-spacing="0.007cm" officeooo:rsid="0011508b" style:font-style-complex="italic" style:text-underline-color="font-color" style:text-underline-style="solid" style:text-underline-width="auto"/>
    </style:style>
    <style:style style:family="text" style:name="T11">
      <style:text-properties fo:font-weight="normal" fo:letter-spacing="0.007cm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12">
      <style:text-properties fo:letter-spacing="0.007cm" style:font-style-complex="italic" style:text-underline-style="none"/>
    </style:style>
    <style:style style:family="text" style:name="T13">
      <style:text-properties fo:letter-spacing="0.007cm" officeooo:rsid="0011508b" style:font-style-complex="italic" style:text-underline-style="none"/>
    </style:style>
    <style:style style:family="text" style:name="T14">
      <style:text-properties fo:font-weight="bold" fo:letter-spacing="0.007cm" officeooo:rsid="0011508b" style:font-style-complex="italic" style:font-weight-asian="bold" style:font-weight-complex="bold" style:text-underline-style="none"/>
    </style:style>
    <style:style style:family="text" style:name="T15">
      <style:text-properties fo:font-weight="normal" fo:letter-spacing="0.007cm" style:font-name-complex="Times New Roman2" style:font-weight-asian="normal" style:font-weight-complex="normal"/>
    </style:style>
    <style:style style:family="text" style:name="T16">
      <style:text-properties fo:font-style="normal" fo:font-weight="normal" fo:letter-spacing="0.007cm" officeooo:rsid="000ce954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7">
      <style:text-properties fo:font-style="normal" fo:font-weight="normal" fo:letter-spacing="0.007cm" officeooo:rsid="00794b2c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tyle="normal" fo:font-weight="normal" fo:letter-spacing="0.007cm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9">
      <style:text-properties fo:font-style="normal" fo:font-weight="normal" fo:letter-spacing="0.007cm" officeooo:rsid="00794b2c" style:font-style-asian="normal" style:font-style-complex="normal" style:font-weight-asian="normal" style:font-weight-complex="normal"/>
    </style:style>
    <style:style style:family="text" style:name="T20">
      <style:text-properties fo:font-style="italic" fo:font-weight="normal" style:font-style-asian="italic" style:font-style-complex="italic" style:font-weight-asian="normal" style:font-weight-complex="normal" style:text-underline-style="none"/>
    </style:style>
    <style:style style:family="text" style:name="T21">
      <style:text-properties fo:font-style="italic" fo:font-weight="normal" officeooo:rsid="00388563" style:font-style-asian="italic" style:font-style-complex="italic" style:font-weight-asian="normal" style:font-weight-complex="normal" style:text-underline-style="none"/>
    </style:style>
    <style:style style:family="text" style:name="T22">
      <style:text-properties fo:font-style="italic" fo:font-weight="normal" officeooo:rsid="0084ac0a" style:font-style-asian="italic" style:font-style-complex="italic" style:font-weight-asian="normal" style:font-weight-complex="normal" style:text-underline-style="none"/>
    </style:style>
    <style:style style:family="text" style:name="T23">
      <style:text-properties fo:font-style="italic" fo:font-weight="normal" officeooo:rsid="0096fb87" style:font-style-asian="italic" style:font-style-complex="italic" style:font-weight-asian="normal" style:font-weight-complex="normal" style:text-underline-style="none"/>
    </style:style>
    <style:style style:family="text" style:name="T24">
      <style:text-properties fo:font-style="italic" fo:font-weight="bold" officeooo:rsid="0076fc43" style:font-style-asian="italic" style:font-style-complex="italic" style:font-weight-asian="bold" style:font-weight-complex="bold"/>
    </style:style>
    <style:style style:family="text" style:name="T25">
      <style:text-properties style:text-underline-style="none"/>
    </style:style>
    <style:style style:family="text" style:name="T26">
      <style:text-properties fo:font-weight="normal" style:font-weight-asian="normal" style:font-weight-complex="normal" style:text-underline-style="none"/>
    </style:style>
    <style:style style:family="text" style:name="T27">
      <style:text-properties fo:font-weight="normal" officeooo:rsid="00388563" style:font-weight-asian="normal" style:font-weight-complex="normal" style:text-underline-style="none"/>
    </style:style>
    <style:style style:family="text" style:name="T28">
      <style:text-properties fo:font-weight="normal" officeooo:rsid="0084ac0a" style:font-weight-asian="normal" style:font-weight-complex="normal" style:text-underline-style="none"/>
    </style:style>
    <style:style style:family="text" style:name="T29">
      <style:text-properties officeooo:rsid="00120c68" style:text-underline-style="none"/>
    </style:style>
    <style:style style:family="text" style:name="T30">
      <style:text-properties fo:font-weight="bold" style:font-weight-asian="bold" style:font-weight-complex="bold" style:text-underline-style="none"/>
    </style:style>
    <style:style style:family="text" style:name="T31">
      <style:text-properties fo:font-weight="bold" officeooo:rsid="000dd735" style:font-weight-asian="bold" style:font-weight-complex="bold" style:text-underline-style="none"/>
    </style:style>
    <style:style style:family="text" style:name="T32">
      <style:text-properties fo:font-weight="bold" style:font-name-complex="Arial4" style:font-weight-asian="bold" style:font-weight-complex="bold" style:text-underline-style="none"/>
    </style:style>
    <style:style style:family="text" style:name="T33">
      <style:text-properties fo:font-weight="bold" officeooo:rsid="000dd735" style:font-name-complex="Arial4" style:font-weight-asian="bold" style:font-weight-complex="bold" style:text-underline-style="none"/>
    </style:style>
    <style:style style:family="text" style:name="T34">
      <style:text-properties officeooo:rsid="00388563" style:text-underline-style="none"/>
    </style:style>
    <style:style style:family="text" style:name="T35">
      <style:text-properties fo:font-style="normal" style:font-style-asian="normal" style:font-style-complex="normal" style:text-underline-style="none"/>
    </style:style>
    <style:style style:family="text" style:name="T36">
      <style:text-properties fo:font-style="normal" officeooo:rsid="00388563" style:font-style-asian="normal" style:font-style-complex="normal" style:text-underline-style="none"/>
    </style:style>
    <style:style style:family="text" style:name="T37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8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9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0">
      <style:text-properties fo:font-style="normal" fo:font-weight="bold" officeooo:rsid="0076fc43" style:font-style-asian="normal" style:font-style-complex="normal" style:font-weight-asian="bold" style:font-weight-complex="bold"/>
    </style:style>
    <style:style style:family="text" style:name="T41">
      <style:text-properties fo:color="#000000" fo:font-weight="normal" officeooo:rsid="00120c68" style:font-weight-asian="normal" style:font-weight-complex="normal" style:text-position="super 58%" style:text-underline-color="font-color" style:text-underline-style="solid" style:text-underline-width="auto"/>
    </style:style>
    <style:style style:family="text" style:name="T42">
      <style:text-properties fo:color="#000000" fo:font-weight="normal" style:font-weight-asian="normal" style:font-weight-complex="normal" style:text-underline-style="none"/>
    </style:style>
    <style:style style:family="text" style:name="T43">
      <style:text-properties fo:color="#000000" fo:font-weight="normal" officeooo:rsid="00120c68" style:font-weight-asian="normal" style:font-weight-complex="normal" style:text-underline-style="none"/>
    </style:style>
    <style:style style:family="text" style:name="T44">
      <style:text-properties fo:background-color="transparent" fo:color="#000000" fo:country="BE" fo:font-style="italic" fo:font-weight="normal" fo:language="fr" fo:letter-spacing="0.007cm" loext:char-shading-value="0" style:font-name-complex="Calibri" style:font-style-asian="italic" style:font-style-complex="italic" style:font-weight-asian="normal" style:font-weight-complex="normal"/>
    </style:style>
    <style:style style:family="text" style:name="T45">
      <style:text-properties fo:background-color="transparent" fo:color="#000000" fo:country="BE" fo:font-style="italic" fo:font-weight="normal" fo:language="fr" fo:letter-spacing="0.007cm" loext:char-shading-value="0" officeooo:rsid="002d4917" style:font-name-complex="Calibri" style:font-style-asian="italic" style:font-style-complex="italic" style:font-weight-asian="normal" style:font-weight-complex="normal"/>
    </style:style>
    <style:style style:family="text" style:name="T46">
      <style:text-properties fo:background-color="transparent" fo:color="#000000" fo:country="BE" fo:font-style="italic" fo:font-weight="normal" fo:language="fr" fo:letter-spacing="0.007cm" loext:char-shading-value="0" officeooo:rsid="002df77d" style:font-name-complex="Calibri" style:font-style-asian="italic" style:font-style-complex="italic" style:font-weight-asian="normal" style:font-weight-complex="normal"/>
    </style:style>
    <style:style style:family="text" style:name="T47">
      <style:text-properties fo:background-color="transparent" fo:color="#000000" fo:country="BE" fo:font-weight="normal" fo:language="fr" fo:letter-spacing="0.007cm" loext:char-shading-value="0" style:font-name-complex="Calibri" style:font-style-complex="italic" style:font-weight-asian="normal" style:font-weight-complex="normal"/>
    </style:style>
    <style:style style:family="text" style:name="T48">
      <style:text-properties fo:background-color="transparent" fo:color="#000000" fo:country="BE" fo:font-weight="normal" fo:language="fr" fo:letter-spacing="0.007cm" loext:char-shading-value="0" officeooo:rsid="0022f102" style:font-name-complex="Calibri" style:font-style-complex="italic" style:font-weight-asian="normal" style:font-weight-complex="normal"/>
    </style:style>
    <style:style style:family="text" style:name="T49">
      <style:text-properties fo:color="#000000" fo:font-weight="normal" officeooo:rsid="00120c68" style:font-weight-asian="normal" style:font-weight-complex="normal" style:text-underline-color="font-color" style:text-underline-style="solid" style:text-underline-width="auto"/>
    </style:style>
    <style:style style:family="text" style:name="T50">
      <style:text-properties fo:background-color="transparent" fo:font-style="normal" fo:font-weight="normal" loext:char-shading-value="0" style:font-style-asian="normal" style:font-weight-asian="normal" style:font-weight-complex="normal" style:use-window-font-color="true"/>
    </style:style>
    <style:style style:family="text" style:name="T51">
      <style:text-properties fo:background-color="transparent" fo:font-style="normal" fo:font-weight="normal" loext:char-shading-value="0" officeooo:rsid="0021bc21" style:font-style-asian="normal" style:font-weight-asian="normal" style:font-weight-complex="normal" style:use-window-font-color="true"/>
    </style:style>
    <style:style style:family="text" style:name="T52">
      <style:text-properties fo:background-color="transparent" fo:font-style="normal" fo:font-weight="normal" loext:char-shading-value="0" officeooo:rsid="000fc04e" style:font-style-asian="normal" style:font-weight-asian="normal" style:font-weight-complex="normal" style:use-window-font-color="true"/>
    </style:style>
    <style:style style:family="text" style:name="T53">
      <style:text-properties fo:background-color="transparent" fo:font-style="normal" fo:font-weight="normal" loext:char-shading-value="0" officeooo:rsid="0021bc21" style:font-style-asian="normal" style:font-style-complex="normal" style:font-weight-asian="normal" style:font-weight-complex="normal" style:use-window-font-color="true"/>
    </style:style>
    <style:style style:family="text" style:name="T54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5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6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7">
      <style:text-properties fo:font-style="normal" fo:font-weight="bold" officeooo:rsid="0076fc43" style:font-style-asian="normal" style:font-style-complex="normal" style:font-weight-asian="bold" style:font-weight-complex="bold" style:use-window-font-color="true"/>
    </style:style>
    <style:style style:family="text" style:name="T58">
      <style:text-properties fo:background-color="transparent" fo:font-style="italic" fo:font-weight="normal" loext:char-shading-value="0" officeooo:rsid="000fc04e" style:font-style-asian="italic" style:font-style-complex="italic" style:font-weight-asian="normal" style:font-weight-complex="normal" style:use-window-font-color="true"/>
    </style:style>
    <style:style style:family="text" style:name="T59">
      <style:text-properties fo:font-style="italic" fo:font-weight="bold" officeooo:rsid="0076fc43" style:font-style-asian="italic" style:font-style-complex="italic" style:font-weight-asian="bold" style:font-weight-complex="bold" style:use-window-font-color="true"/>
    </style:style>
    <style:style style:family="text" style:name="T60">
      <style:text-properties fo:background-color="transparent" fo:country="BE" fo:font-style="italic" fo:font-weight="bold" fo:language="fr" fo:letter-spacing="0.007cm" loext:char-shading-value="0" officeooo:rsid="00794b2c" style:font-name-complex="Calibri" style:font-style-asian="italic" style:font-style-complex="italic" style:font-weight-asian="bold" style:font-weight-complex="bold" style:use-window-font-color="true"/>
    </style:style>
    <style:style style:family="text" style:name="T61">
      <style:text-properties fo:background-color="transparent" fo:country="BE" fo:font-style="italic" fo:font-weight="normal" fo:language="fr" fo:letter-spacing="0.007cm" loext:char-shading-value="0" officeooo:rsid="0096fb87" style:font-name-complex="Calibri" style:font-style-asian="italic" style:font-style-complex="italic" style:font-weight-asian="normal" style:font-weight-complex="normal" style:use-window-font-color="true"/>
    </style:style>
    <style:style style:family="text" style:name="T62">
      <style:text-properties fo:background-color="transparent" fo:country="BE" fo:font-style="normal" fo:font-weight="normal" fo:language="fr" fo:letter-spacing="0.007cm" loext:char-shading-value="0" officeooo:rsid="000ce954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3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4">
      <style:text-properties fo:background-color="transparent" fo:country="BE" fo:font-style="normal" fo:font-weight="normal" fo:language="fr" fo:letter-spacing="0.007cm" loext:char-shading-value="0" officeooo:rsid="0096fb87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5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use-window-font-color="true"/>
    </style:style>
    <style:style style:family="text" style:name="T66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 style:use-window-font-color="true"/>
    </style:style>
    <style:style style:family="text" style:name="T67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 style:use-window-font-color="true"/>
    </style:style>
    <style:style style:family="text" style:name="T68">
      <style:text-properties fo:font-weight="normal" officeooo:rsid="000dd735" style:font-name-complex="Arial4" style:font-weight-asian="normal" style:font-weight-complex="normal" style:text-line-through-style="solid" style:text-line-through-type="single" style:text-underline-color="font-color" style:text-underline-style="solid" style:text-underline-width="auto"/>
    </style:style>
    <style:style style:family="text" style:name="T69">
      <style:text-properties fo:font-size="13pt" fo:font-style="italic" style:font-size-asian="13pt" style:font-size-complex="13pt" style:font-style-asian="italic" style:font-style-complex="italic" style:text-underline-style="none"/>
    </style:style>
    <style:style style:family="text" style:name="T70">
      <style:text-properties fo:font-size="13pt" fo:font-style="italic" officeooo:rsid="00388563" style:font-size-asian="13pt" style:font-size-complex="13pt" style:font-style-asian="italic" style:font-style-complex="italic" style:text-underline-style="none"/>
    </style:style>
    <style:style style:family="text" style:name="T71">
      <style:text-properties fo:font-size="14pt" fo:font-weight="bold" style:font-size-asian="14pt" style:font-size-complex="16pt" style:font-style-complex="italic" style:font-weight-asian="bold" style:font-weight-complex="bold"/>
    </style:style>
    <style:style style:family="text" style:name="T72">
      <style:text-properties fo:font-size="14pt" fo:font-weight="bold" officeooo:rsid="009b74a0" style:font-size-asian="14pt" style:font-size-complex="16pt" style:font-style-complex="italic" style:font-weight-asian="bold" style:font-weight-complex="bold"/>
    </style:style>
    <style:style style:family="text" style:name="T73">
      <style:text-properties fo:font-size="14pt" style:font-name-complex="Arial4" style:font-size-asian="14pt" style:font-size-complex="14pt"/>
    </style:style>
    <style:style style:family="text" style:name="T74">
      <style:text-properties fo:font-size="12pt" style:font-size-asian="12pt" style:font-size-complex="12pt" style:font-weight-complex="bold" style:text-underline-color="font-color" style:text-underline-style="solid" style:text-underline-width="auto"/>
    </style:style>
    <style:style style:family="text" style:name="T75">
      <style:text-properties fo:font-size="12pt" officeooo:rsid="001415ee" style:font-size-asian="12pt" style:font-size-complex="12pt" style:font-weight-complex="bold" style:text-underline-color="font-color" style:text-underline-style="solid" style:text-underline-width="auto"/>
    </style:style>
    <style:style style:family="text" style:name="T76">
      <style:text-properties fo:font-size="12pt" officeooo:rsid="005d860a" style:font-size-asian="12pt" style:font-size-complex="12pt" style:font-weight-complex="bold" style:text-underline-color="font-color" style:text-underline-style="solid" style:text-underline-width="auto"/>
    </style:style>
    <style:style style:family="text" style:name="T77">
      <style:text-properties fo:font-size="12pt" fo:font-weight="bold" style:font-size-asian="12pt" style:font-size-complex="12pt" style:font-weight-asian="bold" style:text-underline-color="font-color" style:text-underline-style="solid" style:text-underline-width="auto"/>
    </style:style>
    <style:style style:family="text" style:name="T78">
      <style:text-properties fo:background-color="transparent" fo:font-size="12pt" fo:font-weight="normal" loext:char-shading-value="0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79">
      <style:text-properties fo:background-color="transparent" fo:font-size="12pt" fo:font-weight="normal" loext:char-shading-value="0" officeooo:rsid="00133d26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80">
      <style:text-properties fo:font-size="12pt" style:font-size-asian="12pt" style:font-size-complex="12pt" style:font-weight-complex="bold"/>
    </style:style>
    <style:style style:family="text" style:name="T81">
      <style:text-properties fo:font-size="12pt" fo:letter-spacing="0.007cm" style:font-size-asian="12pt" style:font-size-complex="12pt" style:font-style-complex="italic"/>
    </style:style>
    <style:style style:family="text" style:name="T82">
      <style:text-properties fo:font-size="12pt" fo:letter-spacing="0.007cm" style:font-size-asian="12pt" style:font-size-complex="12pt" style:font-style-complex="italic" style:text-underline-color="font-color" style:text-underline-style="solid" style:text-underline-width="auto"/>
    </style:style>
    <style:style style:family="text" style:name="T83">
      <style:text-properties fo:background-color="transparent" fo:font-size="12pt" fo:font-weight="normal" loext:char-shading-value="0" style:font-size-asian="12pt" style:font-size-complex="16pt" style:font-weight-asian="normal" style:font-weight-complex="normal"/>
    </style:style>
    <style:style style:family="text" style:name="T84">
      <style:text-properties style:font-name-complex="Arial4"/>
    </style:style>
    <style:style style:family="text" style:name="T85">
      <style:text-properties style:text-underline-color="font-color" style:text-underline-style="solid" style:text-underline-width="auto"/>
    </style:style>
    <style:style style:family="text" style:name="T86">
      <style:text-properties fo:font-weight="bold" officeooo:rsid="000dd735" style:font-name-complex="Arial4" style:font-weight-asian="bold" style:font-weight-complex="bold" style:text-underline-color="font-color" style:text-underline-style="solid" style:text-underline-width="auto"/>
    </style:style>
    <style:style style:family="text" style:name="T87">
      <style:text-properties style:font-weight-complex="bold" style:text-underline-color="font-color" style:text-underline-style="solid" style:text-underline-width="auto"/>
    </style:style>
    <style:style style:family="text" style:name="T88">
      <style:text-properties officeooo:rsid="002709e8" style:font-weight-complex="bold" style:text-underline-color="font-color" style:text-underline-style="solid" style:text-underline-width="auto"/>
    </style:style>
    <style:style style:family="text" style:name="T89">
      <style:text-properties officeooo:rsid="0099d90c" style:font-weight-complex="bold" style:text-underline-color="font-color" style:text-underline-style="solid" style:text-underline-width="auto"/>
    </style:style>
    <style:style style:family="text" style:name="T90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91">
      <style:text-properties fo:font-weight="normal" officeooo:rsid="000ce954" style:font-weight-asian="normal" style:font-weight-complex="normal" style:text-underline-color="font-color" style:text-underline-style="solid" style:text-underline-width="auto"/>
    </style:style>
    <style:style style:family="text" style:name="T92">
      <style:text-properties fo:font-weight="normal" officeooo:rsid="0030757e" style:font-weight-asian="normal" style:font-weight-complex="normal" style:text-underline-color="font-color" style:text-underline-style="solid" style:text-underline-width="auto"/>
    </style:style>
    <style:style style:family="text" style:name="T93">
      <style:text-properties fo:font-weight="normal" officeooo:rsid="0096fb87" style:font-weight-asian="normal" style:font-weight-complex="normal" style:text-underline-color="font-color" style:text-underline-style="solid" style:text-underline-width="auto"/>
    </style:style>
    <style:style style:family="text" style:name="T94">
      <style:text-properties fo:font-weight="normal" officeooo:rsid="0084ac0a" style:font-weight-asian="normal" style:font-weight-complex="normal" style:text-underline-color="font-color" style:text-underline-style="solid" style:text-underline-width="auto"/>
    </style:style>
    <style:style style:family="text" style:name="T95">
      <style:text-properties officeooo:rsid="00120c68" style:text-underline-color="font-color" style:text-underline-style="solid" style:text-underline-width="auto"/>
    </style:style>
    <style:style style:family="text" style:name="T96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color="font-color" style:text-underline-style="solid" style:text-underline-width="auto"/>
    </style:style>
    <style:style style:family="text" style:name="T97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style="none"/>
    </style:style>
    <style:style style:family="text" style:name="T98">
      <style:text-properties style:font-weight-complex="bold"/>
    </style:style>
    <style:style style:family="text" style:name="T99">
      <style:text-properties fo:font-size="14pt" style:font-name="Wingdings" style:font-name-asian="Wingdings1" style:font-name-complex="Wingdings1" style:font-size-asian="14pt" style:font-size-complex="14pt"/>
    </style:style>
    <style:style style:family="text" style:name="T100">
      <style:text-properties style:font-name="Wingdings" style:font-name-asian="Wingdings1" style:font-name-complex="Wingdings1"/>
    </style:style>
    <style:style style:family="text" style:name="T101">
      <style:text-properties fo:font-weight="bold" style:font-name="Wingdings" style:font-name-asian="Wingdings1" style:font-name-complex="Wingdings1" style:font-weight-asian="bold" style:font-weight-complex="bold" style:text-underline-style="none"/>
    </style:style>
    <style:style style:family="text" style:name="T102">
      <style:text-properties fo:font-weight="bold" officeooo:rsid="000dd735" style:font-name="Wingdings" style:font-name-asian="Wingdings1" style:font-name-complex="Wingdings1" style:font-weight-asian="bold" style:font-weight-complex="bold" style:text-underline-style="none"/>
    </style:style>
    <style:style style:family="text" style:name="T103">
      <style:text-properties fo:font-weight="bold" officeooo:rsid="000dd735" style:font-name="Wingdings" style:font-name-asian="Wingdings2" style:font-name-complex="Wingdings2" style:font-weight-asian="bold" style:font-weight-complex="bold" style:text-underline-style="none"/>
    </style:style>
    <style:style style:family="text" style:name="T104">
      <style:text-properties fo:font-weight="bold" officeooo:rsid="0011508b" style:font-name="Wingdings" style:font-name-asian="Wingdings2" style:font-name-complex="Wingdings2" style:font-weight-asian="bold" style:font-weight-complex="bold" style:text-underline-style="none"/>
    </style:style>
    <style:style style:family="text" style:name="T105">
      <style:text-properties fo:font-weight="normal" style:font-weight-asian="normal" style:font-weight-complex="normal"/>
    </style:style>
    <style:style style:family="text" style:name="T106">
      <style:text-properties fo:font-size="10pt" fo:font-style="normal" fo:font-weight="normal" fo:letter-spacing="0.007cm" officeooo:rsid="0011508b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07">
      <style:text-properties fo:font-size="10pt" fo:font-weight="normal" style:font-size-asian="10pt" style:font-size-complex="10pt" style:font-weight-asian="normal" style:font-weight-complex="normal"/>
    </style:style>
    <style:style style:family="text" style:name="T108">
      <style:text-properties officeooo:rsid="00120c68" style:text-position="super 58%" style:text-underline-color="font-color" style:text-underline-style="solid" style:text-underline-width="auto"/>
    </style:style>
    <style:style style:family="text" style:name="T109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0">
      <style:text-properties fo:country="BE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1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2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3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4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5">
      <style:text-properties fo:color="#000000" fo:country="US" fo:font-size="10pt" fo:font-style="normal" fo:font-variant="normal" fo:font-weight="normal" fo:language="en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6">
      <style:text-properties fo:country="BE" fo:font-size="10pt" fo:font-style="normal" fo:font-weight="normal" fo:language="fr" fo:letter-spacing="normal" fo:text-shadow="none" style:country-asian="BE" style:country-complex="SA" style:font-name="Times New Roman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7">
      <style:text-properties fo:color="#000000" fo:country="BE" fo:font-size="10pt" fo:font-style="normal" fo:font-weight="normal" fo:language="fr" fo:letter-spacing="normal" fo:text-shadow="none" style:country-asian="BE" style:country-complex="SA" style:font-name="Arial3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0">
      <style:text-properties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office:value-type="string" table:number-columns-spanned="2" table:style-name="Tableau1.A1">
            <text:p text:style-name="P23"><text:text-input text:description="Référence">self.getReference()</text:text-input></text:p>
          </table:table-cell>
          <table:covered-table-cell/>
          <table:table-cell office:value-type="string" table:number-columns-spanned="8" table:style-name="Tableau1.C1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leau1.K1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office:value-type="string" table:number-columns-spanned="7" table:style-name="Tableau1.A2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leau1.H2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office:value-type="string" table:number-columns-spanned="12" table:style-name="Tableau1.A3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office:value-type="string" table:number-columns-spanned="12" table:style-name="Tableau1.A4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office:value-type="string" table:style-name="Tableau1.A5">
            <text:p text:style-name="P43"><text:span text:style-name="T11">Lotissement</text:span><text:span text:style-name="T15"> :</text:span></text:p>
          </table:table-cell>
          <table:table-cell office:value-type="string" table:number-columns-spanned="10" table:style-name="Tableau1.B5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au1.L5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subdivisionDetails))</text:span></text:p></office:annotation></text:span></text:p>
          </table:table-cell>
        </table:table-row>
        <table:table-row table:style-name="Tableau1.6">
          <table:table-cell office:value-type="string" table:style-name="Tableau1.A6">
            <text:p text:style-name="P38"><text:span text:style-name="T79">P</text:span><text:span text:style-name="T78">lan de secteur</text:span><text:span text:style-name="T83"> :</text:span></text:p>
          </table:table-cell>
          <table:table-cell office:value-type="string" table:number-columns-spanned="11" table:style-name="Tableau1.B6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office:value-type="string" table:style-name="Tableau1.A7">
            <text:p text:style-name="P45"><text:span text:style-name="T87">Architecte</text:span><text:span text:style-name="T98"> :</text:span></text:p>
          </table:table-cell>
          <table:table-cell office:value-type="string" table:number-columns-spanned="11" table:style-name="Tableau1.B7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4" table:style-name="Tableau1.A8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office:value-type="string" table:number-columns-spanned="5" table:style-name="Tableau1.E8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leau1.J8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office:value-type="string" table:number-columns-spanned="12" table:style-name="Tableau1.A9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office:value-type="string" table:number-columns-spanned="12" table:style-name="Tableau1.A10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office:value-type="string" table:number-columns-spanned="6" table:style-name="Tableau1.A11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au1.G11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2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3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office:value-type="string" table:number-columns-spanned="12" table:style-name="Tableau1.A1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office:value-type="string" table:number-columns-spanned="5" table:style-name="Tableau1.A15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7" table:style-name="Tableau1.F15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office:value-type="string" table:number-columns-spanned="3" table:style-name="Tableau1.A16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office:value-type="string" table:number-columns-spanned="5" table:style-name="Tableau1.D16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office:value-type="string" table:number-columns-spanned="4" table:style-name="Tableau1.I16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sprep</meta:initial-creator>
    <meta:editing-cycles>138</meta:editing-cycles>
    <meta:print-date>2015-12-16T14:48:00</meta:print-date>
    <meta:creation-date>2016-01-04T10:12:00</meta:creation-date>
    <dc:date>2021-01-18T14:50:24.902590676</dc:date>
    <meta:editing-duration>PT16H53M49S</meta:editing-duration>
    <meta:generator>LibreOffice/6.4.6.2$Linux_X86_64 LibreOffice_project/40$Build-2</meta:generator>
    <meta:document-statistic meta:table-count="1" meta:image-count="0" meta:object-count="0" meta:page-count="3" meta:paragraph-count="68" meta:word-count="385" meta:character-count="3933" meta:non-whitespace-character-count="3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